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16cm"/>
    </style:style>
    <style:style style:name="co3" style:family="table-column">
      <style:table-column-properties fo:break-before="auto" style:column-width="3.551cm"/>
    </style:style>
    <style:style style:name="co4" style:family="table-column">
      <style:table-column-properties fo:break-before="auto" style:column-width="3.298cm"/>
    </style:style>
    <style:style style:name="co5" style:family="table-column">
      <style:table-column-properties fo:break-before="auto" style:column-width="3.006cm"/>
    </style:style>
    <style:style style:name="co6" style:family="table-column">
      <style:table-column-properties fo:break-before="auto" style:column-width="2.753cm"/>
    </style:style>
    <style:style style:name="co7" style:family="table-column">
      <style:table-column-properties fo:break-before="auto" style:column-width="3.048cm"/>
    </style:style>
    <style:style style:name="co8" style:family="table-column">
      <style:table-column-properties fo:break-before="auto" style:column-width="3.173cm"/>
    </style:style>
    <style:style style:name="co9" style:family="table-column">
      <style:table-column-properties fo:break-before="auto" style:column-width="2.713cm"/>
    </style:style>
    <style:style style:name="co10" style:family="table-column">
      <style:table-column-properties fo:break-before="auto" style:column-width="3.896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4.396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4.001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3.605cm" fo:break-before="auto" style:use-optimal-row-height="true"/>
    </style:style>
    <style:style style:name="ro10" style:family="table-row">
      <style:table-row-properties style:row-height="5.581cm" fo:break-before="auto" style:use-optimal-row-height="true"/>
    </style:style>
    <style:style style:name="ro11" style:family="table-row">
      <style:table-row-properties style:row-height="2.473cm" fo:break-before="auto" style:use-optimal-row-height="true"/>
    </style:style>
    <style:style style:name="ro12" style:family="table-row">
      <style:table-row-properties style:row-height="2.08cm" fo:break-before="auto" style:use-optimal-row-height="true"/>
    </style:style>
    <style:style style:name="ro13" style:family="table-row">
      <style:table-row-properties style:row-height="5.976cm" fo:break-before="auto" style:use-optimal-row-height="true"/>
    </style:style>
    <style:style style:name="ro14" style:family="table-row">
      <style:table-row-properties style:row-height="4.791cm" fo:break-before="auto" style:use-optimal-row-height="true"/>
    </style:style>
    <style:style style:name="ro1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fo:background-color="#c0c0c0" style:text-align-source="fix" style:repeat-content="false" fo:wrap-option="wrap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</style:style>
    <style:style style:name="ce3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</style:style>
    <style:style style:name="ce4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5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8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transparent" fo:wrap-option="wrap"/>
      <style:text-properties style:text-outline="false" style:text-line-through-styl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text-outline="false" style:text-line-through-styl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cm"/>
    </style:style>
    <style:style style:name="ce12" style:family="table-cell" style:parent-style-name="Default" style:data-style-name="N0">
      <style:table-cell-properties fo:background-color="#c0c0c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</style:style>
    <style:style style:name="ce1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17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18" style:family="table-cell" style:parent-style-name="Default" style:data-style-name="N0">
      <style:table-cell-properties style:text-align-source="fix" style:repeat-content="false" fo:background-color="transparent" fo:wrap-option="wrap"/>
      <style:paragraph-properties fo:text-align="start" fo:margin-left="0cm"/>
    </style:style>
    <style:style style:name="ce1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20" style:family="table-cell" style:parent-style-name="Default" style:data-style-name="N0">
      <style:table-cell-properties fo:wrap-option="wrap" style:vertical-align="automatic"/>
    </style:style>
    <style:style style:name="ce21" style:family="table-cell" style:parent-style-name="Default" style:data-style-name="N0">
      <style:table-cell-properties fo:background-color="transparent" fo:wrap-option="wrap" style:vertical-align="automatic"/>
    </style:style>
    <style:style style:name="ce22" style:family="table-cell" style:parent-style-name="Default" style:data-style-name="N0"/>
    <style:style style:name="ce2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4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84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 style:data-style-name="N84">
      <style:table-cell-properties style:text-align-source="fix" style:repeat-content="false" fo:wrap-option="wrap" style:vertical-align="automatic"/>
      <style:paragraph-properties fo:text-align="start" fo:margin-left="0cm"/>
    </style:style>
    <style:style style:name="ce27" style:family="table-cell" style:parent-style-name="Default" style:data-style-name="N84">
      <style:table-cell-properties style:text-align-source="fix" style:repeat-content="false" fo:background-color="transparent"/>
      <style:paragraph-properties fo:text-align="start" fo:margin-left="0cm"/>
    </style:style>
    <style:style style:name="ce28" style:family="table-cell" style:parent-style-name="Default" style:data-style-name="N84">
      <style:table-cell-properties style:text-align-source="fix" style:repeat-content="false" style:vertical-align="automatic"/>
      <style:paragraph-properties fo:text-align="start" fo:margin-left="0cm"/>
    </style: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7" table:default-cell-style-name="ce2"/>
        <table:table-column table:style-name="co3" table:default-cell-style-name="ce11"/>
        <table:table-column table:style-name="co4" table:default-cell-style-name="ce14"/>
        <table:table-column table:style-name="co5" table:default-cell-style-name="ce8"/>
        <table:table-column table:style-name="co6" table:default-cell-style-name="ce14"/>
        <table:table-column table:style-name="co1" table:default-cell-style-name="ce14"/>
        <table:table-column table:style-name="co1" table:default-cell-style-name="ce2"/>
        <table:table-column table:style-name="co7" table:default-cell-style-name="ce20"/>
        <table:table-column table:style-name="co4" table:default-cell-style-name="ce11"/>
        <table:table-column table:style-name="co8" table:default-cell-style-name="ce11"/>
        <table:table-column table:style-name="co9" table:default-cell-style-name="ce22"/>
        <table:table-column table:style-name="co8" table:default-cell-style-name="ce25"/>
        <table:table-column table:style-name="co10" table:default-cell-style-name="ce25"/>
        <table:table-row table:style-name="ro1">
          <table:table-cell table:style-name="ce1" office:value-type="string">
            <text:p>Tombo</text:p>
          </table:table-cell>
          <table:table-cell table:style-name="ce1" office:value-type="string">
            <text:p>Caracterização</text:p>
          </table:table-cell>
          <table:table-cell table:style-name="ce1" office:value-type="string">
            <text:p>Nome</text:p>
          </table:table-cell>
          <table:table-cell table:style-name="ce1" office:value-type="string">
            <text:p>País</text:p>
          </table:table-cell>
          <table:table-cell table:style-name="ce1" office:value-type="string">
            <text:p>Estado</text:p>
          </table:table-cell>
          <table:table-cell table:style-name="ce1" office:value-type="string">
            <text:p>Cidade</text:p>
          </table:table-cell>
          <table:table-cell table:style-name="ce1" office:value-type="string">
            <text:p>Bairro</text:p>
          </table:table-cell>
          <table:table-cell table:style-name="ce1" office:value-type="string">
            <text:p>Rua</text:p>
          </table:table-cell>
          <table:table-cell table:style-name="ce1" office:value-type="string">
            <text:p>Coleção</text:p>
          </table:table-cell>
          <table:table-cell table:style-name="ce12" office:value-type="string">
            <text:p>Autor da Imagem</text:p>
          </table:table-cell>
          <table:table-cell table:style-name="ce12" office:value-type="string">
            <text:p>Data da Imagem</text:p>
          </table:table-cell>
          <table:table-cell table:style-name="ce12" office:value-type="string">
            <text:p>Autor da Obra</text:p>
          </table:table-cell>
          <table:table-cell table:style-name="ce12" office:value-type="string">
            <text:p>Data da Obra</text:p>
          </table:table-cell>
          <table:table-cell table:style-name="ce12" office:value-type="string">
            <text:p>Licença</text:p>
          </table:table-cell>
          <table:table-cell table:style-name="ce12" office:value-type="string">
            <text:p>Descrição</text:p>
          </table:table-cell>
          <table:table-cell table:style-name="ce12" office:value-type="string">
            <text:p>Tags Materiais</text:p>
          </table:table-cell>
          <table:table-cell table:style-name="ce12" office:value-type="string">
            <text:p>Tags Elementos</text:p>
          </table:table-cell>
          <table:table-cell table:style-name="ce12" office:value-type="string">
            <text:p>Tags Tipologia</text:p>
          </table:table-cell>
          <table:table-cell table:style-name="ce12" office:value-type="string">
            <text:p>Observações</text:p>
          </table:table-cell>
          <table:table-cell table:style-name="ce12" office:value-type="string">
            <text:p>Data de Tombo</text:p>
          </table:table-cell>
          <table:table-cell table:style-name="ce12" office:value-type="string">
            <text:p>Data de Catalogação</text:p>
          </table:table-cell>
        </table:table-row>
        <table:table-row table:style-name="ro2">
          <table:table-cell office:value-type="float" office:value="37332">
            <text:p>37332</text:p>
          </table:table-cell>
          <table:table-cell office:value-type="string">
            <text:p>9A818</text:p>
          </table:table-cell>
          <table:table-cell office:value-type="string">
            <text:p>Edifício Saldanha Marinho</text:p>
          </table:table-cell>
          <table:table-cell office:value-type="string">
            <text:p>Brasil</text:p>
          </table:table-cell>
          <table:table-cell office:value-type="string">
            <text:p>SP</text:p>
          </table:table-cell>
          <table:table-cell office:value-type="string">
            <text:p>São Paulo</text:p>
          </table:table-cell>
          <table:table-cell office:value-type="string">
            <text:p>Sé</text:p>
          </table:table-cell>
          <table:table-cell office:value-type="string">
            <text:p>Rua Líbero Badaró, 39</text:p>
          </table:table-cell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table:style-name="ce2" office:value-type="float" office:value="1976">
            <text:p>1976</text:p>
          </table:table-cell>
          <table:table-cell table:style-name="ce2" office:value-type="string">
            <text:p>BAHIANA, Elisiário Antonio da Cunha</text:p>
          </table:table-cell>
          <table:table-cell table:style-name="ce2" office:value-type="string">
            <text:p>1929/1933</text:p>
          </table:table-cell>
          <table:table-cell office:value-type="string">
            <text:p>NO-YES</text:p>
          </table:table-cell>
          <table:table-cell office:value-type="string">
            <text:p>Esquina do Edifício Saldanha Marinho</text:p>
          </table:table-cell>
          <table:table-cell table:style-name="ce2" office:value-type="string">
            <text:p>Alvenaria, Ferro, Vidro</text:p>
          </table:table-cell>
          <table:table-cell table:style-name="ce2" office:value-type="string">
            <text:p>Esquadria, Pano de vidro, Pilastra, Parede curva, Voluta, Alto relevo</text:p>
          </table:table-cell>
          <table:table-cell table:style-name="ce2" office:value-type="string">
            <text:p>Comercial, Prédio, Circulação, Calçada, Rua, Poste</text:p>
          </table:table-cell>
          <table:table-cell table:style-name="ce10" office:value-type="string">
            <text:p>Azulada</text:p>
          </table:table-cell>
          <table:table-cell office:value-type="date" office:date-value="1977-10-04">
            <text:p>1977-10-04</text:p>
          </table:table-cell>
          <table:table-cell table:style-name="ce28" office:value-type="date" office:date-value="2011-08-19">
            <text:p>2011-08-19</text:p>
          </table:table-cell>
        </table:table-row>
        <table:table-row table:style-name="ro3">
          <table:table-cell table:style-name="ce3" office:value-type="float" office:value="54169">
            <text:p>54169</text:p>
          </table:table-cell>
          <table:table-cell office:value-type="string">
            <text:p>9A8142</text:p>
          </table:table-cell>
          <table:table-cell office:value-type="string">
            <text:p>SESC Pompéia</text:p>
          </table:table-cell>
          <table:table-cell office:value-type="string">
            <text:p>Brasil</text:p>
          </table:table-cell>
          <table:table-cell office:value-type="string">
            <text:p>SP</text:p>
          </table:table-cell>
          <table:table-cell office:value-type="string">
            <text:p>São Paulo</text:p>
          </table:table-cell>
          <table:table-cell office:value-type="string">
            <text:p>Perdizes</text:p>
          </table:table-cell>
          <table:table-cell office:value-type="string">
            <text:p>Rua Clélia, 93</text:p>
          </table:table-cell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table:style-name="ce2" office:value-type="float" office:value="1984">
            <text:p>1984</text:p>
          </table:table-cell>
          <table:table-cell table:style-name="ce2" office:value-type="string">
            <text:p>BARDI, Achillina Bo</text:p>
          </table:table-cell>
          <table:table-cell table:style-name="ce2" office:value-type="string">
            <text:p>1977/1986</text:p>
          </table:table-cell>
          <table:table-cell office:value-type="string">
            <text:p>NO-YES</text:p>
          </table:table-cell>
          <table:table-cell office:value-type="string">
            <text:p>Detalhe do SESC Pompéia</text:p>
          </table:table-cell>
          <table:table-cell table:style-name="ce2" office:value-type="string">
            <text:p>Concreto, Concreto aparente</text:p>
          </table:table-cell>
          <table:table-cell table:style-name="ce2" office:value-type="string">
            <text:p>Rampa, Escada, Passarela, Caixa d'água, Patamar, Abertura, Guarda-corpo</text:p>
          </table:table-cell>
          <table:table-cell table:style-name="ce2" office:value-type="string">
            <text:p>Clube, Esportivo, Cultural, Edifício, Prédio</text:p>
          </table:table-cell>
          <table:table-cell table:style-name="ce2" office:value-type="string">
            <text:p>Azulada, Ponto preto</text:p>
          </table:table-cell>
          <table:table-cell table:style-name="ce26" office:value-type="date" office:date-value="1985-08-22">
            <text:p>1985-08-22</text:p>
          </table:table-cell>
          <table:table-cell table:style-name="ce28" office:value-type="date" office:date-value="2011-08-19">
            <text:p>2011-08-19</text:p>
          </table:table-cell>
        </table:table-row>
        <table:table-row table:style-name="ro3">
          <table:table-cell table:style-name="ce3" office:value-type="float" office:value="54168">
            <text:p>54168</text:p>
          </table:table-cell>
          <table:table-cell office:value-type="string">
            <text:p>9A8142</text:p>
          </table:table-cell>
          <table:table-cell office:value-type="string">
            <text:p>SESC Pompéia</text:p>
          </table:table-cell>
          <table:table-cell office:value-type="string">
            <text:p>Brasil</text:p>
          </table:table-cell>
          <table:table-cell office:value-type="string">
            <text:p>SP</text:p>
          </table:table-cell>
          <table:table-cell office:value-type="string">
            <text:p>São Paulo</text:p>
          </table:table-cell>
          <table:table-cell office:value-type="string">
            <text:p>Perdizes</text:p>
          </table:table-cell>
          <table:table-cell office:value-type="string">
            <text:p>Rua Clélia, 93</text:p>
          </table:table-cell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table:style-name="ce2" office:value-type="float" office:value="1984">
            <text:p>1984</text:p>
          </table:table-cell>
          <table:table-cell table:style-name="ce2" office:value-type="string">
            <text:p>BARDI, Achillina Bo</text:p>
          </table:table-cell>
          <table:table-cell table:style-name="ce2" office:value-type="string">
            <text:p>1977/1986</text:p>
          </table:table-cell>
          <table:table-cell office:value-type="string">
            <text:p>NO-YES</text:p>
          </table:table-cell>
          <table:table-cell office:value-type="string">
            <text:p>Detalhe do SESC Pompéia</text:p>
          </table:table-cell>
          <table:table-cell table:style-name="ce2" office:value-type="string">
            <text:p>Concreto, Concreto aparente</text:p>
          </table:table-cell>
          <table:table-cell table:style-name="ce2" office:value-type="string">
            <text:p>Gárgula, Passarela, Escada, Patamar, Caixa d'água, Abertura, Guarda-corpo</text:p>
          </table:table-cell>
          <table:table-cell table:style-name="ce2" office:value-type="string">
            <text:p>Clube, Esportivo, Cultural, Edifício, Prédio</text:p>
          </table:table-cell>
          <table:table-cell table:style-name="ce2" office:value-type="string">
            <text:p>Azulada, Ponto preto</text:p>
          </table:table-cell>
          <table:table-cell table:style-name="ce26" office:value-type="date" office:date-value="1985-08-22">
            <text:p>1985-08-22</text:p>
          </table:table-cell>
          <table:table-cell table:style-name="ce28" office:value-type="date" office:date-value="2011-08-30">
            <text:p>2011-08-30</text:p>
          </table:table-cell>
        </table:table-row>
        <table:table-row table:style-name="ro4">
          <table:table-cell office:value-type="float" office:value="37331">
            <text:p>37331</text:p>
          </table:table-cell>
          <table:table-cell office:value-type="string">
            <text:p>9A818</text:p>
          </table:table-cell>
          <table:table-cell office:value-type="string">
            <text:p>Edifício do Antigo Banco de São Paulo</text:p>
          </table:table-cell>
          <table:table-cell office:value-type="string">
            <text:p>Brasil</text:p>
          </table:table-cell>
          <table:table-cell office:value-type="string">
            <text:p>SP</text:p>
          </table:table-cell>
          <table:table-cell office:value-type="string">
            <text:p>São Paulo</text:p>
          </table:table-cell>
          <table:table-cell office:value-type="string">
            <text:p>Sé</text:p>
          </table:table-cell>
          <table:table-cell office:value-type="string">
            <text:p>Praça Antônio Prado, 09</text:p>
          </table:table-cell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table:style-name="ce13" office:value-type="float" office:value="1976">
            <text:p>1976</text:p>
          </table:table-cell>
          <table:table-cell table:style-name="ce2" office:value-type="string">
            <text:p>BOTELHO, Álvaro de Arruda</text:p>
          </table:table-cell>
          <table:table-cell table:style-name="ce13" office:value-type="string">
            <text:p>1935/1938</text:p>
          </table:table-cell>
          <table:table-cell office:value-type="string">
            <text:p>NO-YES</text:p>
          </table:table-cell>
          <table:table-cell office:value-type="string">
            <text:p>Fachada do Antigo Banco de São Paulo</text:p>
          </table:table-cell>
          <table:table-cell table:style-name="ce2" office:value-type="string">
            <text:p>Concreto, Mármore, Ferro, Vidro</text:p>
          </table:table-cell>
          <table:table-cell table:style-name="ce2" office:value-type="string">
            <text:p>Ornamento, Alto relevo, Baixo relevo, Friso, Voluta, Bandeira, Sacada, Mão-francesa, Porta duas folhas, Janela pivotante, Janela duas folhas</text:p>
          </table:table-cell>
          <table:table-cell table:style-name="ce3" office:value-type="string">
            <text:p>Financeiro, Banco, Edifício, Prédio, Rua, Calçada</text:p>
          </table:table-cell>
          <table:table-cell table:style-name="ce14" office:value-type="string">
            <text:p>Azulada</text:p>
          </table:table-cell>
          <table:table-cell office:value-type="date" office:date-value="1977-10-04">
            <text:p>1977-10-04</text:p>
          </table:table-cell>
          <table:table-cell table:style-name="ce28" office:value-type="date" office:date-value="2011-08-30">
            <text:p>2011-08-30</text:p>
          </table:table-cell>
        </table:table-row>
        <table:table-row table:style-name="ro4">
          <table:table-cell office:value-type="float" office:value="37342">
            <text:p>37342</text:p>
          </table:table-cell>
          <table:table-cell table:style-name="ce3" office:value-type="string">
            <text:p>9A816</text:p>
          </table:table-cell>
          <table:table-cell office:value-type="string">
            <text:p>Edifício Esther</text:p>
          </table:table-cell>
          <table:table-cell office:value-type="string">
            <text:p>Brasil</text:p>
          </table:table-cell>
          <table:table-cell office:value-type="string">
            <text:p>SP</text:p>
          </table:table-cell>
          <table:table-cell office:value-type="string">
            <text:p>São Paulo</text:p>
          </table:table-cell>
          <table:table-cell office:value-type="string">
            <text:p>República</text:p>
          </table:table-cell>
          <table:table-cell office:value-type="string">
            <text:p>Avenida Ipiranga com a Rua Sete de Abril</text:p>
          </table:table-cell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table:style-name="ce13" office:value-type="float" office:value="1976">
            <text:p>1976</text:p>
          </table:table-cell>
          <table:table-cell table:style-name="ce2" office:value-type="string">
            <text:p>BRAZIL, Álvaro Vital; MARINHO, Adhemar</text:p>
          </table:table-cell>
          <table:table-cell table:style-name="ce19" office:value-type="string">
            <text:p>1936/1938</text:p>
          </table:table-cell>
          <table:table-cell office:value-type="string">
            <text:p>NO-YES</text:p>
          </table:table-cell>
          <table:table-cell office:value-type="string">
            <text:p>Vista geral do Edifício Esther</text:p>
          </table:table-cell>
          <table:table-cell table:style-name="ce2" office:value-type="string">
            <text:p>Alvenaria, Ferro, Vidro</text:p>
          </table:table-cell>
          <table:table-cell table:style-name="ce2" office:value-type="string">
            <text:p>Pano de vidro, Esquadria, Janela basculante, Janela de correr, Veneziana, Abertura, Varanda, Guarda-corpo, Marquise</text:p>
          </table:table-cell>
          <table:table-cell table:style-name="ce2" office:value-type="string">
            <text:p>Habitação, Edifício, Prédio, Rua, Calçada, Circulação, Poste</text:p>
          </table:table-cell>
          <table:table-cell table:style-name="ce3" office:value-type="string">
            <text:p>Amarelada, Mancha preta</text:p>
          </table:table-cell>
          <table:table-cell office:value-type="date" office:date-value="1977-10-04">
            <text:p>1977-10-04</text:p>
          </table:table-cell>
          <table:table-cell table:style-name="ce28" office:value-type="date" office:date-value="2011-10-07">
            <text:p>2011-10-07</text:p>
          </table:table-cell>
        </table:table-row>
        <table:table-row table:style-name="ro2">
          <table:table-cell office:value-type="float" office:value="31269">
            <text:p>31269</text:p>
          </table:table-cell>
          <table:table-cell office:value-type="string">
            <text:p>9A8156</text:p>
          </table:table-cell>
          <table:table-cell office:value-type="string">
            <text:p>Reservatório d'Água de Olinda</text:p>
          </table:table-cell>
          <table:table-cell office:value-type="string">
            <text:p>Brasil</text:p>
          </table:table-cell>
          <table:table-cell office:value-type="string">
            <text:p>PE</text:p>
          </table:table-cell>
          <table:table-cell office:value-type="string">
            <text:p>Olinda</text:p>
          </table:table-cell>
          <table:table-cell office:value-type="string">
            <text:p>Alto da Sé</text:p>
          </table:table-cell>
          <table:table-cell office:value-type="string">
            <text:p>Rua Bispo Coutinho, s/n</text:p>
          </table:table-cell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table:style-name="ce13" office:value-type="float" office:value="1974">
            <text:p>1974</text:p>
          </table:table-cell>
          <table:table-cell table:style-name="ce2" office:value-type="string">
            <text:p>BRITTO, Fernando Saturnino de; NUNES, Luiz</text:p>
          </table:table-cell>
          <table:table-cell table:style-name="ce13" office:value-type="float" office:value="1936">
            <text:p>1936</text:p>
          </table:table-cell>
          <table:table-cell office:value-type="string">
            <text:p>NO-YES</text:p>
          </table:table-cell>
          <table:table-cell office:value-type="string">
            <text:p>Detalhe do Reservatório d'Água de Olinda</text:p>
          </table:table-cell>
          <table:table-cell table:style-name="ce2" office:value-type="string">
            <text:p>Concreto, Alvenaria, Vidro, Ferro</text:p>
          </table:table-cell>
          <table:table-cell table:style-name="ce2" office:value-type="string">
            <text:p>Elemento vazado, Fachada cega, Pilar, Abertura, Guarda-corpo</text:p>
          </table:table-cell>
          <table:table-cell table:style-name="ce2" office:value-type="string">
            <text:p>Público, Reservatório, Edifício, Prédio, Pátio</text:p>
          </table:table-cell>
          <table:table-cell table:style-name="ce3" office:value-type="string">
            <text:p>Azulada, Manchas pretas</text:p>
          </table:table-cell>
          <table:table-cell office:value-type="date" office:date-value="1975-02-13">
            <text:p>1975-02-13</text:p>
          </table:table-cell>
          <table:table-cell table:style-name="ce28" office:value-type="date" office:date-value="2011-10-07">
            <text:p>2011-10-07</text:p>
          </table:table-cell>
        </table:table-row>
        <table:table-row table:style-name="ro5">
          <table:table-cell office:value-type="float" office:value="9898">
            <text:p>9898</text:p>
          </table:table-cell>
          <table:table-cell office:value-type="string">
            <text:p>9A818</text:p>
          </table:table-cell>
          <table:table-cell office:value-type="string">
            <text:p>Park Hotel de Nova Friburgo</text:p>
          </table:table-cell>
          <table:table-cell office:value-type="string">
            <text:p>Brasil</text:p>
          </table:table-cell>
          <table:table-cell office:value-type="string">
            <text:p>RJ</text:p>
          </table:table-cell>
          <table:table-cell office:value-type="string">
            <text:p>Nova Friburgo</text:p>
          </table:table-cell>
          <table:table-cell office:value-type="string">
            <text:p>Parque São Clemente</text:p>
          </table:table-cell>
          <table:table-cell office:value-type="string">
            <text:p>Alameda Princesa Isabel, 140</text:p>
          </table:table-cell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65">
            <text:p>1965</text:p>
          </table:table-cell>
          <table:table-cell table:style-name="ce3" office:value-type="string">
            <text:p>COSTA, Lucio Marçal Ferreira Ribeiro de Lima e</text:p>
          </table:table-cell>
          <table:table-cell office:value-type="string">
            <text:p>1940/1944</text:p>
          </table:table-cell>
          <table:table-cell office:value-type="string">
            <text:p>NO-YES</text:p>
          </table:table-cell>
          <table:table-cell office:value-type="string">
            <text:p>Vista externa do Parque Hotel de Nova Friburgo</text:p>
          </table:table-cell>
          <table:table-cell table:style-name="ce2" office:value-type="string">
            <text:p>Vidro, Madeira, Ferro, Alvenaria, Cerâmica</text:p>
          </table:table-cell>
          <table:table-cell table:style-name="ce2" office:value-type="string">
            <text:p>Pilotis, Estrutura em balanço, Estrutura de madeira, Telhado, Telha, Telha cerâmica, Beiral, Pano de vidro, Fachada, Guarda-corpo, Esquadria, Caixilho, Janela, Janela basculante</text:p>
          </table:table-cell>
          <table:table-cell table:style-name="ce2" office:value-type="string">
            <text:p>Turístico, Hotel</text:p>
          </table:table-cell>
          <table:table-cell table:style-name="ce2" office:value-type="string">
            <text:p>Amarelada</text:p>
          </table:table-cell>
          <table:table-cell table:style-name="ce26" office:value-type="date" office:date-value="1965-11-08">
            <text:p>1965-11-08</text:p>
          </table:table-cell>
          <table:table-cell office:value-type="date" office:date-value="2012-01-09">
            <text:p>2012-01-09</text:p>
          </table:table-cell>
        </table:table-row>
        <table:table-row table:style-name="ro6">
          <table:table-cell table:style-name="ce3" office:value-type="float" office:value="37402">
            <text:p>37402</text:p>
          </table:table-cell>
          <table:table-cell table:style-name="ce3" office:value-type="string">
            <text:p>9A8148</text:p>
          </table:table-cell>
          <table:table-cell table:style-name="ce3" office:value-type="string">
            <text:p>Faculdade de Direito da Universidade de São Paulo</text:p>
          </table:table-cell>
          <table:table-cell table:style-name="ce3" office:value-type="string">
            <text:p>Brasil</text:p>
          </table:table-cell>
          <table:table-cell table:style-name="ce3" office:value-type="string">
            <text:p>SP</text:p>
          </table:table-cell>
          <table:table-cell table:style-name="ce3" office:value-type="string">
            <text:p>São Paulo</text:p>
          </table:table-cell>
          <table:table-cell table:style-name="ce3" office:value-type="string">
            <text:p>Sé</text:p>
          </table:table-cell>
          <table:table-cell table:style-name="ce3" office:value-type="string">
            <text:p>Largo São Francisco, 95</text:p>
          </table:table-cell>
          <table:table-cell table:style-name="ce3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table:style-name="ce15" office:value-type="float" office:value="1976">
            <text:p>1976</text:p>
          </table:table-cell>
          <table:table-cell table:style-name="ce18" office:value-type="string">
            <text:p>Escritório Técnico Ramos de Azevedo (Severo &amp; Villares)</text:p>
          </table:table-cell>
          <table:table-cell table:style-name="ce15" office:value-type="string">
            <text:p>1933/1935</text:p>
          </table:table-cell>
          <table:table-cell office:value-type="string">
            <text:p>NO-YES</text:p>
          </table:table-cell>
          <table:table-cell table:style-name="ce18" office:value-type="string">
            <text:p>Fachada da Faculdade de Direito da Universidade de São Paulo</text:p>
          </table:table-cell>
          <table:table-cell table:style-name="ce3" office:value-type="string">
            <text:p>Vidro, Ferro, Alvenaria, Concreto, Concreto aparente, Pedra</text:p>
          </table:table-cell>
          <table:table-cell table:style-name="ce3" office:value-type="string">
            <text:p>Escultura, Coluna, Pórtico, Esquadria, Caixilho, Janela, Balaústre, Frontão, Friso, Ornamento, Arco, Balaústre, Óculo, Mureta</text:p>
          </table:table-cell>
          <table:table-cell table:style-name="ce3" office:value-type="string">
            <text:p>Público, Educacional, Faculdade, Edifício, Prédio, Igreja, Calçada, Rua, Poste</text:p>
          </table:table-cell>
          <table:table-cell table:style-name="ce15" office:value-type="string">
            <text:p>Azulada</text:p>
          </table:table-cell>
          <table:table-cell table:style-name="ce27" office:value-type="date" office:date-value="1977-10-04">
            <text:p>1977-10-04</text:p>
          </table:table-cell>
          <table:table-cell table:style-name="ce27" office:value-type="date" office:date-value="2012-01-09">
            <text:p>2012-01-09</text:p>
          </table:table-cell>
        </table:table-row>
        <table:table-row table:style-name="ro4">
          <table:table-cell office:value-type="float" office:value="37403">
            <text:p>37403</text:p>
          </table:table-cell>
          <table:table-cell office:value-type="string">
            <text:p>9A8148</text:p>
          </table:table-cell>
          <table:table-cell office:value-type="string">
            <text:p>Faculdade de Direito da Universidade de São Paulo</text:p>
          </table:table-cell>
          <table:table-cell office:value-type="string">
            <text:p>Brasil</text:p>
          </table:table-cell>
          <table:table-cell office:value-type="string">
            <text:p>SP</text:p>
          </table:table-cell>
          <table:table-cell office:value-type="string">
            <text:p>São Paulo</text:p>
          </table:table-cell>
          <table:table-cell office:value-type="string">
            <text:p>Sé</text:p>
          </table:table-cell>
          <table:table-cell office:value-type="string">
            <text:p>Largo São Francisco, 95</text:p>
          </table:table-cell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76">
            <text:p>1976</text:p>
          </table:table-cell>
          <table:table-cell table:style-name="ce18" office:value-type="string">
            <text:p>Escritório Técnico Ramos de Azevedo (Severo &amp; Villares)</text:p>
          </table:table-cell>
          <table:table-cell table:style-name="ce15" office:value-type="string">
            <text:p>1933/1935</text:p>
          </table:table-cell>
          <table:table-cell office:value-type="string">
            <text:p>NO-YES</text:p>
          </table:table-cell>
          <table:table-cell table:style-name="ce18" office:value-type="string">
            <text:p>Fachada da Faculdade de Direito da Universidade de São Paulo</text:p>
          </table:table-cell>
          <table:table-cell table:style-name="ce2" office:value-type="string">
            <text:p>Vidro, Ferro, Alvenaria, Concreto, Concreto aparente, Pedra</text:p>
          </table:table-cell>
          <table:table-cell table:style-name="ce2" office:value-type="string">
            <text:p>Escultura, Coluna, Pórtico, Esquadria, Caixilho, Janela, Balaústre, Frontão, Friso, Ornamento, Arco, Balaústre, Ar condicionado, Mureta</text:p>
          </table:table-cell>
          <table:table-cell table:style-name="ce2" office:value-type="string">
            <text:p>Público, Educacional, Faculdade, Edifício, Prédio, Calçada, Rua, Poste</text:p>
          </table:table-cell>
          <table:table-cell table:style-name="ce2" office:value-type="string">
            <text:p>Azulada, Ponto preto</text:p>
          </table:table-cell>
          <table:table-cell office:value-type="date" office:date-value="1977-10-04">
            <text:p>1977-10-04</text:p>
          </table:table-cell>
          <table:table-cell office:value-type="date" office:date-value="2012-01-09">
            <text:p>2012-01-09</text:p>
          </table:table-cell>
        </table:table-row>
        <table:table-row table:style-name="ro7">
          <table:table-cell office:value-type="float" office:value="37404">
            <text:p>37404</text:p>
          </table:table-cell>
          <table:table-cell office:value-type="string">
            <text:p>9A8148</text:p>
          </table:table-cell>
          <table:table-cell office:value-type="string">
            <text:p>Faculdade de Direito da Universidade de São Paulo</text:p>
          </table:table-cell>
          <table:table-cell office:value-type="string">
            <text:p>Brasil</text:p>
          </table:table-cell>
          <table:table-cell office:value-type="string">
            <text:p>SP</text:p>
          </table:table-cell>
          <table:table-cell office:value-type="string">
            <text:p>São Paulo</text:p>
          </table:table-cell>
          <table:table-cell office:value-type="string">
            <text:p>Sé</text:p>
          </table:table-cell>
          <table:table-cell office:value-type="string">
            <text:p>Largo São Francisco, 95</text:p>
          </table:table-cell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76">
            <text:p>1976</text:p>
          </table:table-cell>
          <table:table-cell table:style-name="ce18" office:value-type="string">
            <text:p>Escritório Técnico Ramos de Azevedo (Severo &amp; Villares)</text:p>
          </table:table-cell>
          <table:table-cell table:style-name="ce15" office:value-type="string">
            <text:p>1933/1935</text:p>
          </table:table-cell>
          <table:table-cell office:value-type="string">
            <text:p>NO-YES</text:p>
          </table:table-cell>
          <table:table-cell table:style-name="ce18" office:value-type="string">
            <text:p>Fachada da Faculdade de Direito da Universidade de São Paulo</text:p>
          </table:table-cell>
          <table:table-cell table:style-name="ce2" office:value-type="string">
            <text:p>Vidro, Ferro, Alvenaria, Concreto, Concreto aparente, Pedra</text:p>
          </table:table-cell>
          <table:table-cell table:style-name="ce2" office:value-type="string">
            <text:p>Mobiliário, Banco, Escultura, Coluna, Pórtico, Beiral, Esquadria, Caixilho, Janela, Balaústre, Frontão, Friso, Ornamento, Arco, Balaústre, Óculo, Portão, Ar condicionado</text:p>
          </table:table-cell>
          <table:table-cell table:style-name="ce2" office:value-type="string">
            <text:p>Público, Educacional, Faculdade, Edifício, Prédio, Igreja, Calçada</text:p>
          </table:table-cell>
          <table:table-cell table:style-name="ce14" office:value-type="string">
            <text:p>Azulada</text:p>
          </table:table-cell>
          <table:table-cell office:value-type="date" office:date-value="1977-10-04">
            <text:p>1977-10-04</text:p>
          </table:table-cell>
          <table:table-cell office:value-type="date" office:date-value="2012-01-09">
            <text:p>2012-01-09</text:p>
          </table:table-cell>
        </table:table-row>
        <table:table-row table:style-name="ro8">
          <table:table-cell office:value-type="float" office:value="37405">
            <text:p>37405</text:p>
          </table:table-cell>
          <table:table-cell office:value-type="string">
            <text:p>9A8148</text:p>
          </table:table-cell>
          <table:table-cell office:value-type="string">
            <text:p>Faculdade de Direito da Universidade de São Paulo</text:p>
          </table:table-cell>
          <table:table-cell office:value-type="string">
            <text:p>Brasil</text:p>
          </table:table-cell>
          <table:table-cell office:value-type="string">
            <text:p>SP</text:p>
          </table:table-cell>
          <table:table-cell office:value-type="string">
            <text:p>São Paulo</text:p>
          </table:table-cell>
          <table:table-cell office:value-type="string">
            <text:p>Sé</text:p>
          </table:table-cell>
          <table:table-cell office:value-type="string">
            <text:p>Largo São Francisco, 95</text:p>
          </table:table-cell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76">
            <text:p>1976</text:p>
          </table:table-cell>
          <table:table-cell table:style-name="ce18" office:value-type="string">
            <text:p>Escritório Técnico Ramos de Azevedo (Severo &amp; Villares)</text:p>
          </table:table-cell>
          <table:table-cell table:style-name="ce15" office:value-type="string">
            <text:p>1933/1935</text:p>
          </table:table-cell>
          <table:table-cell office:value-type="string">
            <text:p>NO-YES</text:p>
          </table:table-cell>
          <table:table-cell table:style-name="ce18" office:value-type="string">
            <text:p>Fachada da Faculdade de Direito da Universidade de São Paulo</text:p>
          </table:table-cell>
          <table:table-cell table:style-name="ce2" office:value-type="string">
            <text:p>Vidro, Ferro, Alvenaria, Concreto, Concreto aparente, Pedra</text:p>
          </table:table-cell>
          <table:table-cell table:style-name="ce3" office:value-type="string">
            <text:p>Coluna, Pórtico, Esquadria, Caixilho, Janela, Balaústre, Frontão, Friso, Ornamento, Arco, Balaústre</text:p>
          </table:table-cell>
          <table:table-cell table:style-name="ce2" office:value-type="string">
            <text:p>Público, Educacional, Faculdade, Edifício, Prédio</text:p>
          </table:table-cell>
          <table:table-cell table:style-name="ce2" office:value-type="string">
            <text:p>Azulada, Ponto preto</text:p>
          </table:table-cell>
          <table:table-cell office:value-type="date" office:date-value="1977-10-04">
            <text:p>1977-10-04</text:p>
          </table:table-cell>
          <table:table-cell office:value-type="date" office:date-value="2012-01-09">
            <text:p>2012-01-09</text:p>
          </table:table-cell>
        </table:table-row>
        <table:table-row table:style-name="ro7">
          <table:table-cell office:value-type="float" office:value="37406">
            <text:p>37406</text:p>
          </table:table-cell>
          <table:table-cell office:value-type="string">
            <text:p>9A8148</text:p>
          </table:table-cell>
          <table:table-cell office:value-type="string">
            <text:p>Faculdade de Direito da Universidade de São Paulo</text:p>
          </table:table-cell>
          <table:table-cell office:value-type="string">
            <text:p>Brasil</text:p>
          </table:table-cell>
          <table:table-cell office:value-type="string">
            <text:p>SP</text:p>
          </table:table-cell>
          <table:table-cell office:value-type="string">
            <text:p>São Paulo</text:p>
          </table:table-cell>
          <table:table-cell office:value-type="string">
            <text:p>Sé</text:p>
          </table:table-cell>
          <table:table-cell office:value-type="string">
            <text:p>Largo São Francisco, 95</text:p>
          </table:table-cell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76">
            <text:p>1976</text:p>
          </table:table-cell>
          <table:table-cell table:style-name="ce18" office:value-type="string">
            <text:p>Escritório Técnico Ramos de Azevedo (Severo &amp; Villares)</text:p>
          </table:table-cell>
          <table:table-cell table:style-name="ce15" office:value-type="string">
            <text:p>1933/1935</text:p>
          </table:table-cell>
          <table:table-cell office:value-type="string">
            <text:p>NO-YES</text:p>
          </table:table-cell>
          <table:table-cell table:style-name="ce18" office:value-type="string">
            <text:p>Fachada da Faculdade de Direito da Universidade de São Paulo</text:p>
          </table:table-cell>
          <table:table-cell table:style-name="ce2" office:value-type="string">
            <text:p>Vidro, Ferro, Alvenaria, Concreto, Concreto aparente, Pedra</text:p>
          </table:table-cell>
          <table:table-cell table:style-name="ce2" office:value-type="string">
            <text:p>Coluna, Pórtico, Beiral, Esquadria, Caixilho, Janela, Balaústre, Frontão, Friso, Ornamento, Arco, Balaústre, Óculo Portão, Degrau, Escada, Ar condicionado, Mureta</text:p>
          </table:table-cell>
          <table:table-cell table:style-name="ce2" office:value-type="string">
            <text:p>Público, Educacional, Faculdade, Edifício, Prédio, Igreja, Calçada, Rua</text:p>
          </table:table-cell>
          <table:table-cell table:style-name="ce14" office:value-type="string">
            <text:p>Azulada</text:p>
          </table:table-cell>
          <table:table-cell office:value-type="date" office:date-value="1977-10-04">
            <text:p>1977-10-04</text:p>
          </table:table-cell>
          <table:table-cell office:value-type="date" office:date-value="2012-01-09">
            <text:p>2012-01-09</text:p>
          </table:table-cell>
        </table:table-row>
        <table:table-row table:style-name="ro9">
          <table:table-cell office:value-type="float" office:value="37407">
            <text:p>37407</text:p>
          </table:table-cell>
          <table:table-cell office:value-type="string">
            <text:p>9A8148</text:p>
          </table:table-cell>
          <table:table-cell office:value-type="string">
            <text:p>Faculdade de Direito da Universidade de São Paulo</text:p>
          </table:table-cell>
          <table:table-cell office:value-type="string">
            <text:p>Brasil</text:p>
          </table:table-cell>
          <table:table-cell office:value-type="string">
            <text:p>SP</text:p>
          </table:table-cell>
          <table:table-cell office:value-type="string">
            <text:p>São Paulo</text:p>
          </table:table-cell>
          <table:table-cell office:value-type="string">
            <text:p>Sé</text:p>
          </table:table-cell>
          <table:table-cell office:value-type="string">
            <text:p>Largo São Francisco, 95</text:p>
          </table:table-cell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76">
            <text:p>1976</text:p>
          </table:table-cell>
          <table:table-cell table:style-name="ce18" office:value-type="string">
            <text:p>Escritório Técnico Ramos de Azevedo (Severo &amp; Villares)</text:p>
          </table:table-cell>
          <table:table-cell table:style-name="ce15" office:value-type="string">
            <text:p>1933/1935</text:p>
          </table:table-cell>
          <table:table-cell office:value-type="string">
            <text:p>NO-YES</text:p>
          </table:table-cell>
          <table:table-cell table:style-name="ce18" office:value-type="string">
            <text:p>Fachada da Faculdade de Direito da Universidade de São Paulo</text:p>
          </table:table-cell>
          <table:table-cell table:style-name="ce2" office:value-type="string">
            <text:p>Vidro, Ferro, Alvenaria, Concreto, Concreto aparente, Pedra</text:p>
          </table:table-cell>
          <table:table-cell table:style-name="ce2" office:value-type="string">
            <text:p>Escultura, Coluna, Pórtico, Beiral, Esquadria, Caixilho, Janela, Balaústre, Frontão, Friso, Ornamento, Arco, Balaústre, Óculo, Degrau, Escada, Ar condicionado</text:p>
          </table:table-cell>
          <table:table-cell table:style-name="ce2" office:value-type="string">
            <text:p>Público, Educacional, Faculdade, Edifício, Prédio, Igreja, Banca de jornal, Calçada</text:p>
          </table:table-cell>
          <table:table-cell table:style-name="ce2" office:value-type="string">
            <text:p>Azulada, Pontos pretos</text:p>
          </table:table-cell>
          <table:table-cell office:value-type="date" office:date-value="1977-10-04">
            <text:p>1977-10-04</text:p>
          </table:table-cell>
          <table:table-cell office:value-type="date" office:date-value="2012-01-09">
            <text:p>2012-01-09</text:p>
          </table:table-cell>
        </table:table-row>
        <table:table-row table:style-name="ro3">
          <table:table-cell office:value-type="float" office:value="50511">
            <text:p>50511</text:p>
          </table:table-cell>
          <table:table-cell table:style-name="ce3" office:value-type="string">
            <text:p>9A816</text:p>
          </table:table-cell>
          <table:table-cell office:value-type="string">
            <text:p>Casas populares em Feira de Santana</text:p>
          </table:table-cell>
          <table:table-cell office:value-type="string">
            <text:p>Brasil</text:p>
          </table:table-cell>
          <table:table-cell office:value-type="string">
            <text:p>BA</text:p>
          </table:table-cell>
          <table:table-cell office:value-type="string">
            <text:p>Feira de Santana</text:p>
          </table:table-cell>
          <table:table-cell table:number-columns-repeated="2"/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string">
            <text:p>1956/1957</text:p>
          </table:table-cell>
          <table:table-cell table:style-name="ce14"/>
          <table:table-cell office:value-type="string">
            <text:p>null</text:p>
          </table:table-cell>
          <table:table-cell office:value-type="string">
            <text:p>NO-YES</text:p>
          </table:table-cell>
          <table:table-cell office:value-type="string">
            <text:p>Detalhe das Casas populares em Feira de Santana</text:p>
          </table:table-cell>
          <table:table-cell table:style-name="ce2" office:value-type="string">
            <text:p>Alvenaria, Madeira, Cerâmica</text:p>
          </table:table-cell>
          <table:table-cell table:style-name="ce2" office:value-type="string">
            <text:p>Apoio, Telha, Telha cerâmica, Cobertura, Telhado, Janela, Porta, Pilarete</text:p>
          </table:table-cell>
          <table:table-cell table:style-name="ce2" office:value-type="string">
            <text:p>Habitação, Casa, Residência, Casario, Rua</text:p>
          </table:table-cell>
          <table:table-cell table:style-name="ce2" office:value-type="string">
            <text:p>Preto e branco, Pontos pretos</text:p>
          </table:table-cell>
          <table:table-cell table:style-name="ce26" office:value-type="date" office:date-value="1982-08-11">
            <text:p>1982-08-11</text:p>
          </table:table-cell>
          <table:table-cell office:value-type="date" office:date-value="2012-01-26">
            <text:p>2012-01-26</text:p>
          </table:table-cell>
        </table:table-row>
        <table:table-row table:style-name="ro3">
          <table:table-cell office:value-type="float" office:value="50512">
            <text:p>50512</text:p>
          </table:table-cell>
          <table:table-cell table:style-name="ce3" office:value-type="string">
            <text:p>9A816</text:p>
          </table:table-cell>
          <table:table-cell office:value-type="string">
            <text:p>Casas populares em Feira de Santana</text:p>
          </table:table-cell>
          <table:table-cell office:value-type="string">
            <text:p>Brasil</text:p>
          </table:table-cell>
          <table:table-cell office:value-type="string">
            <text:p>BA</text:p>
          </table:table-cell>
          <table:table-cell office:value-type="string">
            <text:p>Feira de Santana</text:p>
          </table:table-cell>
          <table:table-cell table:number-columns-repeated="2"/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string">
            <text:p>1956/1957</text:p>
          </table:table-cell>
          <table:table-cell table:style-name="ce14"/>
          <table:table-cell office:value-type="string">
            <text:p>null</text:p>
          </table:table-cell>
          <table:table-cell office:value-type="string">
            <text:p>NO-YES</text:p>
          </table:table-cell>
          <table:table-cell office:value-type="string">
            <text:p>Detalhe das Casas populares em Feira de Santana</text:p>
          </table:table-cell>
          <table:table-cell table:style-name="ce2" office:value-type="string">
            <text:p>Alvenaria, Madeira, Cerâmica</text:p>
          </table:table-cell>
          <table:table-cell table:style-name="ce2" office:value-type="string">
            <text:p>Apoio, Telha, Telha cerâmica, Cobertura, Telhado, Cumeeira, Janela, Peitoril, Porta, Pilarete</text:p>
          </table:table-cell>
          <table:table-cell table:style-name="ce2" office:value-type="string">
            <text:p>Habitação, Casa, Residência, Casario, Rua</text:p>
          </table:table-cell>
          <table:table-cell table:style-name="ce2" office:value-type="string">
            <text:p>Preto e branco, Pontos pretos</text:p>
          </table:table-cell>
          <table:table-cell table:style-name="ce26" office:value-type="date" office:date-value="1982-08-11">
            <text:p>1982-08-11</text:p>
          </table:table-cell>
          <table:table-cell office:value-type="date" office:date-value="2012-01-26">
            <text:p>2012-01-26</text:p>
          </table:table-cell>
        </table:table-row>
        <table:table-row table:style-name="ro9">
          <table:table-cell office:value-type="float" office:value="54880">
            <text:p>54880</text:p>
          </table:table-cell>
          <table:table-cell table:style-name="ce3" office:value-type="string">
            <text:p>9A818</text:p>
          </table:table-cell>
          <table:table-cell office:value-type="string">
            <text:p>Hotel das Cataratas</text:p>
          </table:table-cell>
          <table:table-cell office:value-type="string">
            <text:p>Brasil</text:p>
          </table:table-cell>
          <table:table-cell office:value-type="string">
            <text:p>PR</text:p>
          </table:table-cell>
          <table:table-cell office:value-type="string">
            <text:p>Foz do Iguaçu</text:p>
          </table:table-cell>
          <table:table-cell office:value-type="string">
            <text:p>Parque Nacional do Iguaçu</text:p>
          </table:table-cell>
          <table:table-cell office:value-type="string">
            <text:p>Rodovia BR 469, km 32</text:p>
          </table:table-cell>
          <table:table-cell table:style-name="ce3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85">
            <text:p>1985</text:p>
          </table:table-cell>
          <table:table-cell table:style-name="ce14"/>
          <table:table-cell office:value-type="string">
            <text:p>1939/1949</text:p>
          </table:table-cell>
          <table:table-cell office:value-type="string">
            <text:p>NO-YES</text:p>
          </table:table-cell>
          <table:table-cell office:value-type="string">
            <text:p>Vista geral Hotel das Cataratas</text:p>
          </table:table-cell>
          <table:table-cell table:style-name="ce2" office:value-type="string">
            <text:p>Água, Vidro, Cerâmica, Alvenaria, Ferro, Pedra</text:p>
          </table:table-cell>
          <table:table-cell table:style-name="ce2" office:value-type="string">
            <text:p>Banco, Mobiliário, Telha, Telha cerâmica, Telhado, Cobertura, Beiral, Tijolo de barro, Esquadria, Caixilho, Janela, Janela guilhotina, Degrau, Escada</text:p>
          </table:table-cell>
          <table:table-cell table:style-name="ce2" office:value-type="string">
            <text:p>Turístico, Hotel, Edifício, Prédio, Piscina</text:p>
          </table:table-cell>
          <table:table-cell table:style-name="ce14" office:value-type="string">
            <text:p>Rosada</text:p>
          </table:table-cell>
          <table:table-cell office:value-type="date" office:date-value="1985-10-25">
            <text:p>1985-10-25</text:p>
          </table:table-cell>
          <table:table-cell office:value-type="date" office:date-value="2012-01-26">
            <text:p>2012-01-26</text:p>
          </table:table-cell>
        </table:table-row>
        <table:table-row table:style-name="ro3">
          <table:table-cell office:value-type="float" office:value="40210">
            <text:p>40210</text:p>
          </table:table-cell>
          <table:table-cell table:style-name="ce3" office:value-type="string">
            <text:p>9A8149</text:p>
          </table:table-cell>
          <table:table-cell office:value-type="string">
            <text:p>Estação Armênia do Metrô (Ponte Pequena)</text:p>
          </table:table-cell>
          <table:table-cell office:value-type="string">
            <text:p>Brasil</text:p>
          </table:table-cell>
          <table:table-cell office:value-type="string">
            <text:p>SP</text:p>
          </table:table-cell>
          <table:table-cell office:value-type="string">
            <text:p>São Paulo</text:p>
          </table:table-cell>
          <table:table-cell office:value-type="string">
            <text:p>Ponte Pequena</text:p>
          </table:table-cell>
          <table:table-cell office:value-type="string">
            <text:p>Avenida do Estado com a Rua Eduardo Chaves</text:p>
          </table:table-cell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78">
            <text:p>1978</text:p>
          </table:table-cell>
          <table:table-cell table:style-name="ce18" office:value-type="string">
            <text:p>FRAGELLI, Marcello Accioly</text:p>
          </table:table-cell>
          <table:table-cell office:value-type="float" office:value="1968">
            <text:p>1968</text:p>
          </table:table-cell>
          <table:table-cell office:value-type="string">
            <text:p>NO-YES</text:p>
          </table:table-cell>
          <table:table-cell office:value-type="string">
            <text:p>Vista geral da Estação Armênia do Metrô (Ponte Pequena)</text:p>
          </table:table-cell>
          <table:table-cell table:style-name="ce2" office:value-type="string">
            <text:p>Concreto, Concreto aparente</text:p>
          </table:table-cell>
          <table:table-cell table:style-name="ce2" office:value-type="string">
            <text:p>Estrutura, Pilar, Laje, Vão, Guarda-corpo, Muro</text:p>
          </table:table-cell>
          <table:table-cell table:style-name="ce2" office:value-type="string">
            <text:p>Público, Transporte, Poste, Rua</text:p>
          </table:table-cell>
          <table:table-cell table:style-name="ce14" office:value-type="string">
            <text:p>Ponto preto</text:p>
          </table:table-cell>
          <table:table-cell office:value-type="date" office:date-value="1978-07-20">
            <text:p>1978-07-20</text:p>
          </table:table-cell>
          <table:table-cell office:value-type="date" office:date-value="2012-01-26">
            <text:p>2012-01-26</text:p>
          </table:table-cell>
        </table:table-row>
        <table:table-row table:style-name="ro9">
          <table:table-cell office:value-type="float" office:value="59247">
            <text:p>59247</text:p>
          </table:table-cell>
          <table:table-cell office:value-type="string">
            <text:p>9A816</text:p>
          </table:table-cell>
          <table:table-cell office:value-type="string">
            <text:p>Residência Roberto Millan e Enyr Cândia Veiga</text:p>
          </table:table-cell>
          <table:table-cell office:value-type="string">
            <text:p>Brasil</text:p>
          </table:table-cell>
          <table:table-cell table:style-name="ce8" office:value-type="string">
            <text:p>SP</text:p>
          </table:table-cell>
          <table:table-cell table:style-name="ce8" office:value-type="string">
            <text:p>Cotia</text:p>
          </table:table-cell>
          <table:table-cell table:style-name="ce8" office:value-type="string">
            <text:p>Jardim Mediterrâneo</text:p>
          </table:table-cell>
          <table:table-cell table:style-name="ce8"/>
          <table:table-cell table:style-name="ce5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table:style-name="ce16" office:value-type="float" office:value="1986">
            <text:p>1986</text:p>
          </table:table-cell>
          <table:table-cell office:value-type="string">
            <text:p>LEMOS, Carlos Alberto Cerqueira</text:p>
          </table:table-cell>
          <table:table-cell table:style-name="ce17" office:value-type="string">
            <text:p>1981/1982</text:p>
          </table:table-cell>
          <table:table-cell office:value-type="string">
            <text:p>NO-YES</text:p>
          </table:table-cell>
          <table:table-cell table:style-name="ce5" office:value-type="string">
            <text:p>Fachada da Residência Roberto Millan e Enyr Cândia Veiga</text:p>
          </table:table-cell>
          <table:table-cell office:value-type="string">
            <text:p>Água, Madeira, Cerâmica, Pedra, Alvenaria </text:p>
          </table:table-cell>
          <table:table-cell table:style-name="ce20" office:value-type="string">
            <text:p>Estrutura de madeira, Apoio, Pilar, Cobertura, Telha, Telha cerâmica, Telhado, Beiral, Fachada, Elemento vazado, Parede, Muro, Piscina</text:p>
          </table:table-cell>
          <table:table-cell table:style-name="ce20" office:value-type="string">
            <text:p>Habitação, Casa, Residência</text:p>
          </table:table-cell>
          <table:table-cell office:value-type="string">
            <text:p>Pontos marrons</text:p>
          </table:table-cell>
          <table:table-cell office:value-type="date" office:date-value="1987-07-06">
            <text:p>1987-07-06</text:p>
          </table:table-cell>
          <table:table-cell office:value-type="date" office:date-value="2012-02-07">
            <text:p>2012-02-07</text:p>
          </table:table-cell>
        </table:table-row>
        <table:table-row table:style-name="ro9">
          <table:table-cell office:value-type="float" office:value="59248">
            <text:p>59248</text:p>
          </table:table-cell>
          <table:table-cell office:value-type="string">
            <text:p>9A816</text:p>
          </table:table-cell>
          <table:table-cell office:value-type="string">
            <text:p>Residência Roberto Millan e Enyr Cândia Veiga</text:p>
          </table:table-cell>
          <table:table-cell office:value-type="string">
            <text:p>Brasil</text:p>
          </table:table-cell>
          <table:table-cell table:style-name="ce8" office:value-type="string">
            <text:p>SP</text:p>
          </table:table-cell>
          <table:table-cell table:style-name="ce8" office:value-type="string">
            <text:p>Cotia</text:p>
          </table:table-cell>
          <table:table-cell table:style-name="ce8" office:value-type="string">
            <text:p>Jardim Mediterrâneo</text:p>
          </table:table-cell>
          <table:table-cell table:style-name="ce8"/>
          <table:table-cell table:style-name="ce5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table:style-name="ce16" office:value-type="float" office:value="1986">
            <text:p>1986</text:p>
          </table:table-cell>
          <table:table-cell office:value-type="string">
            <text:p>LEMOS, Carlos Alberto Cerqueira</text:p>
          </table:table-cell>
          <table:table-cell table:style-name="ce17" office:value-type="string">
            <text:p>1981/1982</text:p>
          </table:table-cell>
          <table:table-cell office:value-type="string">
            <text:p>NO-YES</text:p>
          </table:table-cell>
          <table:table-cell table:style-name="ce5" office:value-type="string">
            <text:p>Fachada da Residência Roberto Millan e Enyr Cândia Veiga</text:p>
          </table:table-cell>
          <table:table-cell office:value-type="string">
            <text:p>Vidro, Madeira, Cerâmica, Pedra, Alvenaria </text:p>
          </table:table-cell>
          <table:table-cell table:style-name="ce20" office:value-type="string">
            <text:p>Estrutura de madeira, Apoio, Pilar, Cobertura, Telha, Telha cerâmica, Telhado, Beiral, Fachada, Elemento vazado, Parede, Muro, Mureta</text:p>
          </table:table-cell>
          <table:table-cell table:style-name="ce20" office:value-type="string">
            <text:p>Habitação, Casa, Residência</text:p>
          </table:table-cell>
          <table:table-cell/>
          <table:table-cell office:value-type="date" office:date-value="1987-07-06">
            <text:p>1987-07-06</text:p>
          </table:table-cell>
          <table:table-cell office:value-type="date" office:date-value="2012-02-07">
            <text:p>2012-02-07</text:p>
          </table:table-cell>
        </table:table-row>
        <table:table-row table:style-name="ro10">
          <table:table-cell office:value-type="float" office:value="59249">
            <text:p>59249</text:p>
          </table:table-cell>
          <table:table-cell office:value-type="string">
            <text:p>9A816</text:p>
          </table:table-cell>
          <table:table-cell office:value-type="string">
            <text:p>Residência Terezinha Fontana Reis</text:p>
          </table:table-cell>
          <table:table-cell office:value-type="string">
            <text:p>Brasil</text:p>
          </table:table-cell>
          <table:table-cell table:style-name="ce3" table:number-columns-repeated="4"/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86">
            <text:p>1986</text:p>
          </table:table-cell>
          <table:table-cell office:value-type="string">
            <text:p>LEMOS, Carlos Alberto Cerqueira</text:p>
          </table:table-cell>
          <table:table-cell office:value-type="string">
            <text:p>null</text:p>
          </table:table-cell>
          <table:table-cell office:value-type="string">
            <text:p>NO-YES</text:p>
          </table:table-cell>
          <table:table-cell office:value-type="string">
            <text:p>Fachada da Residência Terezinha Fontana Reis</text:p>
          </table:table-cell>
          <table:table-cell office:value-type="string">
            <text:p>Madeira, Cerâmica, Alvenaria, Concreto, Concreto aparente, Concreto pintado</text:p>
          </table:table-cell>
          <table:table-cell table:style-name="ce2" office:value-type="string">
            <text:p>Estrutura de madeira, Apoio, Viga, Pilar, Cobertura, Telha, Telha cerâmica, Telhado, Beiral, Cachorro, Fachada, Tijolo de barro, Elemento vazado, Parede, Mureta, Esquadria, Janela, Janela de correr, Porta, Porta de correr</text:p>
          </table:table-cell>
          <table:table-cell table:style-name="ce20" office:value-type="string">
            <text:p>Habitação, Casa, Residência</text:p>
          </table:table-cell>
          <table:table-cell/>
          <table:table-cell office:value-type="date" office:date-value="1987-07-06">
            <text:p>1987-07-06</text:p>
          </table:table-cell>
          <table:table-cell office:value-type="date" office:date-value="2012-02-07">
            <text:p>2012-02-07</text:p>
          </table:table-cell>
        </table:table-row>
        <table:table-row table:style-name="ro10">
          <table:table-cell office:value-type="float" office:value="59250">
            <text:p>59250</text:p>
          </table:table-cell>
          <table:table-cell office:value-type="string">
            <text:p>9A816</text:p>
          </table:table-cell>
          <table:table-cell office:value-type="string">
            <text:p>Residência Terezinha Fontana Reis</text:p>
          </table:table-cell>
          <table:table-cell office:value-type="string">
            <text:p>Brasil</text:p>
          </table:table-cell>
          <table:table-cell table:style-name="ce3" table:number-columns-repeated="4"/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86">
            <text:p>1986</text:p>
          </table:table-cell>
          <table:table-cell office:value-type="string">
            <text:p>LEMOS, Carlos Alberto Cerqueira</text:p>
          </table:table-cell>
          <table:table-cell office:value-type="string">
            <text:p>null</text:p>
          </table:table-cell>
          <table:table-cell office:value-type="string">
            <text:p>NO-YES</text:p>
          </table:table-cell>
          <table:table-cell office:value-type="string">
            <text:p>Detalhe da Residência Terezinha Fontana Reis</text:p>
          </table:table-cell>
          <table:table-cell office:value-type="string">
            <text:p>Vidro, Madeira, Cerâmica, Alvenaria, Concreto, Concreto aparente, Concreto pintado</text:p>
          </table:table-cell>
          <table:table-cell table:style-name="ce2" office:value-type="string">
            <text:p>Banco, Mobiliário, Estrutura de madeira, Apoio, Viga, Pilar, Cobertura, Telha, Telha cerâmica, Telhado, Beiral, Cachorro, Pérgola, Fachada, Tijolo de barro, Elemento vazado, Parede, Muro, Esquadria, Janela, Brise, Cano, Terraço</text:p>
          </table:table-cell>
          <table:table-cell table:style-name="ce20" office:value-type="string">
            <text:p>Habitação, Casa, Residência</text:p>
          </table:table-cell>
          <table:table-cell/>
          <table:table-cell office:value-type="date" office:date-value="1987-07-06">
            <text:p>1987-07-06</text:p>
          </table:table-cell>
          <table:table-cell office:value-type="date" office:date-value="2012-02-07">
            <text:p>2012-02-07</text:p>
          </table:table-cell>
        </table:table-row>
        <table:table-row table:style-name="ro4">
          <table:table-cell office:value-type="float" office:value="59251">
            <text:p>59251</text:p>
          </table:table-cell>
          <table:table-cell office:value-type="string">
            <text:p>9A816</text:p>
          </table:table-cell>
          <table:table-cell office:value-type="string">
            <text:p>Residência Terezinha Fontana Reis</text:p>
          </table:table-cell>
          <table:table-cell office:value-type="string">
            <text:p>Brasil</text:p>
          </table:table-cell>
          <table:table-cell table:style-name="ce3" table:number-columns-repeated="4"/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86">
            <text:p>1986</text:p>
          </table:table-cell>
          <table:table-cell office:value-type="string">
            <text:p>LEMOS, Carlos Alberto Cerqueira</text:p>
          </table:table-cell>
          <table:table-cell office:value-type="string">
            <text:p>null</text:p>
          </table:table-cell>
          <table:table-cell office:value-type="string">
            <text:p>NO-YES</text:p>
          </table:table-cell>
          <table:table-cell office:value-type="string">
            <text:p>Detalhe da Residência Terezinha Fontana Reis</text:p>
          </table:table-cell>
          <table:table-cell office:value-type="string">
            <text:p>Água, Vidro, Madeira, Cerâmica, Alvenaria, Concreto, Concreto aparente</text:p>
          </table:table-cell>
          <table:table-cell table:style-name="ce2" office:value-type="string">
            <text:p>Banco, Mobiliário, Estrutura, Apoio, Viga, Pilar, Pérgola, Fachada, Tijolo de barro, Parede, Muro, Esquadria, Caixilho, Janela, Brise, Piscina</text:p>
          </table:table-cell>
          <table:table-cell table:style-name="ce20" office:value-type="string">
            <text:p>Habitação, Casa, Residência</text:p>
          </table:table-cell>
          <table:table-cell/>
          <table:table-cell office:value-type="date" office:date-value="1987-07-06">
            <text:p>1987-07-06</text:p>
          </table:table-cell>
          <table:table-cell office:value-type="date" office:date-value="2012-02-07">
            <text:p>2012-02-07</text:p>
          </table:table-cell>
        </table:table-row>
        <table:table-row table:style-name="ro9">
          <table:table-cell office:value-type="float" office:value="59252">
            <text:p>59252</text:p>
          </table:table-cell>
          <table:table-cell office:value-type="string">
            <text:p>9A816</text:p>
          </table:table-cell>
          <table:table-cell office:value-type="string">
            <text:p>Residência Terezinha Fontana Reis</text:p>
          </table:table-cell>
          <table:table-cell office:value-type="string">
            <text:p>Brasil</text:p>
          </table:table-cell>
          <table:table-cell table:style-name="ce3" table:number-columns-repeated="4"/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86">
            <text:p>1986</text:p>
          </table:table-cell>
          <table:table-cell office:value-type="string">
            <text:p>LEMOS, Carlos Alberto Cerqueira</text:p>
          </table:table-cell>
          <table:table-cell office:value-type="string">
            <text:p>null</text:p>
          </table:table-cell>
          <table:table-cell office:value-type="string">
            <text:p>NO-YES</text:p>
          </table:table-cell>
          <table:table-cell office:value-type="string">
            <text:p>Interior da Residência Terezinha Fontana Reis</text:p>
          </table:table-cell>
          <table:table-cell office:value-type="string">
            <text:p>Vidro, Madeira, Cerâmica, Alvenaria, Concreto, Concreto aparente</text:p>
          </table:table-cell>
          <table:table-cell table:style-name="ce20" office:value-type="string">
            <text:p>Banco, Mesa, Luminária, Mobiliário, Estrutura, Pilar, Tijolo de barro, Parede, Muro, Esquadria, Caixilho, Porta, Porta de correr, Brise, Piso de madeira</text:p>
          </table:table-cell>
          <table:table-cell table:style-name="ce20" office:value-type="string">
            <text:p>Habitação, Casa, Residência, Sala de estar</text:p>
          </table:table-cell>
          <table:table-cell/>
          <table:table-cell office:value-type="date" office:date-value="1987-07-06">
            <text:p>1987-07-06</text:p>
          </table:table-cell>
          <table:table-cell office:value-type="date" office:date-value="2012-02-07">
            <text:p>2012-02-07</text:p>
          </table:table-cell>
        </table:table-row>
        <table:table-row table:style-name="ro9">
          <table:table-cell office:value-type="float" office:value="59253">
            <text:p>59253</text:p>
          </table:table-cell>
          <table:table-cell office:value-type="string">
            <text:p>9A816</text:p>
          </table:table-cell>
          <table:table-cell office:value-type="string">
            <text:p>Residência Terezinha Fontana Reis</text:p>
          </table:table-cell>
          <table:table-cell office:value-type="string">
            <text:p>Brasil</text:p>
          </table:table-cell>
          <table:table-cell table:style-name="ce3" table:number-columns-repeated="4"/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86">
            <text:p>1986</text:p>
          </table:table-cell>
          <table:table-cell office:value-type="string">
            <text:p>LEMOS, Carlos Alberto Cerqueira</text:p>
          </table:table-cell>
          <table:table-cell office:value-type="string">
            <text:p>null</text:p>
          </table:table-cell>
          <table:table-cell office:value-type="string">
            <text:p>NO-YES</text:p>
          </table:table-cell>
          <table:table-cell office:value-type="string">
            <text:p>Interior da Residência Terezinha Fontana Reis</text:p>
          </table:table-cell>
          <table:table-cell office:value-type="string">
            <text:p>Água, Vidro, Madeira, Cerâmica, Alvenaria, Concreto, Concreto aparente</text:p>
          </table:table-cell>
          <table:table-cell table:style-name="ce20" office:value-type="string">
            <text:p>Banco, Mesa, Luminária, Mobiliário, Estrutura, Pilar, Tijolo de barro, Parede, Muro, Esquadria, Caixilho, Porta, Porta de correr, Brise, Piso de madeira, Piscina</text:p>
          </table:table-cell>
          <table:table-cell table:style-name="ce20" office:value-type="string">
            <text:p>Habitação, Casa, Residência, Sala de estar</text:p>
          </table:table-cell>
          <table:table-cell/>
          <table:table-cell office:value-type="date" office:date-value="1987-07-06">
            <text:p>1987-07-06</text:p>
          </table:table-cell>
          <table:table-cell office:value-type="date" office:date-value="2012-02-07">
            <text:p>2012-02-07</text:p>
          </table:table-cell>
        </table:table-row>
        <table:table-row table:style-name="ro4">
          <table:table-cell office:value-type="float" office:value="59254">
            <text:p>59254</text:p>
          </table:table-cell>
          <table:table-cell office:value-type="string">
            <text:p>9A816</text:p>
          </table:table-cell>
          <table:table-cell office:value-type="string">
            <text:p>Residência Terezinha Fontana Reis</text:p>
          </table:table-cell>
          <table:table-cell office:value-type="string">
            <text:p>Brasil</text:p>
          </table:table-cell>
          <table:table-cell table:style-name="ce3" table:number-columns-repeated="4"/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86">
            <text:p>1986</text:p>
          </table:table-cell>
          <table:table-cell office:value-type="string">
            <text:p>LEMOS, Carlos Alberto Cerqueira</text:p>
          </table:table-cell>
          <table:table-cell office:value-type="string">
            <text:p>null</text:p>
          </table:table-cell>
          <table:table-cell office:value-type="string">
            <text:p>NO-YES</text:p>
          </table:table-cell>
          <table:table-cell office:value-type="string">
            <text:p>Interior da Residência Terezinha Fontana Reis</text:p>
          </table:table-cell>
          <table:table-cell office:value-type="string">
            <text:p>Vidro, Madeira, Cerâmica, Alvenaria, Concreto, Concreto aparente</text:p>
          </table:table-cell>
          <table:table-cell table:style-name="ce20" office:value-type="string">
            <text:p>Banco, Mesa, Mobiliário, Estrutura, Pilar, Tijolo de barro, Parede, Muro, Esquadria, Caixilho, Porta, Porta de correr, Piso de madeira</text:p>
          </table:table-cell>
          <table:table-cell table:style-name="ce20" office:value-type="string">
            <text:p>Habitação, Casa, Residência, Sala de estar</text:p>
          </table:table-cell>
          <table:table-cell/>
          <table:table-cell office:value-type="date" office:date-value="1987-07-06">
            <text:p>1987-07-06</text:p>
          </table:table-cell>
          <table:table-cell office:value-type="date" office:date-value="2012-02-07">
            <text:p>2012-02-07</text:p>
          </table:table-cell>
        </table:table-row>
        <table:table-row table:style-name="ro4">
          <table:table-cell office:value-type="float" office:value="59255">
            <text:p>59255</text:p>
          </table:table-cell>
          <table:table-cell office:value-type="string">
            <text:p>9A816</text:p>
          </table:table-cell>
          <table:table-cell office:value-type="string">
            <text:p>Residência Terezinha Fontana Reis</text:p>
          </table:table-cell>
          <table:table-cell office:value-type="string">
            <text:p>Brasil</text:p>
          </table:table-cell>
          <table:table-cell table:style-name="ce3" table:number-columns-repeated="4"/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86">
            <text:p>1986</text:p>
          </table:table-cell>
          <table:table-cell office:value-type="string">
            <text:p>LEMOS, Carlos Alberto Cerqueira</text:p>
          </table:table-cell>
          <table:table-cell office:value-type="string">
            <text:p>null</text:p>
          </table:table-cell>
          <table:table-cell office:value-type="string">
            <text:p>NO-YES</text:p>
          </table:table-cell>
          <table:table-cell office:value-type="string">
            <text:p>Interior da Residência Terezinha Fontana Reis</text:p>
          </table:table-cell>
          <table:table-cell office:value-type="string">
            <text:p>Vidro, Madeira, Cerâmica, Alvenaria, Concreto, Concreto aparente</text:p>
          </table:table-cell>
          <table:table-cell table:style-name="ce20" office:value-type="string">
            <text:p>Banco, Mobiliário, Estrutura, Pilar, Tijolo de barro, Parede, Muro, Esquadria, Caixilho, Porta, Porta de correr, Piso de madeira</text:p>
          </table:table-cell>
          <table:table-cell table:style-name="ce20" office:value-type="string">
            <text:p>Habitação, Casa, Residência, Sala de estar</text:p>
          </table:table-cell>
          <table:table-cell/>
          <table:table-cell office:value-type="date" office:date-value="1987-07-06">
            <text:p>1987-07-06</text:p>
          </table:table-cell>
          <table:table-cell office:value-type="date" office:date-value="2012-02-07">
            <text:p>2012-02-07</text:p>
          </table:table-cell>
        </table:table-row>
        <table:table-row table:style-name="ro4">
          <table:table-cell office:value-type="float" office:value="59256">
            <text:p>59256</text:p>
          </table:table-cell>
          <table:table-cell office:value-type="string">
            <text:p>9A816</text:p>
          </table:table-cell>
          <table:table-cell office:value-type="string">
            <text:p>Residência Terezinha Fontana Reis</text:p>
          </table:table-cell>
          <table:table-cell office:value-type="string">
            <text:p>Brasil</text:p>
          </table:table-cell>
          <table:table-cell table:style-name="ce3" table:number-columns-repeated="4"/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86">
            <text:p>1986</text:p>
          </table:table-cell>
          <table:table-cell office:value-type="string">
            <text:p>LEMOS, Carlos Alberto Cerqueira</text:p>
          </table:table-cell>
          <table:table-cell office:value-type="string">
            <text:p>null</text:p>
          </table:table-cell>
          <table:table-cell office:value-type="string">
            <text:p>NO-YES</text:p>
          </table:table-cell>
          <table:table-cell office:value-type="string">
            <text:p>Interior da Residência Terezinha Fontana Reis</text:p>
          </table:table-cell>
          <table:table-cell office:value-type="string">
            <text:p>Vidro, Madeira, Cerâmica, Alvenaria, Concreto, Concreto aparente</text:p>
          </table:table-cell>
          <table:table-cell table:style-name="ce20" office:value-type="string">
            <text:p>Mesa, Luminária, Mobiliário, Estrutura, Pilar, Tijolo de barro, Parede, Muro, Esquadria, Caixilho, Janela, Porta, Porta de correr, Piso de madeira</text:p>
          </table:table-cell>
          <table:table-cell table:style-name="ce20" office:value-type="string">
            <text:p>Habitação, Casa, Residência, Sala de estar</text:p>
          </table:table-cell>
          <table:table-cell/>
          <table:table-cell office:value-type="date" office:date-value="1987-07-06">
            <text:p>1987-07-06</text:p>
          </table:table-cell>
          <table:table-cell office:value-type="date" office:date-value="2012-02-07">
            <text:p>2012-02-07</text:p>
          </table:table-cell>
        </table:table-row>
        <table:table-row table:style-name="ro9">
          <table:table-cell office:value-type="float" office:value="59257">
            <text:p>59257</text:p>
          </table:table-cell>
          <table:table-cell office:value-type="string">
            <text:p>9A816</text:p>
          </table:table-cell>
          <table:table-cell office:value-type="string">
            <text:p>Residência Terezinha Fontana Reis</text:p>
          </table:table-cell>
          <table:table-cell office:value-type="string">
            <text:p>Brasil</text:p>
          </table:table-cell>
          <table:table-cell table:style-name="ce3" table:number-columns-repeated="4"/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86">
            <text:p>1986</text:p>
          </table:table-cell>
          <table:table-cell office:value-type="string">
            <text:p>LEMOS, Carlos Alberto Cerqueira</text:p>
          </table:table-cell>
          <table:table-cell office:value-type="string">
            <text:p>null</text:p>
          </table:table-cell>
          <table:table-cell office:value-type="string">
            <text:p>NO-YES</text:p>
          </table:table-cell>
          <table:table-cell office:value-type="string">
            <text:p>Interior da Residência Terezinha Fontana Reis</text:p>
          </table:table-cell>
          <table:table-cell office:value-type="string">
            <text:p>Vidro, Madeira, Cerâmica, Alvenaria, Concreto, Concreto aparente</text:p>
          </table:table-cell>
          <table:table-cell table:style-name="ce21" office:value-type="string">
            <text:p>Mesa, Luminária, Mobiliário, Estrutura, Pilar, Tijolo de barro, Parede, Muro, Esquadria, Caixilho, Janela, Porta, Porta de correr, Brise, Piso de madeira, Piscina</text:p>
          </table:table-cell>
          <table:table-cell table:style-name="ce20" office:value-type="string">
            <text:p>Habitação, Casa, Residência, Sala de estar</text:p>
          </table:table-cell>
          <table:table-cell/>
          <table:table-cell office:value-type="date" office:date-value="1987-07-06">
            <text:p>1987-07-06</text:p>
          </table:table-cell>
          <table:table-cell office:value-type="date" office:date-value="2012-02-07">
            <text:p>2012-02-07</text:p>
          </table:table-cell>
        </table:table-row>
        <table:table-row table:style-name="ro11">
          <table:table-cell table:style-name="ce3" office:value-type="float" office:value="59258">
            <text:p>59258</text:p>
          </table:table-cell>
          <table:table-cell table:style-name="ce3" office:value-type="string">
            <text:p>9A816</text:p>
          </table:table-cell>
          <table:table-cell table:style-name="ce4" office:value-type="string">
            <text:p>Residência Tamás Szmerecsányi</text:p>
          </table:table-cell>
          <table:table-cell table:style-name="ce4" office:value-type="string">
            <text:p>Brasil</text:p>
          </table:table-cell>
          <table:table-cell table:style-name="ce8" table:number-columns-repeated="4"/>
          <table:table-cell table:style-name="ce4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table:style-name="ce17" office:value-type="float" office:value="1986">
            <text:p>1986</text:p>
          </table:table-cell>
          <table:table-cell office:value-type="string">
            <text:p>LEMOS, Carlos Alberto Cerqueira</text:p>
          </table:table-cell>
          <table:table-cell office:value-type="string">
            <text:p>null</text:p>
          </table:table-cell>
          <table:table-cell office:value-type="string">
            <text:p>NO-YES</text:p>
          </table:table-cell>
          <table:table-cell table:style-name="ce4" office:value-type="string">
            <text:p>Detalhe da fachada da Residência Tamás Szmerecsányi</text:p>
          </table:table-cell>
          <table:table-cell table:style-name="ce21" office:value-type="string">
            <text:p>Vidro, Madeira, Cerâmica, Alvenaria, Concreto, Concreto aparente</text:p>
          </table:table-cell>
          <table:table-cell table:style-name="ce21" office:value-type="string">
            <text:p>Laje, Estrutura de madeira, Cobertura, Telha, Telha cerâmica, Telhado, Tijolo de barro, Pano de vidro</text:p>
          </table:table-cell>
          <table:table-cell table:style-name="ce21" office:value-type="string">
            <text:p>Habitação, Casa, Residência</text:p>
          </table:table-cell>
          <table:table-cell table:style-name="ce24"/>
          <table:table-cell table:style-name="ce27" office:value-type="date" office:date-value="1987-07-06">
            <text:p>1987-07-06</text:p>
          </table:table-cell>
          <table:table-cell table:style-name="ce27" office:value-type="date" office:date-value="2012-02-07">
            <text:p>2012-02-07</text:p>
          </table:table-cell>
        </table:table-row>
        <table:table-row table:style-name="ro6">
          <table:table-cell office:value-type="float" office:value="59259">
            <text:p>59259</text:p>
          </table:table-cell>
          <table:table-cell office:value-type="string">
            <text:p>9A816</text:p>
          </table:table-cell>
          <table:table-cell table:style-name="ce5" office:value-type="string">
            <text:p>Residência Tamás Szmerecsányi</text:p>
          </table:table-cell>
          <table:table-cell table:style-name="ce5" office:value-type="string">
            <text:p>Brasil</text:p>
          </table:table-cell>
          <table:table-cell table:style-name="ce8" table:number-columns-repeated="4"/>
          <table:table-cell table:style-name="ce5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table:style-name="ce16" office:value-type="float" office:value="1986">
            <text:p>1986</text:p>
          </table:table-cell>
          <table:table-cell office:value-type="string">
            <text:p>LEMOS, Carlos Alberto Cerqueira</text:p>
          </table:table-cell>
          <table:table-cell office:value-type="string">
            <text:p>null</text:p>
          </table:table-cell>
          <table:table-cell office:value-type="string">
            <text:p>NO-YES</text:p>
          </table:table-cell>
          <table:table-cell table:style-name="ce5" office:value-type="string">
            <text:p>Detalhe da fachada da Residência Tamás Szmerecsányi</text:p>
          </table:table-cell>
          <table:table-cell office:value-type="string">
            <text:p>Vidro, Madeira, Cerâmica, Alvenaria, Concreto, Concreto aparente</text:p>
          </table:table-cell>
          <table:table-cell table:style-name="ce20" office:value-type="string">
            <text:p>Laje, Estrutura de madeira, Cobertura, Telha, Telha cerâmica, Telhado, Beiral, Tijolo de barro, Pano de vidro, Platibanda</text:p>
          </table:table-cell>
          <table:table-cell table:style-name="ce20" office:value-type="string">
            <text:p>Habitação, Casa, Residência, Jardim</text:p>
          </table:table-cell>
          <table:table-cell/>
          <table:table-cell office:value-type="date" office:date-value="1987-07-06">
            <text:p>1987-07-06</text:p>
          </table:table-cell>
          <table:table-cell office:value-type="date" office:date-value="2012-02-07">
            <text:p>2012-02-07</text:p>
          </table:table-cell>
        </table:table-row>
        <table:table-row table:style-name="ro11">
          <table:table-cell office:value-type="float" office:value="59260">
            <text:p>59260</text:p>
          </table:table-cell>
          <table:table-cell office:value-type="string">
            <text:p>9A816</text:p>
          </table:table-cell>
          <table:table-cell table:style-name="ce5" office:value-type="string">
            <text:p>Residência Tamás Szmerecsányi</text:p>
          </table:table-cell>
          <table:table-cell table:style-name="ce5" office:value-type="string">
            <text:p>Brasil</text:p>
          </table:table-cell>
          <table:table-cell table:style-name="ce8" table:number-columns-repeated="4"/>
          <table:table-cell table:style-name="ce5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table:style-name="ce16" office:value-type="float" office:value="1986">
            <text:p>1986</text:p>
          </table:table-cell>
          <table:table-cell office:value-type="string">
            <text:p>LEMOS, Carlos Alberto Cerqueira</text:p>
          </table:table-cell>
          <table:table-cell office:value-type="string">
            <text:p>null</text:p>
          </table:table-cell>
          <table:table-cell office:value-type="string">
            <text:p>NO-YES</text:p>
          </table:table-cell>
          <table:table-cell table:style-name="ce5" office:value-type="string">
            <text:p>Detalhe da fachada da Residência Tamás Szmerecsányi</text:p>
          </table:table-cell>
          <table:table-cell office:value-type="string">
            <text:p>Vidro, Madeira, Alvenaria, Concreto, Concreto aparente</text:p>
          </table:table-cell>
          <table:table-cell table:style-name="ce20" office:value-type="string">
            <text:p>Laje, Cobertura, Pano de vidro, Platibanda, Porta, Porta de correr, Varanda</text:p>
          </table:table-cell>
          <table:table-cell table:style-name="ce20" office:value-type="string">
            <text:p>Habitação, Casa, Residência</text:p>
          </table:table-cell>
          <table:table-cell/>
          <table:table-cell office:value-type="date" office:date-value="1987-07-06">
            <text:p>1987-07-06</text:p>
          </table:table-cell>
          <table:table-cell office:value-type="date" office:date-value="2012-02-07">
            <text:p>2012-02-07</text:p>
          </table:table-cell>
        </table:table-row>
        <table:table-row table:style-name="ro11">
          <table:table-cell office:value-type="float" office:value="59261">
            <text:p>59261</text:p>
          </table:table-cell>
          <table:table-cell office:value-type="string">
            <text:p>9A816</text:p>
          </table:table-cell>
          <table:table-cell table:style-name="ce5" office:value-type="string">
            <text:p>Residência Tamás Szmerecsányi</text:p>
          </table:table-cell>
          <table:table-cell table:style-name="ce5" office:value-type="string">
            <text:p>Brasil</text:p>
          </table:table-cell>
          <table:table-cell table:style-name="ce8" table:number-columns-repeated="4"/>
          <table:table-cell table:style-name="ce5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table:style-name="ce16" office:value-type="float" office:value="1986">
            <text:p>1986</text:p>
          </table:table-cell>
          <table:table-cell office:value-type="string">
            <text:p>LEMOS, Carlos Alberto Cerqueira</text:p>
          </table:table-cell>
          <table:table-cell office:value-type="string">
            <text:p>null</text:p>
          </table:table-cell>
          <table:table-cell office:value-type="string">
            <text:p>NO-YES</text:p>
          </table:table-cell>
          <table:table-cell table:style-name="ce5" office:value-type="string">
            <text:p>Detalhe da fachada da Residência Tamás Szmerecsányi</text:p>
          </table:table-cell>
          <table:table-cell office:value-type="string">
            <text:p>Vidro, Madeira, Cerâmica, Alvenaria, Concreto, Concreto aparente</text:p>
          </table:table-cell>
          <table:table-cell table:style-name="ce20" office:value-type="string">
            <text:p>Laje, Tijolo de barro, Pano de vidro, Caixilho</text:p>
          </table:table-cell>
          <table:table-cell table:style-name="ce20" office:value-type="string">
            <text:p>Habitação, Casa, Residência</text:p>
          </table:table-cell>
          <table:table-cell/>
          <table:table-cell office:value-type="date" office:date-value="1987-07-06">
            <text:p>1987-07-06</text:p>
          </table:table-cell>
          <table:table-cell office:value-type="date" office:date-value="2012-02-07">
            <text:p>2012-02-07</text:p>
          </table:table-cell>
        </table:table-row>
        <table:table-row table:style-name="ro12">
          <table:table-cell office:value-type="float" office:value="59262">
            <text:p>59262</text:p>
          </table:table-cell>
          <table:table-cell office:value-type="string">
            <text:p>9A816</text:p>
          </table:table-cell>
          <table:table-cell table:style-name="ce5" office:value-type="string">
            <text:p>Residência Tamás Szmerecsányi</text:p>
          </table:table-cell>
          <table:table-cell table:style-name="ce5" office:value-type="string">
            <text:p>Brasil</text:p>
          </table:table-cell>
          <table:table-cell table:style-name="ce8" table:number-columns-repeated="4"/>
          <table:table-cell table:style-name="ce5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table:style-name="ce16" office:value-type="float" office:value="1986">
            <text:p>1986</text:p>
          </table:table-cell>
          <table:table-cell office:value-type="string">
            <text:p>LEMOS, Carlos Alberto Cerqueira</text:p>
          </table:table-cell>
          <table:table-cell office:value-type="string">
            <text:p>null</text:p>
          </table:table-cell>
          <table:table-cell office:value-type="string">
            <text:p>NO-YES</text:p>
          </table:table-cell>
          <table:table-cell table:style-name="ce5" office:value-type="string">
            <text:p>Interior da Residência Tamás Szmerecsányi</text:p>
          </table:table-cell>
          <table:table-cell office:value-type="string">
            <text:p>Vidro, Madeira, Ferro, Alvenaria, Concreto, Concreto aparente</text:p>
          </table:table-cell>
          <table:table-cell table:style-name="ce20" office:value-type="string">
            <text:p>Mesa, Estante, Mobiliário, Luminária, Pilar, Forro de madeira, Pano de vidro</text:p>
          </table:table-cell>
          <table:table-cell table:style-name="ce20" office:value-type="string">
            <text:p>Habitação, Casa, Residência, Biblioteca</text:p>
          </table:table-cell>
          <table:table-cell/>
          <table:table-cell office:value-type="date" office:date-value="1987-07-06">
            <text:p>1987-07-06</text:p>
          </table:table-cell>
          <table:table-cell office:value-type="date" office:date-value="2012-02-07">
            <text:p>2012-02-07</text:p>
          </table:table-cell>
        </table:table-row>
        <table:table-row table:style-name="ro4">
          <table:table-cell office:value-type="float" office:value="59263">
            <text:p>59263</text:p>
          </table:table-cell>
          <table:table-cell office:value-type="string">
            <text:p>9A816</text:p>
          </table:table-cell>
          <table:table-cell table:style-name="ce5" office:value-type="string">
            <text:p>Residência Tamás Szmerecsányi</text:p>
          </table:table-cell>
          <table:table-cell table:style-name="ce5" office:value-type="string">
            <text:p>Brasil</text:p>
          </table:table-cell>
          <table:table-cell table:style-name="ce8" table:number-columns-repeated="4"/>
          <table:table-cell table:style-name="ce5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table:style-name="ce16" office:value-type="float" office:value="1986">
            <text:p>1986</text:p>
          </table:table-cell>
          <table:table-cell office:value-type="string">
            <text:p>LEMOS, Carlos Alberto Cerqueira</text:p>
          </table:table-cell>
          <table:table-cell office:value-type="string">
            <text:p>null</text:p>
          </table:table-cell>
          <table:table-cell office:value-type="string">
            <text:p>NO-YES</text:p>
          </table:table-cell>
          <table:table-cell table:style-name="ce5" office:value-type="string">
            <text:p>Interior da Residência Tamás Szmerecsányi</text:p>
          </table:table-cell>
          <table:table-cell office:value-type="string">
            <text:p>Vidro, Madeira, Ferro, Alvenaria, Cerâmica, Concreto, Concreto aparente</text:p>
          </table:table-cell>
          <table:table-cell table:style-name="ce20" office:value-type="string">
            <text:p>Mobiliário, Luminária, Pilar, Viga, Estrutura, Forro de madeira, Tijolo de barro, Pano de vidro, Porta, Degrau, Escada, Vitral</text:p>
          </table:table-cell>
          <table:table-cell table:style-name="ce20" office:value-type="string">
            <text:p>Habitação, Casa, Residência, Sala de estar</text:p>
          </table:table-cell>
          <table:table-cell/>
          <table:table-cell office:value-type="date" office:date-value="1987-07-06">
            <text:p>1987-07-06</text:p>
          </table:table-cell>
          <table:table-cell office:value-type="date" office:date-value="2012-02-07">
            <text:p>2012-02-07</text:p>
          </table:table-cell>
        </table:table-row>
        <table:table-row table:style-name="ro4">
          <table:table-cell office:value-type="float" office:value="59264">
            <text:p>59264</text:p>
          </table:table-cell>
          <table:table-cell office:value-type="string">
            <text:p>9A816</text:p>
          </table:table-cell>
          <table:table-cell table:style-name="ce5" office:value-type="string">
            <text:p>Residência Tamás Szmerecsányi</text:p>
          </table:table-cell>
          <table:table-cell table:style-name="ce5" office:value-type="string">
            <text:p>Brasil</text:p>
          </table:table-cell>
          <table:table-cell table:style-name="ce8" table:number-columns-repeated="4"/>
          <table:table-cell table:style-name="ce5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table:style-name="ce16" office:value-type="float" office:value="1986">
            <text:p>1986</text:p>
          </table:table-cell>
          <table:table-cell office:value-type="string">
            <text:p>LEMOS, Carlos Alberto Cerqueira</text:p>
          </table:table-cell>
          <table:table-cell office:value-type="string">
            <text:p>null</text:p>
          </table:table-cell>
          <table:table-cell office:value-type="string">
            <text:p>NO-YES</text:p>
          </table:table-cell>
          <table:table-cell table:style-name="ce5" office:value-type="string">
            <text:p>Interior da Residência Tamás Szmerecsányi</text:p>
          </table:table-cell>
          <table:table-cell office:value-type="string">
            <text:p>Vidro, Madeira, Cerâmica, Ferro, Alvenaria, Concreto, Concreto aparente</text:p>
          </table:table-cell>
          <table:table-cell table:style-name="ce20" office:value-type="string">
            <text:p>Mobiliário, Luminária, Pilar, Viga, Estrutura, Forro de madeira, Tijolo de barro, Pano de vidro, Porta, Degrau, Escada, Vitral</text:p>
          </table:table-cell>
          <table:table-cell table:style-name="ce20" office:value-type="string">
            <text:p>Habitação, Casa, Residência, Sala de estar</text:p>
          </table:table-cell>
          <table:table-cell/>
          <table:table-cell office:value-type="date" office:date-value="1987-07-06">
            <text:p>1987-07-06</text:p>
          </table:table-cell>
          <table:table-cell office:value-type="date" office:date-value="2012-02-07">
            <text:p>2012-02-07</text:p>
          </table:table-cell>
        </table:table-row>
        <table:table-row table:style-name="ro8">
          <table:table-cell office:value-type="float" office:value="59265">
            <text:p>59265</text:p>
          </table:table-cell>
          <table:table-cell office:value-type="string">
            <text:p>9A816</text:p>
          </table:table-cell>
          <table:table-cell table:style-name="ce5" office:value-type="string">
            <text:p>Residência Tamás Szmerecsányi</text:p>
          </table:table-cell>
          <table:table-cell table:style-name="ce5" office:value-type="string">
            <text:p>Brasil</text:p>
          </table:table-cell>
          <table:table-cell table:style-name="ce8" table:number-columns-repeated="4"/>
          <table:table-cell table:style-name="ce5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table:style-name="ce16" office:value-type="float" office:value="1986">
            <text:p>1986</text:p>
          </table:table-cell>
          <table:table-cell office:value-type="string">
            <text:p>LEMOS, Carlos Alberto Cerqueira</text:p>
          </table:table-cell>
          <table:table-cell office:value-type="string">
            <text:p>null</text:p>
          </table:table-cell>
          <table:table-cell office:value-type="string">
            <text:p>NO-YES</text:p>
          </table:table-cell>
          <table:table-cell table:style-name="ce5" office:value-type="string">
            <text:p>Interior da Residência Tamás Szmerecsányi</text:p>
          </table:table-cell>
          <table:table-cell office:value-type="string">
            <text:p>Vidro, Madeira,Cerâmica, Ferro, Alvenaria, Concreto, Concreto aparente</text:p>
          </table:table-cell>
          <table:table-cell table:style-name="ce20" office:value-type="string">
            <text:p>Mesa, Armário, Mobiliário, Pilar, Viga, Estrutura, Forro de madeira, Tijolo de barro, Pano de vidro</text:p>
          </table:table-cell>
          <table:table-cell table:style-name="ce20" office:value-type="string">
            <text:p>Habitação, Casa, Residência, Cozinha</text:p>
          </table:table-cell>
          <table:table-cell/>
          <table:table-cell office:value-type="date" office:date-value="1987-07-06">
            <text:p>1987-07-06</text:p>
          </table:table-cell>
          <table:table-cell office:value-type="date" office:date-value="2012-02-07">
            <text:p>2012-02-07</text:p>
          </table:table-cell>
        </table:table-row>
        <table:table-row table:style-name="ro12">
          <table:table-cell office:value-type="float" office:value="59266">
            <text:p>59266</text:p>
          </table:table-cell>
          <table:table-cell office:value-type="string">
            <text:p>9A816</text:p>
          </table:table-cell>
          <table:table-cell table:style-name="ce5" office:value-type="string">
            <text:p>Residência Tamás Szmerecsányi</text:p>
          </table:table-cell>
          <table:table-cell table:style-name="ce5" office:value-type="string">
            <text:p>Brasil</text:p>
          </table:table-cell>
          <table:table-cell table:style-name="ce8" table:number-columns-repeated="4"/>
          <table:table-cell table:style-name="ce5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table:style-name="ce16" office:value-type="float" office:value="1986">
            <text:p>1986</text:p>
          </table:table-cell>
          <table:table-cell office:value-type="string">
            <text:p>LEMOS, Carlos Alberto Cerqueira</text:p>
          </table:table-cell>
          <table:table-cell office:value-type="string">
            <text:p>null</text:p>
          </table:table-cell>
          <table:table-cell office:value-type="string">
            <text:p>NO-YES</text:p>
          </table:table-cell>
          <table:table-cell table:style-name="ce5" office:value-type="string">
            <text:p>Interior da Residência Tamás Szmerecsányi</text:p>
          </table:table-cell>
          <table:table-cell office:value-type="string">
            <text:p>Vidro, Alvenaria, Cerâmica, Concreto, Concreto aparente</text:p>
          </table:table-cell>
          <table:table-cell table:style-name="ce20" office:value-type="string">
            <text:p>Lareira, Tijolo de barro</text:p>
          </table:table-cell>
          <table:table-cell table:style-name="ce20" office:value-type="string">
            <text:p>Habitação, Casa, Residência, Sala de estar</text:p>
          </table:table-cell>
          <table:table-cell/>
          <table:table-cell office:value-type="date" office:date-value="1987-07-06">
            <text:p>1987-07-06</text:p>
          </table:table-cell>
          <table:table-cell office:value-type="date" office:date-value="2012-02-07">
            <text:p>2012-02-07</text:p>
          </table:table-cell>
        </table:table-row>
        <table:table-row table:style-name="ro4">
          <table:table-cell table:style-name="ce3" office:value-type="float" office:value="66454">
            <text:p>66454</text:p>
          </table:table-cell>
          <table:table-cell table:style-name="ce3" office:value-type="string">
            <text:p>9A8148</text:p>
          </table:table-cell>
          <table:table-cell table:style-name="ce4" office:value-type="string">
            <text:p>Atelier de Aldemir Martins</text:p>
          </table:table-cell>
          <table:table-cell table:style-name="ce4" office:value-type="string">
            <text:p>Brasil</text:p>
          </table:table-cell>
          <table:table-cell table:style-name="ce8" office:value-type="string">
            <text:p>SP</text:p>
          </table:table-cell>
          <table:table-cell table:style-name="ce8" office:value-type="string">
            <text:p>São Paulo</text:p>
          </table:table-cell>
          <table:table-cell table:style-name="ce8" office:value-type="string">
            <text:p>Perdizes</text:p>
          </table:table-cell>
          <table:table-cell table:style-name="ce8" office:value-type="string">
            <text:p>Rua Paracué, 181</text:p>
          </table:table-cell>
          <table:table-cell table:style-name="ce4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table:style-name="ce17" office:value-type="float" office:value="1989">
            <text:p>1989</text:p>
          </table:table-cell>
          <table:table-cell office:value-type="string">
            <text:p>LEMOS, Carlos Alberto Cerqueira</text:p>
          </table:table-cell>
          <table:table-cell table:style-name="ce17" office:value-type="float" office:value="1974">
            <text:p>1974</text:p>
          </table:table-cell>
          <table:table-cell office:value-type="string">
            <text:p>NO-YES</text:p>
          </table:table-cell>
          <table:table-cell table:style-name="ce4" office:value-type="string">
            <text:p>Fachada do Atelier de Aldemir Martins</text:p>
          </table:table-cell>
          <table:table-cell table:style-name="ce21" office:value-type="string">
            <text:p>Vidro, Madeira, Ferro, Concreto, Concreto aparente</text:p>
          </table:table-cell>
          <table:table-cell table:style-name="ce21" office:value-type="string">
            <text:p>Fachada, Parede, Parede curva, Parede inclinada, Muro, Esquadria, Caixilho, Janela, Janela basculante, Janela guilhotina, Portão</text:p>
          </table:table-cell>
          <table:table-cell table:style-name="ce21" office:value-type="string">
            <text:p>Casa, Atelier, Calçada, Rua</text:p>
          </table:table-cell>
          <table:table-cell table:style-name="ce24"/>
          <table:table-cell table:style-name="ce27" office:value-type="date" office:date-value="1990-08-16">
            <text:p>1990-08-16</text:p>
          </table:table-cell>
          <table:table-cell table:style-name="ce27" office:value-type="date" office:date-value="2012-02-07">
            <text:p>2012-02-07</text:p>
          </table:table-cell>
        </table:table-row>
        <table:table-row table:style-name="ro6">
          <table:table-cell office:value-type="float" office:value="66455">
            <text:p>66455</text:p>
          </table:table-cell>
          <table:table-cell office:value-type="string">
            <text:p>9A8148</text:p>
          </table:table-cell>
          <table:table-cell table:style-name="ce5" office:value-type="string">
            <text:p>Atelier de Aldemir Martins</text:p>
          </table:table-cell>
          <table:table-cell table:style-name="ce5" office:value-type="string">
            <text:p>Brasil</text:p>
          </table:table-cell>
          <table:table-cell table:style-name="ce8" office:value-type="string">
            <text:p>SP</text:p>
          </table:table-cell>
          <table:table-cell table:style-name="ce8" office:value-type="string">
            <text:p>São Paulo</text:p>
          </table:table-cell>
          <table:table-cell table:style-name="ce8" office:value-type="string">
            <text:p>Perdizes</text:p>
          </table:table-cell>
          <table:table-cell table:style-name="ce8" office:value-type="string">
            <text:p>Rua Paracué, 181</text:p>
          </table:table-cell>
          <table:table-cell table:style-name="ce5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table:style-name="ce16" office:value-type="float" office:value="1989">
            <text:p>1989</text:p>
          </table:table-cell>
          <table:table-cell office:value-type="string">
            <text:p>LEMOS, Carlos Alberto Cerqueira</text:p>
          </table:table-cell>
          <table:table-cell table:style-name="ce17" office:value-type="float" office:value="1974">
            <text:p>1974</text:p>
          </table:table-cell>
          <table:table-cell office:value-type="string">
            <text:p>NO-YES</text:p>
          </table:table-cell>
          <table:table-cell table:style-name="ce5" office:value-type="string">
            <text:p>Fachada do Atelier de Aldemir Martins</text:p>
          </table:table-cell>
          <table:table-cell office:value-type="string">
            <text:p>Vidro, Madeira, Ferro, Alvenaria, Concreto, Concreto aparente</text:p>
          </table:table-cell>
          <table:table-cell table:style-name="ce20" office:value-type="string">
            <text:p>Tijolo de barro, Fachada, Parede, Parede curva, Parede inclinada, Muro, Esquadria, Caixilho, Janela, Janela basculante</text:p>
          </table:table-cell>
          <table:table-cell table:style-name="ce20" office:value-type="string">
            <text:p>Casa, Atelier</text:p>
          </table:table-cell>
          <table:table-cell office:value-type="string">
            <text:p>Ponto preto</text:p>
          </table:table-cell>
          <table:table-cell office:value-type="date" office:date-value="1990-08-16">
            <text:p>1990-08-16</text:p>
          </table:table-cell>
          <table:table-cell office:value-type="date" office:date-value="2012-02-07">
            <text:p>2012-02-07</text:p>
          </table:table-cell>
        </table:table-row>
        <table:table-row table:style-name="ro12">
          <table:table-cell office:value-type="float" office:value="66456">
            <text:p>66456</text:p>
          </table:table-cell>
          <table:table-cell office:value-type="string">
            <text:p>9A8148</text:p>
          </table:table-cell>
          <table:table-cell table:style-name="ce5" office:value-type="string">
            <text:p>Atelier de Aldemir Martins</text:p>
          </table:table-cell>
          <table:table-cell table:style-name="ce5" office:value-type="string">
            <text:p>Brasil</text:p>
          </table:table-cell>
          <table:table-cell table:style-name="ce8" office:value-type="string">
            <text:p>SP</text:p>
          </table:table-cell>
          <table:table-cell table:style-name="ce8" office:value-type="string">
            <text:p>São Paulo</text:p>
          </table:table-cell>
          <table:table-cell table:style-name="ce8" office:value-type="string">
            <text:p>Perdizes</text:p>
          </table:table-cell>
          <table:table-cell table:style-name="ce8" office:value-type="string">
            <text:p>Rua Paracué, 181</text:p>
          </table:table-cell>
          <table:table-cell table:style-name="ce5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table:style-name="ce16" office:value-type="float" office:value="1989">
            <text:p>1989</text:p>
          </table:table-cell>
          <table:table-cell office:value-type="string">
            <text:p>LEMOS, Carlos Alberto Cerqueira</text:p>
          </table:table-cell>
          <table:table-cell table:style-name="ce17" office:value-type="float" office:value="1974">
            <text:p>1974</text:p>
          </table:table-cell>
          <table:table-cell office:value-type="string">
            <text:p>NO-YES</text:p>
          </table:table-cell>
          <table:table-cell table:style-name="ce5" office:value-type="string">
            <text:p>Detalhe da fachada do Atelier de Aldemir Martins</text:p>
          </table:table-cell>
          <table:table-cell office:value-type="string">
            <text:p>Vidro, Madeira, Ferro, Concreto, Concreto aparente</text:p>
          </table:table-cell>
          <table:table-cell table:style-name="ce20" office:value-type="string">
            <text:p>Parede, Parede curva, Parede inclinada, Esquadria, Caixilho, Janela, Janela basculante</text:p>
          </table:table-cell>
          <table:table-cell table:style-name="ce20" office:value-type="string">
            <text:p>Casa, Atelier</text:p>
          </table:table-cell>
          <table:table-cell office:value-type="string">
            <text:p>Ponto preto</text:p>
          </table:table-cell>
          <table:table-cell office:value-type="date" office:date-value="1990-08-16">
            <text:p>1990-08-16</text:p>
          </table:table-cell>
          <table:table-cell office:value-type="date" office:date-value="2012-02-07">
            <text:p>2012-02-07</text:p>
          </table:table-cell>
        </table:table-row>
        <table:table-row table:style-name="ro6">
          <table:table-cell office:value-type="float" office:value="66457">
            <text:p>66457</text:p>
          </table:table-cell>
          <table:table-cell office:value-type="string">
            <text:p>9A8148</text:p>
          </table:table-cell>
          <table:table-cell table:style-name="ce5" office:value-type="string">
            <text:p>Atelier de Aldemir Martins</text:p>
          </table:table-cell>
          <table:table-cell table:style-name="ce5" office:value-type="string">
            <text:p>Brasil</text:p>
          </table:table-cell>
          <table:table-cell table:style-name="ce8" office:value-type="string">
            <text:p>SP</text:p>
          </table:table-cell>
          <table:table-cell table:style-name="ce8" office:value-type="string">
            <text:p>São Paulo</text:p>
          </table:table-cell>
          <table:table-cell table:style-name="ce8" office:value-type="string">
            <text:p>Perdizes</text:p>
          </table:table-cell>
          <table:table-cell table:style-name="ce8" office:value-type="string">
            <text:p>Rua Paracué, 181</text:p>
          </table:table-cell>
          <table:table-cell table:style-name="ce5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table:style-name="ce16" office:value-type="float" office:value="1989">
            <text:p>1989</text:p>
          </table:table-cell>
          <table:table-cell office:value-type="string">
            <text:p>LEMOS, Carlos Alberto Cerqueira</text:p>
          </table:table-cell>
          <table:table-cell table:style-name="ce17" office:value-type="float" office:value="1974">
            <text:p>1974</text:p>
          </table:table-cell>
          <table:table-cell office:value-type="string">
            <text:p>NO-YES</text:p>
          </table:table-cell>
          <table:table-cell table:style-name="ce5" office:value-type="string">
            <text:p>Detalhe da fachada do Atelier de Aldemir Martins</text:p>
          </table:table-cell>
          <table:table-cell office:value-type="string">
            <text:p>Vidro, Madeira, Ferro, Alvenaria, Concreto, Concreto aparente</text:p>
          </table:table-cell>
          <table:table-cell table:style-name="ce20" office:value-type="string">
            <text:p>Mesa, Mobiliário, Viga, Laje, Tijolo de barro, Parede, Pano de vidro, Muro, Porta de correr, Escada, Escada caracol</text:p>
          </table:table-cell>
          <table:table-cell table:style-name="ce20" office:value-type="string">
            <text:p>Casa, Atelier</text:p>
          </table:table-cell>
          <table:table-cell office:value-type="string">
            <text:p>Ponto preto</text:p>
          </table:table-cell>
          <table:table-cell office:value-type="date" office:date-value="1990-08-16">
            <text:p>1990-08-16</text:p>
          </table:table-cell>
          <table:table-cell office:value-type="date" office:date-value="2012-02-07">
            <text:p>2012-02-07</text:p>
          </table:table-cell>
        </table:table-row>
        <table:table-row table:style-name="ro4">
          <table:table-cell office:value-type="float" office:value="66458">
            <text:p>66458</text:p>
          </table:table-cell>
          <table:table-cell office:value-type="string">
            <text:p>9A8148</text:p>
          </table:table-cell>
          <table:table-cell table:style-name="ce5" office:value-type="string">
            <text:p>Atelier de Aldemir Martins</text:p>
          </table:table-cell>
          <table:table-cell table:style-name="ce5" office:value-type="string">
            <text:p>Brasil</text:p>
          </table:table-cell>
          <table:table-cell table:style-name="ce8" office:value-type="string">
            <text:p>SP</text:p>
          </table:table-cell>
          <table:table-cell table:style-name="ce8" office:value-type="string">
            <text:p>São Paulo</text:p>
          </table:table-cell>
          <table:table-cell table:style-name="ce8" office:value-type="string">
            <text:p>Perdizes</text:p>
          </table:table-cell>
          <table:table-cell table:style-name="ce8" office:value-type="string">
            <text:p>Rua Paracué, 181</text:p>
          </table:table-cell>
          <table:table-cell table:style-name="ce5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table:style-name="ce16" office:value-type="float" office:value="1989">
            <text:p>1989</text:p>
          </table:table-cell>
          <table:table-cell office:value-type="string">
            <text:p>LEMOS, Carlos Alberto Cerqueira</text:p>
          </table:table-cell>
          <table:table-cell table:style-name="ce17" office:value-type="float" office:value="1974">
            <text:p>1974</text:p>
          </table:table-cell>
          <table:table-cell office:value-type="string">
            <text:p>NO-YES</text:p>
          </table:table-cell>
          <table:table-cell table:style-name="ce5" office:value-type="string">
            <text:p>Detalhe da fachada do Atelier de Aldemir Martins</text:p>
          </table:table-cell>
          <table:table-cell office:value-type="string">
            <text:p>Vidro, Madeira, Ferro, Alvenaria, Concreto, Concreto aparente</text:p>
          </table:table-cell>
          <table:table-cell table:style-name="ce20" office:value-type="string">
            <text:p>Mesa, Mobiliário, Viga, Laje, Tijolo de barro, Parede, Pano de vidro, Muro, Porta de correr, Degrau, Escada, Escada de mão, Cano</text:p>
          </table:table-cell>
          <table:table-cell table:style-name="ce20" office:value-type="string">
            <text:p>Casa, Atelier</text:p>
          </table:table-cell>
          <table:table-cell table:style-name="ce20" office:value-type="string">
            <text:p>Mancha preta, Ponto preto</text:p>
          </table:table-cell>
          <table:table-cell office:value-type="date" office:date-value="1990-08-16">
            <text:p>1990-08-16</text:p>
          </table:table-cell>
          <table:table-cell office:value-type="date" office:date-value="2012-02-07">
            <text:p>2012-02-07</text:p>
          </table:table-cell>
        </table:table-row>
        <table:table-row table:style-name="ro12">
          <table:table-cell office:value-type="float" office:value="66459">
            <text:p>66459</text:p>
          </table:table-cell>
          <table:table-cell office:value-type="string">
            <text:p>9A8148</text:p>
          </table:table-cell>
          <table:table-cell table:style-name="ce5" office:value-type="string">
            <text:p>Atelier de Aldemir Martins</text:p>
          </table:table-cell>
          <table:table-cell table:style-name="ce5" office:value-type="string">
            <text:p>Brasil</text:p>
          </table:table-cell>
          <table:table-cell table:style-name="ce8" office:value-type="string">
            <text:p>SP</text:p>
          </table:table-cell>
          <table:table-cell table:style-name="ce8" office:value-type="string">
            <text:p>São Paulo</text:p>
          </table:table-cell>
          <table:table-cell table:style-name="ce8" office:value-type="string">
            <text:p>Perdizes</text:p>
          </table:table-cell>
          <table:table-cell table:style-name="ce8" office:value-type="string">
            <text:p>Rua Paracué, 181</text:p>
          </table:table-cell>
          <table:table-cell table:style-name="ce5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table:style-name="ce16" office:value-type="float" office:value="1989">
            <text:p>1989</text:p>
          </table:table-cell>
          <table:table-cell office:value-type="string">
            <text:p>LEMOS, Carlos Alberto Cerqueira</text:p>
          </table:table-cell>
          <table:table-cell table:style-name="ce17" office:value-type="float" office:value="1974">
            <text:p>1974</text:p>
          </table:table-cell>
          <table:table-cell office:value-type="string">
            <text:p>NO-YES</text:p>
          </table:table-cell>
          <table:table-cell table:style-name="ce5" office:value-type="string">
            <text:p>Detalhe da fachada do Atelier de Aldemir Martins</text:p>
          </table:table-cell>
          <table:table-cell office:value-type="string">
            <text:p>Vidro, Ferro, Alvenaria, Concreto, Concreto aparente</text:p>
          </table:table-cell>
          <table:table-cell table:style-name="ce20" office:value-type="string">
            <text:p>Tijolo de barro, Parede, Pano de vidro, Muro, Mureta, Degrau, Escada, Cano</text:p>
          </table:table-cell>
          <table:table-cell table:style-name="ce20" office:value-type="string">
            <text:p>Casa, Atelier</text:p>
          </table:table-cell>
          <table:table-cell/>
          <table:table-cell office:value-type="date" office:date-value="1990-08-16">
            <text:p>1990-08-16</text:p>
          </table:table-cell>
          <table:table-cell office:value-type="date" office:date-value="2012-02-07">
            <text:p>2012-02-07</text:p>
          </table:table-cell>
        </table:table-row>
        <table:table-row table:style-name="ro5">
          <table:table-cell office:value-type="float" office:value="66460">
            <text:p>66460</text:p>
          </table:table-cell>
          <table:table-cell office:value-type="string">
            <text:p>9A8148</text:p>
          </table:table-cell>
          <table:table-cell table:style-name="ce5" office:value-type="string">
            <text:p>Atelier de Aldemir Martins</text:p>
          </table:table-cell>
          <table:table-cell table:style-name="ce5" office:value-type="string">
            <text:p>Brasil</text:p>
          </table:table-cell>
          <table:table-cell table:style-name="ce8" office:value-type="string">
            <text:p>SP</text:p>
          </table:table-cell>
          <table:table-cell table:style-name="ce8" office:value-type="string">
            <text:p>São Paulo</text:p>
          </table:table-cell>
          <table:table-cell table:style-name="ce8" office:value-type="string">
            <text:p>Perdizes</text:p>
          </table:table-cell>
          <table:table-cell table:style-name="ce8" office:value-type="string">
            <text:p>Rua Paracué, 181</text:p>
          </table:table-cell>
          <table:table-cell table:style-name="ce5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table:style-name="ce16" office:value-type="float" office:value="1989">
            <text:p>1989</text:p>
          </table:table-cell>
          <table:table-cell office:value-type="string">
            <text:p>LEMOS, Carlos Alberto Cerqueira</text:p>
          </table:table-cell>
          <table:table-cell table:style-name="ce17" office:value-type="float" office:value="1974">
            <text:p>1974</text:p>
          </table:table-cell>
          <table:table-cell office:value-type="string">
            <text:p>NO-YES</text:p>
          </table:table-cell>
          <table:table-cell table:style-name="ce5" office:value-type="string">
            <text:p>Detalhe interno do Atelier de Aldemir Martins</text:p>
          </table:table-cell>
          <table:table-cell office:value-type="string">
            <text:p>Vidro, Madeira, Ferro, Cerâmica, Alvenaria, Concreto, Concreto aparente</text:p>
          </table:table-cell>
          <table:table-cell table:style-name="ce20" office:value-type="string">
            <text:p>Mesa, Estante, Armário, Mobiliário, Escultura, Luminária, Estrutura, Viga, Laje, Cobertura, Tijolo de barro, Parede curva, Guarda-corpo, Degrau, Corrimão, Escada, Escada caracol</text:p>
          </table:table-cell>
          <table:table-cell table:style-name="ce20" office:value-type="string">
            <text:p>Casa, Atelier</text:p>
          </table:table-cell>
          <table:table-cell/>
          <table:table-cell office:value-type="date" office:date-value="1990-08-16">
            <text:p>1990-08-16</text:p>
          </table:table-cell>
          <table:table-cell office:value-type="date" office:date-value="2012-02-07">
            <text:p>2012-02-07</text:p>
          </table:table-cell>
        </table:table-row>
        <table:table-row table:style-name="ro7">
          <table:table-cell office:value-type="float" office:value="66461">
            <text:p>66461</text:p>
          </table:table-cell>
          <table:table-cell office:value-type="string">
            <text:p>9A8148</text:p>
          </table:table-cell>
          <table:table-cell table:style-name="ce5" office:value-type="string">
            <text:p>Atelier de Aldemir Martins</text:p>
          </table:table-cell>
          <table:table-cell table:style-name="ce5" office:value-type="string">
            <text:p>Brasil</text:p>
          </table:table-cell>
          <table:table-cell table:style-name="ce8" office:value-type="string">
            <text:p>SP</text:p>
          </table:table-cell>
          <table:table-cell table:style-name="ce8" office:value-type="string">
            <text:p>São Paulo</text:p>
          </table:table-cell>
          <table:table-cell table:style-name="ce8" office:value-type="string">
            <text:p>Perdizes</text:p>
          </table:table-cell>
          <table:table-cell table:style-name="ce8" office:value-type="string">
            <text:p>Rua Paracué, 181</text:p>
          </table:table-cell>
          <table:table-cell table:style-name="ce5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table:style-name="ce16" office:value-type="float" office:value="1989">
            <text:p>1989</text:p>
          </table:table-cell>
          <table:table-cell office:value-type="string">
            <text:p>LEMOS, Carlos Alberto Cerqueira</text:p>
          </table:table-cell>
          <table:table-cell table:style-name="ce17" office:value-type="float" office:value="1974">
            <text:p>1974</text:p>
          </table:table-cell>
          <table:table-cell office:value-type="string">
            <text:p>NO-YES</text:p>
          </table:table-cell>
          <table:table-cell table:style-name="ce5" office:value-type="string">
            <text:p>Detalhe interno do Atelier de Aldemir Martins</text:p>
          </table:table-cell>
          <table:table-cell office:value-type="string">
            <text:p>Vidro, Ferro, Cerâmica, Alvenaria, Concreto, Concreto aparente</text:p>
          </table:table-cell>
          <table:table-cell table:style-name="ce20" office:value-type="string">
            <text:p>Mesa, Armário, Mobiliário, Escultura, Luminária, Estrutura, Viga, Laje, Tijolo de barro, Parede curva, Esquadria, Janela, Degrau, Corrimão, Escada, Escada caracol</text:p>
          </table:table-cell>
          <table:table-cell table:style-name="ce20" office:value-type="string">
            <text:p>Casa, Atelier</text:p>
          </table:table-cell>
          <table:table-cell/>
          <table:table-cell office:value-type="date" office:date-value="1990-08-16">
            <text:p>1990-08-16</text:p>
          </table:table-cell>
          <table:table-cell office:value-type="date" office:date-value="2012-02-07">
            <text:p>2012-02-07</text:p>
          </table:table-cell>
        </table:table-row>
        <table:table-row table:style-name="ro12">
          <table:table-cell office:value-type="float" office:value="66462">
            <text:p>66462</text:p>
          </table:table-cell>
          <table:table-cell office:value-type="string">
            <text:p>9A8148</text:p>
          </table:table-cell>
          <table:table-cell table:style-name="ce5" office:value-type="string">
            <text:p>Atelier de Aldemir Martins</text:p>
          </table:table-cell>
          <table:table-cell table:style-name="ce5" office:value-type="string">
            <text:p>Brasil</text:p>
          </table:table-cell>
          <table:table-cell table:style-name="ce8" office:value-type="string">
            <text:p>SP</text:p>
          </table:table-cell>
          <table:table-cell table:style-name="ce8" office:value-type="string">
            <text:p>São Paulo</text:p>
          </table:table-cell>
          <table:table-cell table:style-name="ce8" office:value-type="string">
            <text:p>Perdizes</text:p>
          </table:table-cell>
          <table:table-cell table:style-name="ce8" office:value-type="string">
            <text:p>Rua Paracué, 181</text:p>
          </table:table-cell>
          <table:table-cell table:style-name="ce5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table:style-name="ce16" office:value-type="float" office:value="1989">
            <text:p>1989</text:p>
          </table:table-cell>
          <table:table-cell office:value-type="string">
            <text:p>LEMOS, Carlos Alberto Cerqueira</text:p>
          </table:table-cell>
          <table:table-cell table:style-name="ce17" office:value-type="float" office:value="1974">
            <text:p>1974</text:p>
          </table:table-cell>
          <table:table-cell office:value-type="string">
            <text:p>NO-YES</text:p>
          </table:table-cell>
          <table:table-cell table:style-name="ce5" office:value-type="string">
            <text:p>Detalhe interno do Atelier de Aldemir Martins</text:p>
          </table:table-cell>
          <table:table-cell office:value-type="string">
            <text:p>Vidro, Ferro, Cerâmica, Alvenaria, Concreto, Concreto aparente</text:p>
          </table:table-cell>
          <table:table-cell table:style-name="ce20" office:value-type="string">
            <text:p>Mobiliário, Luminária, Tijolo de barro, Pano de vidro, Porta de correr</text:p>
          </table:table-cell>
          <table:table-cell table:style-name="ce20" office:value-type="string">
            <text:p>Casa, Atelier</text:p>
          </table:table-cell>
          <table:table-cell office:value-type="string">
            <text:p>Mancha azul</text:p>
          </table:table-cell>
          <table:table-cell office:value-type="date" office:date-value="1990-08-16">
            <text:p>1990-08-16</text:p>
          </table:table-cell>
          <table:table-cell office:value-type="date" office:date-value="2012-02-07">
            <text:p>2012-02-07</text:p>
          </table:table-cell>
        </table:table-row>
        <table:table-row table:style-name="ro12">
          <table:table-cell office:value-type="float" office:value="66463">
            <text:p>66463</text:p>
          </table:table-cell>
          <table:table-cell office:value-type="string">
            <text:p>9A8148</text:p>
          </table:table-cell>
          <table:table-cell table:style-name="ce5" office:value-type="string">
            <text:p>Atelier de Aldemir Martins</text:p>
          </table:table-cell>
          <table:table-cell table:style-name="ce5" office:value-type="string">
            <text:p>Brasil</text:p>
          </table:table-cell>
          <table:table-cell table:style-name="ce8" office:value-type="string">
            <text:p>SP</text:p>
          </table:table-cell>
          <table:table-cell table:style-name="ce8" office:value-type="string">
            <text:p>São Paulo</text:p>
          </table:table-cell>
          <table:table-cell table:style-name="ce8" office:value-type="string">
            <text:p>Perdizes</text:p>
          </table:table-cell>
          <table:table-cell table:style-name="ce8" office:value-type="string">
            <text:p>Rua Paracué, 181</text:p>
          </table:table-cell>
          <table:table-cell table:style-name="ce5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table:style-name="ce16" office:value-type="float" office:value="1989">
            <text:p>1989</text:p>
          </table:table-cell>
          <table:table-cell office:value-type="string">
            <text:p>LEMOS, Carlos Alberto Cerqueira</text:p>
          </table:table-cell>
          <table:table-cell table:style-name="ce17" office:value-type="float" office:value="1974">
            <text:p>1974</text:p>
          </table:table-cell>
          <table:table-cell office:value-type="string">
            <text:p>NO-YES</text:p>
          </table:table-cell>
          <table:table-cell table:style-name="ce5" office:value-type="string">
            <text:p>Detalhe interno do Atelier de Aldemir Martins</text:p>
          </table:table-cell>
          <table:table-cell office:value-type="string">
            <text:p>Vidro, Ferro, Concreto, Concreto aparente</text:p>
          </table:table-cell>
          <table:table-cell table:style-name="ce20" office:value-type="string">
            <text:p>Estante, Mobiliário, Pano de vidro, Muro, Esquadria, Caixilho, Janela, Janela basculante</text:p>
          </table:table-cell>
          <table:table-cell table:style-name="ce20" office:value-type="string">
            <text:p>Casa, Atelier</text:p>
          </table:table-cell>
          <table:table-cell table:style-name="ce20" office:value-type="string">
            <text:p>Azulada, Ponto preto</text:p>
          </table:table-cell>
          <table:table-cell office:value-type="date" office:date-value="1990-08-16">
            <text:p>1990-08-16</text:p>
          </table:table-cell>
          <table:table-cell office:value-type="date" office:date-value="2012-02-07">
            <text:p>2012-02-07</text:p>
          </table:table-cell>
        </table:table-row>
        <table:table-row table:style-name="ro6">
          <table:table-cell office:value-type="float" office:value="66464">
            <text:p>66464</text:p>
          </table:table-cell>
          <table:table-cell office:value-type="string">
            <text:p>9A8148</text:p>
          </table:table-cell>
          <table:table-cell table:style-name="ce5" office:value-type="string">
            <text:p>Atelier de Aldemir Martins</text:p>
          </table:table-cell>
          <table:table-cell table:style-name="ce5" office:value-type="string">
            <text:p>Brasil</text:p>
          </table:table-cell>
          <table:table-cell table:style-name="ce8" office:value-type="string">
            <text:p>SP</text:p>
          </table:table-cell>
          <table:table-cell table:style-name="ce8" office:value-type="string">
            <text:p>São Paulo</text:p>
          </table:table-cell>
          <table:table-cell table:style-name="ce8" office:value-type="string">
            <text:p>Perdizes</text:p>
          </table:table-cell>
          <table:table-cell table:style-name="ce8" office:value-type="string">
            <text:p>Rua Paracué, 181</text:p>
          </table:table-cell>
          <table:table-cell table:style-name="ce5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table:style-name="ce16" office:value-type="float" office:value="1989">
            <text:p>1989</text:p>
          </table:table-cell>
          <table:table-cell office:value-type="string">
            <text:p>LEMOS, Carlos Alberto Cerqueira</text:p>
          </table:table-cell>
          <table:table-cell table:style-name="ce17" office:value-type="float" office:value="1974">
            <text:p>1974</text:p>
          </table:table-cell>
          <table:table-cell office:value-type="string">
            <text:p>NO-YES</text:p>
          </table:table-cell>
          <table:table-cell table:style-name="ce5" office:value-type="string">
            <text:p>Detalhe interno do Atelier de Aldemir Martins</text:p>
          </table:table-cell>
          <table:table-cell office:value-type="string">
            <text:p>Vidro, Ferro, Alvenaria, Concreto, Concreto aparente, Madeira</text:p>
          </table:table-cell>
          <table:table-cell table:style-name="ce20" office:value-type="string">
            <text:p>Armário, Mobiliário, Luminária, Tijolo de barro, Parede curva, Esquadria, Caixilho, Janela, Janela basculante, Piso de madeira</text:p>
          </table:table-cell>
          <table:table-cell table:style-name="ce20" office:value-type="string">
            <text:p>Casa, Atelier</text:p>
          </table:table-cell>
          <table:table-cell/>
          <table:table-cell office:value-type="date" office:date-value="1990-08-16">
            <text:p>1990-08-16</text:p>
          </table:table-cell>
          <table:table-cell office:value-type="date" office:date-value="2012-02-07">
            <text:p>2012-02-07</text:p>
          </table:table-cell>
        </table:table-row>
        <table:table-row table:style-name="ro9">
          <table:table-cell office:value-type="float" office:value="66465">
            <text:p>66465</text:p>
          </table:table-cell>
          <table:table-cell office:value-type="string">
            <text:p>9A8148</text:p>
          </table:table-cell>
          <table:table-cell table:style-name="ce5" office:value-type="string">
            <text:p>Atelier de Aldemir Martins</text:p>
          </table:table-cell>
          <table:table-cell table:style-name="ce5" office:value-type="string">
            <text:p>Brasil</text:p>
          </table:table-cell>
          <table:table-cell table:style-name="ce8" office:value-type="string">
            <text:p>SP</text:p>
          </table:table-cell>
          <table:table-cell table:style-name="ce8" office:value-type="string">
            <text:p>São Paulo</text:p>
          </table:table-cell>
          <table:table-cell table:style-name="ce8" office:value-type="string">
            <text:p>Perdizes</text:p>
          </table:table-cell>
          <table:table-cell table:style-name="ce8" office:value-type="string">
            <text:p>Rua Paracué, 181</text:p>
          </table:table-cell>
          <table:table-cell table:style-name="ce5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table:style-name="ce16" office:value-type="float" office:value="1989">
            <text:p>1989</text:p>
          </table:table-cell>
          <table:table-cell office:value-type="string">
            <text:p>LEMOS, Carlos Alberto Cerqueira</text:p>
          </table:table-cell>
          <table:table-cell table:style-name="ce17" office:value-type="float" office:value="1974">
            <text:p>1974</text:p>
          </table:table-cell>
          <table:table-cell office:value-type="string">
            <text:p>NO-YES</text:p>
          </table:table-cell>
          <table:table-cell table:style-name="ce5" office:value-type="string">
            <text:p>Detalhe interno do Atelier de Aldemir Martins</text:p>
          </table:table-cell>
          <table:table-cell office:value-type="string">
            <text:p>Vidro, Ferro, Cerâmica, Alvenaria, Concreto, Concreto aparente</text:p>
          </table:table-cell>
          <table:table-cell table:style-name="ce20" office:value-type="string">
            <text:p>Mobiliário, Escultura, Estrutura, Viga, Cobertura, Tijolo de barro, Pano de vidro, Muro, Esquadria, Caixilho, Janela, Porta, Porta de correr, Corrimão, Vitral</text:p>
          </table:table-cell>
          <table:table-cell table:style-name="ce20" office:value-type="string">
            <text:p>Casa, Atelier</text:p>
          </table:table-cell>
          <table:table-cell office:value-type="string">
            <text:p>Ponto preto</text:p>
          </table:table-cell>
          <table:table-cell office:value-type="date" office:date-value="1990-08-16">
            <text:p>1990-08-16</text:p>
          </table:table-cell>
          <table:table-cell office:value-type="date" office:date-value="2012-02-07">
            <text:p>2012-02-07</text:p>
          </table:table-cell>
        </table:table-row>
        <table:table-row table:style-name="ro8">
          <table:table-cell office:value-type="float" office:value="66466">
            <text:p>66466</text:p>
          </table:table-cell>
          <table:table-cell office:value-type="string">
            <text:p>9A8148</text:p>
          </table:table-cell>
          <table:table-cell table:style-name="ce5" office:value-type="string">
            <text:p>Atelier de Aldemir Martins</text:p>
          </table:table-cell>
          <table:table-cell table:style-name="ce5" office:value-type="string">
            <text:p>Brasil</text:p>
          </table:table-cell>
          <table:table-cell table:style-name="ce8" office:value-type="string">
            <text:p>SP</text:p>
          </table:table-cell>
          <table:table-cell table:style-name="ce8" office:value-type="string">
            <text:p>São Paulo</text:p>
          </table:table-cell>
          <table:table-cell table:style-name="ce8" office:value-type="string">
            <text:p>Perdizes</text:p>
          </table:table-cell>
          <table:table-cell table:style-name="ce8" office:value-type="string">
            <text:p>Rua Paracué, 181</text:p>
          </table:table-cell>
          <table:table-cell table:style-name="ce5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table:style-name="ce16" office:value-type="float" office:value="1989">
            <text:p>1989</text:p>
          </table:table-cell>
          <table:table-cell office:value-type="string">
            <text:p>LEMOS, Carlos Alberto Cerqueira</text:p>
          </table:table-cell>
          <table:table-cell table:style-name="ce17" office:value-type="float" office:value="1974">
            <text:p>1974</text:p>
          </table:table-cell>
          <table:table-cell office:value-type="string">
            <text:p>NO-YES</text:p>
          </table:table-cell>
          <table:table-cell table:style-name="ce5" office:value-type="string">
            <text:p>Detalhe interno do Atelier de Aldemir Martins</text:p>
          </table:table-cell>
          <table:table-cell office:value-type="string">
            <text:p>Vidro, Ferro, Alvenaria, Concreto, Concreto aparente</text:p>
          </table:table-cell>
          <table:table-cell table:style-name="ce20" office:value-type="string">
            <text:p>Escultura, Estrutura, Viga, Cobertura, Tijolo de barro, Pano de vidro, Muro, Esquadria, Caixilho, Janela, Vitral </text:p>
          </table:table-cell>
          <table:table-cell table:style-name="ce20" office:value-type="string">
            <text:p>Casa, Atelier</text:p>
          </table:table-cell>
          <table:table-cell/>
          <table:table-cell office:value-type="date" office:date-value="1990-08-16">
            <text:p>1990-08-16</text:p>
          </table:table-cell>
          <table:table-cell office:value-type="date" office:date-value="2012-02-07">
            <text:p>2012-02-07</text:p>
          </table:table-cell>
        </table:table-row>
        <table:table-row table:style-name="ro3">
          <table:table-cell office:value-type="float" office:value="66467">
            <text:p>66467</text:p>
          </table:table-cell>
          <table:table-cell office:value-type="string">
            <text:p>9A8148</text:p>
          </table:table-cell>
          <table:table-cell table:style-name="ce5" office:value-type="string">
            <text:p>Atelier de Aldemir Martins</text:p>
          </table:table-cell>
          <table:table-cell table:style-name="ce5" office:value-type="string">
            <text:p>Brasil</text:p>
          </table:table-cell>
          <table:table-cell table:style-name="ce8" office:value-type="string">
            <text:p>SP</text:p>
          </table:table-cell>
          <table:table-cell table:style-name="ce8" office:value-type="string">
            <text:p>São Paulo</text:p>
          </table:table-cell>
          <table:table-cell table:style-name="ce8" office:value-type="string">
            <text:p>Perdizes</text:p>
          </table:table-cell>
          <table:table-cell table:style-name="ce8" office:value-type="string">
            <text:p>Rua Paracué, 181</text:p>
          </table:table-cell>
          <table:table-cell table:style-name="ce5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table:style-name="ce16" office:value-type="float" office:value="1989">
            <text:p>1989</text:p>
          </table:table-cell>
          <table:table-cell office:value-type="string">
            <text:p>LEMOS, Carlos Alberto Cerqueira</text:p>
          </table:table-cell>
          <table:table-cell table:style-name="ce17" office:value-type="float" office:value="1974">
            <text:p>1974</text:p>
          </table:table-cell>
          <table:table-cell office:value-type="string">
            <text:p>NO-YES</text:p>
          </table:table-cell>
          <table:table-cell table:style-name="ce20" office:value-type="string">
            <text:p>Detalhe interno do Atelier de Aldemir Martins</text:p>
          </table:table-cell>
          <table:table-cell office:value-type="string">
            <text:p>Vidro, Concreto, Concreto aparente</text:p>
          </table:table-cell>
          <table:table-cell table:style-name="ce20" office:value-type="string">
            <text:p>Estrutura, Cobertura, Pano de vidro, Vitral</text:p>
          </table:table-cell>
          <table:table-cell table:style-name="ce20" office:value-type="string">
            <text:p>Casa, Atelier</text:p>
          </table:table-cell>
          <table:table-cell/>
          <table:table-cell office:value-type="date" office:date-value="1990-08-16">
            <text:p>1990-08-16</text:p>
          </table:table-cell>
          <table:table-cell office:value-type="date" office:date-value="2012-02-07">
            <text:p>2012-02-07</text:p>
          </table:table-cell>
        </table:table-row>
        <table:table-row table:style-name="ro3">
          <table:table-cell office:value-type="float" office:value="66468">
            <text:p>66468</text:p>
          </table:table-cell>
          <table:table-cell office:value-type="string">
            <text:p>9A8148</text:p>
          </table:table-cell>
          <table:table-cell table:style-name="ce5" office:value-type="string">
            <text:p>Atelier de Aldemir Martins</text:p>
          </table:table-cell>
          <table:table-cell table:style-name="ce5" office:value-type="string">
            <text:p>Brasil</text:p>
          </table:table-cell>
          <table:table-cell table:style-name="ce8" office:value-type="string">
            <text:p>SP</text:p>
          </table:table-cell>
          <table:table-cell table:style-name="ce8" office:value-type="string">
            <text:p>São Paulo</text:p>
          </table:table-cell>
          <table:table-cell table:style-name="ce8" office:value-type="string">
            <text:p>Perdizes</text:p>
          </table:table-cell>
          <table:table-cell table:style-name="ce8" office:value-type="string">
            <text:p>Rua Paracué, 181</text:p>
          </table:table-cell>
          <table:table-cell table:style-name="ce5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table:style-name="ce16" office:value-type="float" office:value="1989">
            <text:p>1989</text:p>
          </table:table-cell>
          <table:table-cell office:value-type="string">
            <text:p>LEMOS, Carlos Alberto Cerqueira</text:p>
          </table:table-cell>
          <table:table-cell table:style-name="ce17" office:value-type="float" office:value="1974">
            <text:p>1974</text:p>
          </table:table-cell>
          <table:table-cell office:value-type="string">
            <text:p>NO-YES</text:p>
          </table:table-cell>
          <table:table-cell table:style-name="ce20" office:value-type="string">
            <text:p>Detalhe interno do Atelier de Aldemir Martins</text:p>
          </table:table-cell>
          <table:table-cell table:style-name="ce22" office:value-type="string">
            <text:p>Vidro</text:p>
          </table:table-cell>
          <table:table-cell table:style-name="ce20" office:value-type="string">
            <text:p>Pano de vidro, Vitral</text:p>
          </table:table-cell>
          <table:table-cell table:style-name="ce20" office:value-type="string">
            <text:p>Casa, Atelier</text:p>
          </table:table-cell>
          <table:table-cell/>
          <table:table-cell office:value-type="date" office:date-value="1990-08-16">
            <text:p>1990-08-16</text:p>
          </table:table-cell>
          <table:table-cell office:value-type="date" office:date-value="2012-02-07">
            <text:p>2012-02-07</text:p>
          </table:table-cell>
        </table:table-row>
        <table:table-row table:style-name="ro3">
          <table:table-cell office:value-type="float" office:value="66469">
            <text:p>66469</text:p>
          </table:table-cell>
          <table:table-cell office:value-type="string">
            <text:p>9A8148</text:p>
          </table:table-cell>
          <table:table-cell table:style-name="ce5" office:value-type="string">
            <text:p>Atelier de Aldemir Martins</text:p>
          </table:table-cell>
          <table:table-cell table:style-name="ce5" office:value-type="string">
            <text:p>Brasil</text:p>
          </table:table-cell>
          <table:table-cell table:style-name="ce8" office:value-type="string">
            <text:p>SP</text:p>
          </table:table-cell>
          <table:table-cell table:style-name="ce8" office:value-type="string">
            <text:p>São Paulo</text:p>
          </table:table-cell>
          <table:table-cell table:style-name="ce8" office:value-type="string">
            <text:p>Perdizes</text:p>
          </table:table-cell>
          <table:table-cell table:style-name="ce8" office:value-type="string">
            <text:p>Rua Paracué, 181</text:p>
          </table:table-cell>
          <table:table-cell table:style-name="ce5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table:style-name="ce16" office:value-type="float" office:value="1989">
            <text:p>1989</text:p>
          </table:table-cell>
          <table:table-cell office:value-type="string">
            <text:p>LEMOS, Carlos Alberto Cerqueira</text:p>
          </table:table-cell>
          <table:table-cell table:style-name="ce17" office:value-type="float" office:value="1974">
            <text:p>1974</text:p>
          </table:table-cell>
          <table:table-cell office:value-type="string">
            <text:p>NO-YES</text:p>
          </table:table-cell>
          <table:table-cell table:style-name="ce20" office:value-type="string">
            <text:p>Detalhe interno do Atelier de Aldemir Martins</text:p>
          </table:table-cell>
          <table:table-cell office:value-type="string">
            <text:p>Ferro</text:p>
          </table:table-cell>
          <table:table-cell table:style-name="ce20" office:value-type="string">
            <text:p>Mobiliário, Escultura, Degrau, Corrimão, Escada, Escada caracol</text:p>
          </table:table-cell>
          <table:table-cell table:style-name="ce20" office:value-type="string">
            <text:p>Casa, Atelier</text:p>
          </table:table-cell>
          <table:table-cell/>
          <table:table-cell office:value-type="date" office:date-value="1990-08-16">
            <text:p>1990-08-16</text:p>
          </table:table-cell>
          <table:table-cell office:value-type="date" office:date-value="2012-02-07">
            <text:p>2012-02-07</text:p>
          </table:table-cell>
        </table:table-row>
        <table:table-row table:style-name="ro3">
          <table:table-cell office:value-type="float" office:value="9900">
            <text:p>9900</text:p>
          </table:table-cell>
          <table:table-cell office:value-type="string">
            <text:p>9A816</text:p>
          </table:table-cell>
          <table:table-cell office:value-type="string">
            <text:p>Residência Milton Guper</text:p>
          </table:table-cell>
          <table:table-cell table:style-name="ce6" office:value-type="string">
            <text:p>Brasil</text:p>
          </table:table-cell>
          <table:table-cell table:style-name="ce6" office:value-type="string">
            <text:p>SP</text:p>
          </table:table-cell>
          <table:table-cell table:style-name="ce6" office:value-type="string">
            <text:p>São Paulo</text:p>
          </table:table-cell>
          <table:table-cell office:value-type="string">
            <text:p>Jardim América</text:p>
          </table:table-cell>
          <table:table-cell office:value-type="string">
            <text:p>Rua Nicarágua com a Rua Venezuela</text:p>
          </table:table-cell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65">
            <text:p>1965</text:p>
          </table:table-cell>
          <table:table-cell table:style-name="ce2" office:value-type="string">
            <text:p>LEVI, Rino; CÉSAR, Roberto Cerqueira; FRANCO, Luís Roberto Carvalho</text:p>
          </table:table-cell>
          <table:table-cell office:value-type="float" office:value="1951">
            <text:p>1951</text:p>
          </table:table-cell>
          <table:table-cell office:value-type="string">
            <text:p>NO-YES</text:p>
          </table:table-cell>
          <table:table-cell office:value-type="string">
            <text:p>Interior da Residência Milton Guper</text:p>
          </table:table-cell>
          <table:table-cell table:style-name="ce11" office:value-type="string">
            <text:p>Vidro, Alvenaria, Madeira</text:p>
          </table:table-cell>
          <table:table-cell table:style-name="ce23" office:value-type="string">
            <text:p>Mesa, Mobiliário, Pilar, Pérgola, Piso de madeira</text:p>
          </table:table-cell>
          <table:table-cell table:style-name="ce2" office:value-type="string">
            <text:p>Habitação, Casa, Residência, Jardim</text:p>
          </table:table-cell>
          <table:table-cell table:style-name="ce2" office:value-type="string">
            <text:p>Preto e branco, Pontos pretos</text:p>
          </table:table-cell>
          <table:table-cell table:style-name="ce26" office:value-type="date" office:date-value="1965-11-08">
            <text:p>1965-11-08</text:p>
          </table:table-cell>
          <table:table-cell office:value-type="date" office:date-value="2012-02-13">
            <text:p>2012-02-13</text:p>
          </table:table-cell>
        </table:table-row>
        <table:table-row table:style-name="ro13">
          <table:table-cell table:style-name="ce3" office:value-type="float" office:value="37339">
            <text:p>37339</text:p>
          </table:table-cell>
          <table:table-cell table:style-name="ce3" office:value-type="string">
            <text:p>9A818</text:p>
          </table:table-cell>
          <table:table-cell table:style-name="ce3" office:value-type="string">
            <text:p>Edifício do Bank of London &amp; South America LTD.</text:p>
          </table:table-cell>
          <table:table-cell table:style-name="ce3" office:value-type="string">
            <text:p>Brasil</text:p>
          </table:table-cell>
          <table:table-cell table:style-name="ce3" office:value-type="string">
            <text:p>SP</text:p>
          </table:table-cell>
          <table:table-cell table:style-name="ce3" office:value-type="string">
            <text:p>São Paulo</text:p>
          </table:table-cell>
          <table:table-cell table:style-name="ce9" office:value-type="string">
            <text:p>Centro</text:p>
          </table:table-cell>
          <table:table-cell table:style-name="ce3" office:value-type="string">
            <text:p>Rua 15 de Novembro com a Rua da Quitanda</text:p>
          </table:table-cell>
          <table:table-cell table:style-name="ce3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table:style-name="ce15" office:value-type="float" office:value="1976">
            <text:p>1976</text:p>
          </table:table-cell>
          <table:table-cell table:style-name="ce9" office:value-type="string">
            <text:p>MINDLIN, Henrique Ephin; PALANTI, Giancarlo; AMARAL, Walmir Lima; FONDOUKAS, Marc Demetre; FRANCO, Pedro A. V.; CARVALHO, Osmar; RIBEIRO, Mário; VERJOVSKY, Olga</text:p>
          </table:table-cell>
          <table:table-cell table:style-name="ce15" office:value-type="float" office:value="1959">
            <text:p>1959</text:p>
          </table:table-cell>
          <table:table-cell office:value-type="string">
            <text:p>NO-YES</text:p>
          </table:table-cell>
          <table:table-cell table:style-name="ce9" office:value-type="string">
            <text:p>Detalhe da fachada do Edifício do Bank of London &amp; South America LTD</text:p>
          </table:table-cell>
          <table:table-cell table:style-name="ce18" office:value-type="string">
            <text:p>Ferro, Vidro, Pedra, Mármore</text:p>
          </table:table-cell>
          <table:table-cell table:style-name="ce18" office:value-type="string">
            <text:p>Pano de vidro, Esquadria, Escada de mão, Empena</text:p>
          </table:table-cell>
          <table:table-cell table:style-name="ce18" office:value-type="string">
            <text:p>Comercial, Banco, Edifício, Prédio</text:p>
          </table:table-cell>
          <table:table-cell table:style-name="ce18" office:value-type="string">
            <text:p>Azulada, Ponto preto</text:p>
          </table:table-cell>
          <table:table-cell table:style-name="ce27" office:value-type="date" office:date-value="1977-10-04">
            <text:p>1977-10-04</text:p>
          </table:table-cell>
          <table:table-cell table:style-name="ce27" office:value-type="date" office:date-value="2012-03-21">
            <text:p>2012-03-21</text:p>
          </table:table-cell>
        </table:table-row>
        <table:table-row table:style-name="ro13">
          <table:table-cell office:value-type="float" office:value="37340">
            <text:p>37340</text:p>
          </table:table-cell>
          <table:table-cell office:value-type="string">
            <text:p>9A818</text:p>
          </table:table-cell>
          <table:table-cell table:style-name="ce3" office:value-type="string">
            <text:p>Edifício do Bank of London &amp; South America LTD.</text:p>
          </table:table-cell>
          <table:table-cell office:value-type="string">
            <text:p>Brasil</text:p>
          </table:table-cell>
          <table:table-cell office:value-type="string">
            <text:p>SP</text:p>
          </table:table-cell>
          <table:table-cell office:value-type="string">
            <text:p>São Paulo</text:p>
          </table:table-cell>
          <table:table-cell table:style-name="ce10" office:value-type="string">
            <text:p>Centro</text:p>
          </table:table-cell>
          <table:table-cell office:value-type="string">
            <text:p>Rua XV de Novembro com a Rua da Quitanda</text:p>
          </table:table-cell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76">
            <text:p>1976</text:p>
          </table:table-cell>
          <table:table-cell table:style-name="ce9" office:value-type="string">
            <text:p>MINDLIN, Henrique Ephin; PALANTI, Giancarlo; AMARAL, Walmir Lima; FONDOUKAS, Marc Demetre; FRANCO, Pedro A. V.; CARVALHO, Osmar; RIBEIRO, Mário; VERJOVSKY, Olga</text:p>
          </table:table-cell>
          <table:table-cell office:value-type="float" office:value="1959">
            <text:p>1959</text:p>
          </table:table-cell>
          <table:table-cell office:value-type="string">
            <text:p>NO-YES</text:p>
          </table:table-cell>
          <table:table-cell table:style-name="ce10" office:value-type="string">
            <text:p>Detalhe do Edifício do Bank of London &amp; South America LTD</text:p>
          </table:table-cell>
          <table:table-cell table:style-name="ce18" office:value-type="string">
            <text:p>Ferro, Vidro</text:p>
          </table:table-cell>
          <table:table-cell office:value-type="string">
            <text:p>Pano de vidro, Esquadria, Veneziana</text:p>
          </table:table-cell>
          <table:table-cell office:value-type="string">
            <text:p>Comercial, Banco, Edifício, Prédio, Calçada, Rua</text:p>
          </table:table-cell>
          <table:table-cell table:style-name="ce14" office:value-type="string">
            <text:p>Ponto preto</text:p>
          </table:table-cell>
          <table:table-cell office:value-type="date" office:date-value="1977-10-04">
            <text:p>1977-10-04</text:p>
          </table:table-cell>
          <table:table-cell office:value-type="date" office:date-value="2012-03-21">
            <text:p>2012-03-21</text:p>
          </table:table-cell>
        </table:table-row>
        <table:table-row table:style-name="ro13">
          <table:table-cell office:value-type="float" office:value="37341">
            <text:p>37341</text:p>
          </table:table-cell>
          <table:table-cell office:value-type="string">
            <text:p>9A818</text:p>
          </table:table-cell>
          <table:table-cell table:style-name="ce3" office:value-type="string">
            <text:p>Edifício do Bank of London &amp; South America LTD.</text:p>
          </table:table-cell>
          <table:table-cell office:value-type="string">
            <text:p>Brasil</text:p>
          </table:table-cell>
          <table:table-cell office:value-type="string">
            <text:p>SP</text:p>
          </table:table-cell>
          <table:table-cell office:value-type="string">
            <text:p>São Paulo</text:p>
          </table:table-cell>
          <table:table-cell table:style-name="ce10" office:value-type="string">
            <text:p>Centro</text:p>
          </table:table-cell>
          <table:table-cell office:value-type="string">
            <text:p>Rua XV de Novembro com a Rua da Quitanda</text:p>
          </table:table-cell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76">
            <text:p>1976</text:p>
          </table:table-cell>
          <table:table-cell table:style-name="ce9" office:value-type="string">
            <text:p>MINDLIN, Henrique Ephin; PALANTI, Giancarlo; AMARAL, Walmir Lima; FONDOUKAS, Marc Demetre; FRANCO, Pedro A. V.; CARVALHO, Osmar; RIBEIRO, Mário; VERJOVSKY, Olga</text:p>
          </table:table-cell>
          <table:table-cell office:value-type="float" office:value="1959">
            <text:p>1959</text:p>
          </table:table-cell>
          <table:table-cell office:value-type="string">
            <text:p>NO-YES</text:p>
          </table:table-cell>
          <table:table-cell table:style-name="ce10" office:value-type="string">
            <text:p>Detalhe do Edifício do Bank of London &amp; South America LTD</text:p>
          </table:table-cell>
          <table:table-cell table:style-name="ce18" office:value-type="string">
            <text:p>Ferro, Vidro, Pedra, Mármore</text:p>
          </table:table-cell>
          <table:table-cell office:value-type="string">
            <text:p>Pano de vidro, Esquadria, Veneziana, Plano inclinado, Guarda-corpo</text:p>
          </table:table-cell>
          <table:table-cell office:value-type="string">
            <text:p>Comercial, Banco, Edifício, Prédio, Calçada, Rua</text:p>
          </table:table-cell>
          <table:table-cell table:style-name="ce11" office:value-type="string">
            <text:p>Azulada, Pontos pretos</text:p>
          </table:table-cell>
          <table:table-cell office:value-type="date" office:date-value="1977-10-04">
            <text:p>1977-10-04</text:p>
          </table:table-cell>
          <table:table-cell office:value-type="date" office:date-value="2012-03-21">
            <text:p>2012-03-21</text:p>
          </table:table-cell>
        </table:table-row>
        <table:table-row table:style-name="ro14">
          <table:table-cell office:value-type="float" office:value="47245">
            <text:p>47245</text:p>
          </table:table-cell>
          <table:table-cell office:value-type="string">
            <text:p>9A816</text:p>
          </table:table-cell>
          <table:table-cell office:value-type="string">
            <text:p>Casas populares no Rio Grande do Norte</text:p>
          </table:table-cell>
          <table:table-cell office:value-type="string">
            <text:p>Brasil</text:p>
          </table:table-cell>
          <table:table-cell office:value-type="string">
            <text:p>RN</text:p>
          </table:table-cell>
          <table:table-cell office:value-type="string">
            <text:p>Natal</text:p>
          </table:table-cell>
          <table:table-cell table:number-columns-repeated="2"/>
          <table:table-cell table:style-name="ce3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81">
            <text:p>1981</text:p>
          </table:table-cell>
          <table:table-cell table:style-name="ce14"/>
          <table:table-cell office:value-type="string">
            <text:p>null</text:p>
          </table:table-cell>
          <table:table-cell office:value-type="string">
            <text:p>NO-YES</text:p>
          </table:table-cell>
          <table:table-cell office:value-type="string">
            <text:p>Vista geral das Casas populares no Rio Grande do Norte</text:p>
          </table:table-cell>
          <table:table-cell table:style-name="ce2" office:value-type="string">
            <text:p>Vidro, Cerâmica, Madeira, Alvenaria</text:p>
          </table:table-cell>
          <table:table-cell table:style-name="ce2" office:value-type="string">
            <text:p>Cobertura, Telha, Telha cerâmica, Telhado, Beiral, Platibanda, Grade, Mureta, Janela, Janela de correr, Veneziana, Porta, Portão, Portinhola, Degrau, Escada, Cano, Paralelepípedo, Azulejo</text:p>
          </table:table-cell>
          <table:table-cell table:style-name="ce2" office:value-type="string">
            <text:p>Habitação, Residência, Casa, Rua</text:p>
          </table:table-cell>
          <table:table-cell table:style-name="ce14"/>
          <table:table-cell office:value-type="date" office:date-value="1981-07-27">
            <text:p>1981-07-27</text:p>
          </table:table-cell>
          <table:table-cell office:value-type="date" office:date-value="2012-03-28">
            <text:p>2012-03-28</text:p>
          </table:table-cell>
        </table:table-row>
        <table:table-row table:style-name="ro8">
          <table:table-cell office:value-type="float" office:value="47246">
            <text:p>47246</text:p>
          </table:table-cell>
          <table:table-cell office:value-type="string">
            <text:p>9A816</text:p>
          </table:table-cell>
          <table:table-cell office:value-type="string">
            <text:p>Casas populares no Rio Grande do Norte</text:p>
          </table:table-cell>
          <table:table-cell office:value-type="string">
            <text:p>Brasil</text:p>
          </table:table-cell>
          <table:table-cell office:value-type="string">
            <text:p>RN</text:p>
          </table:table-cell>
          <table:table-cell office:value-type="string">
            <text:p>Natal</text:p>
          </table:table-cell>
          <table:table-cell table:number-columns-repeated="2"/>
          <table:table-cell table:style-name="ce3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81">
            <text:p>1981</text:p>
          </table:table-cell>
          <table:table-cell table:style-name="ce14"/>
          <table:table-cell office:value-type="string">
            <text:p>null</text:p>
          </table:table-cell>
          <table:table-cell office:value-type="string">
            <text:p>NO-YES</text:p>
          </table:table-cell>
          <table:table-cell office:value-type="string">
            <text:p>Detalhe de uma das Casas populares no Rio Grande do Norte</text:p>
          </table:table-cell>
          <table:table-cell table:style-name="ce2" office:value-type="string">
            <text:p>Vidro, Cerâmica, Madeira, Alvenaria</text:p>
          </table:table-cell>
          <table:table-cell table:style-name="ce2" office:value-type="string">
            <text:p>Cobertura, Telha, Telha cerâmica, Telhado, Beiral, Platibanda, Janela, Janela pivotante, Porta, Degrau, Cano</text:p>
          </table:table-cell>
          <table:table-cell table:style-name="ce2" office:value-type="string">
            <text:p>Habitação, Residência, Casa</text:p>
          </table:table-cell>
          <table:table-cell table:style-name="ce14" office:value-type="string">
            <text:p>Pontos pretos</text:p>
          </table:table-cell>
          <table:table-cell office:value-type="date" office:date-value="1981-07-27">
            <text:p>1981-07-27</text:p>
          </table:table-cell>
          <table:table-cell office:value-type="date" office:date-value="2012-03-28">
            <text:p>2012-03-28</text:p>
          </table:table-cell>
        </table:table-row>
        <table:table-row table:style-name="ro7">
          <table:table-cell office:value-type="float" office:value="47256">
            <text:p>47256</text:p>
          </table:table-cell>
          <table:table-cell office:value-type="string">
            <text:p>9A816</text:p>
          </table:table-cell>
          <table:table-cell office:value-type="string">
            <text:p>Casas populares no Rio Grande do Norte</text:p>
          </table:table-cell>
          <table:table-cell office:value-type="string">
            <text:p>Brasil</text:p>
          </table:table-cell>
          <table:table-cell office:value-type="string">
            <text:p>RN</text:p>
          </table:table-cell>
          <table:table-cell office:value-type="string">
            <text:p>Natal</text:p>
          </table:table-cell>
          <table:table-cell office:value-type="string">
            <text:p>Pirangi</text:p>
          </table:table-cell>
          <table:table-cell/>
          <table:table-cell table:style-name="ce3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81">
            <text:p>1981</text:p>
          </table:table-cell>
          <table:table-cell table:style-name="ce14"/>
          <table:table-cell office:value-type="string">
            <text:p>null</text:p>
          </table:table-cell>
          <table:table-cell office:value-type="string">
            <text:p>NO-YES</text:p>
          </table:table-cell>
          <table:table-cell office:value-type="string">
            <text:p>Vista geral das Casas populares no Rio Grande do Norte</text:p>
          </table:table-cell>
          <table:table-cell table:style-name="ce2" office:value-type="string">
            <text:p>Vidro, Cerâmica, Madeira, Alvenaria</text:p>
          </table:table-cell>
          <table:table-cell table:style-name="ce2" office:value-type="string">
            <text:p>Cobertura, Telha, Telha cerâmica, Telhado, Beiral, Platibanda, Grade, Mureta, Janela, Veneziana, Porta, Portão, Portinhola, Degrau, Escada, Cano, Paralelepípedo</text:p>
          </table:table-cell>
          <table:table-cell table:style-name="ce2" office:value-type="string">
            <text:p>Habitação, Residência, Casa, Poste, Rua</text:p>
          </table:table-cell>
          <table:table-cell table:style-name="ce14"/>
          <table:table-cell office:value-type="date" office:date-value="1981-07-27">
            <text:p>1981-07-27</text:p>
          </table:table-cell>
          <table:table-cell office:value-type="date" office:date-value="2012-03-28">
            <text:p>2012-03-28</text:p>
          </table:table-cell>
        </table:table-row>
        <table:table-row table:style-name="ro8">
          <table:table-cell office:value-type="float" office:value="47257">
            <text:p>47257</text:p>
          </table:table-cell>
          <table:table-cell office:value-type="string">
            <text:p>9A816</text:p>
          </table:table-cell>
          <table:table-cell office:value-type="string">
            <text:p>Casas populares no Rio Grande do Norte</text:p>
          </table:table-cell>
          <table:table-cell office:value-type="string">
            <text:p>Brasil</text:p>
          </table:table-cell>
          <table:table-cell office:value-type="string">
            <text:p>RN</text:p>
          </table:table-cell>
          <table:table-cell office:value-type="string">
            <text:p>Natal</text:p>
          </table:table-cell>
          <table:table-cell office:value-type="string">
            <text:p>Pirangi</text:p>
          </table:table-cell>
          <table:table-cell/>
          <table:table-cell table:style-name="ce3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81">
            <text:p>1981</text:p>
          </table:table-cell>
          <table:table-cell table:style-name="ce14"/>
          <table:table-cell office:value-type="string">
            <text:p>null</text:p>
          </table:table-cell>
          <table:table-cell office:value-type="string">
            <text:p>NO-YES</text:p>
          </table:table-cell>
          <table:table-cell office:value-type="string">
            <text:p>Vista das Casas populares no Rio Grande do Norte</text:p>
          </table:table-cell>
          <table:table-cell table:style-name="ce2" office:value-type="string">
            <text:p>Madeira, Cerâmica, Taipa</text:p>
          </table:table-cell>
          <table:table-cell table:style-name="ce2" office:value-type="string">
            <text:p>Apoio, Cobertura, Telha, Telha cerâmica, Telhado, Beiral, Cerca, Janela, Porta, Paralelepípedo</text:p>
          </table:table-cell>
          <table:table-cell table:style-name="ce2" office:value-type="string">
            <text:p>Habitação, Residência, Casa, Rua</text:p>
          </table:table-cell>
          <table:table-cell table:style-name="ce14" office:value-type="string">
            <text:p>Pontos pretos</text:p>
          </table:table-cell>
          <table:table-cell office:value-type="date" office:date-value="1981-07-27">
            <text:p>1981-07-27</text:p>
          </table:table-cell>
          <table:table-cell office:value-type="date" office:date-value="2012-03-28">
            <text:p>2012-03-28</text:p>
          </table:table-cell>
        </table:table-row>
        <table:table-row table:style-name="ro8">
          <table:table-cell office:value-type="float" office:value="47258">
            <text:p>47258</text:p>
          </table:table-cell>
          <table:table-cell office:value-type="string">
            <text:p>9A816</text:p>
          </table:table-cell>
          <table:table-cell office:value-type="string">
            <text:p>Casas populares no Rio Grande do Norte</text:p>
          </table:table-cell>
          <table:table-cell office:value-type="string">
            <text:p>Brasil</text:p>
          </table:table-cell>
          <table:table-cell office:value-type="string">
            <text:p>RN</text:p>
          </table:table-cell>
          <table:table-cell office:value-type="string">
            <text:p>Natal</text:p>
          </table:table-cell>
          <table:table-cell office:value-type="string">
            <text:p>Pirangi</text:p>
          </table:table-cell>
          <table:table-cell/>
          <table:table-cell table:style-name="ce3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81">
            <text:p>1981</text:p>
          </table:table-cell>
          <table:table-cell table:style-name="ce14"/>
          <table:table-cell office:value-type="string">
            <text:p>null</text:p>
          </table:table-cell>
          <table:table-cell office:value-type="string">
            <text:p>NO-YES</text:p>
          </table:table-cell>
          <table:table-cell office:value-type="string">
            <text:p>Vista das Casas populares no Rio Grande do Norte</text:p>
          </table:table-cell>
          <table:table-cell table:style-name="ce2" office:value-type="string">
            <text:p>Madeira, Cerâmica, Taipa</text:p>
          </table:table-cell>
          <table:table-cell table:style-name="ce2" office:value-type="string">
            <text:p>Apoio, Cobertura, Telha, Telha cerâmica, Telhado, Beiral, Cerca, Janela, Porta, Paralelepípedo</text:p>
          </table:table-cell>
          <table:table-cell table:style-name="ce2" office:value-type="string">
            <text:p>Habitação, Residência, Casa, Rua</text:p>
          </table:table-cell>
          <table:table-cell table:style-name="ce14"/>
          <table:table-cell office:value-type="date" office:date-value="1981-07-27">
            <text:p>1981-07-27</text:p>
          </table:table-cell>
          <table:table-cell office:value-type="date" office:date-value="2012-03-28">
            <text:p>2012-03-28</text:p>
          </table:table-cell>
        </table:table-row>
        <table:table-row table:style-name="ro3">
          <table:table-cell office:value-type="float" office:value="47259">
            <text:p>47259</text:p>
          </table:table-cell>
          <table:table-cell office:value-type="string">
            <text:p>9A816</text:p>
          </table:table-cell>
          <table:table-cell office:value-type="string">
            <text:p>Casas populares no Rio Grande do Norte</text:p>
          </table:table-cell>
          <table:table-cell office:value-type="string">
            <text:p>Brasil</text:p>
          </table:table-cell>
          <table:table-cell office:value-type="string">
            <text:p>RN</text:p>
          </table:table-cell>
          <table:table-cell office:value-type="string">
            <text:p>Natal</text:p>
          </table:table-cell>
          <table:table-cell office:value-type="string">
            <text:p>Pirangi</text:p>
          </table:table-cell>
          <table:table-cell/>
          <table:table-cell table:style-name="ce3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81">
            <text:p>1981</text:p>
          </table:table-cell>
          <table:table-cell table:style-name="ce14"/>
          <table:table-cell office:value-type="string">
            <text:p>null</text:p>
          </table:table-cell>
          <table:table-cell office:value-type="string">
            <text:p>NO-YES</text:p>
          </table:table-cell>
          <table:table-cell office:value-type="string">
            <text:p>Vista das Casas populares no Rio Grande do Norte</text:p>
          </table:table-cell>
          <table:table-cell table:style-name="ce2" office:value-type="string">
            <text:p>Vidro, Cerâmica, Madeira, Alvenaria</text:p>
          </table:table-cell>
          <table:table-cell table:style-name="ce2" office:value-type="string">
            <text:p>Cobertura, Telha, Telha cerâmica, Telhado, Beiral, Cerca, Janela, Caibro, Ripa</text:p>
          </table:table-cell>
          <table:table-cell table:style-name="ce2" office:value-type="string">
            <text:p>Habitação, Residência, Casa</text:p>
          </table:table-cell>
          <table:table-cell table:style-name="ce14" office:value-type="string">
            <text:p>Ponto preto</text:p>
          </table:table-cell>
          <table:table-cell office:value-type="date" office:date-value="1981-07-27">
            <text:p>1981-07-27</text:p>
          </table:table-cell>
          <table:table-cell office:value-type="date" office:date-value="2012-03-28">
            <text:p>2012-03-28</text:p>
          </table:table-cell>
        </table:table-row>
        <table:table-row table:style-name="ro3">
          <table:table-cell office:value-type="float" office:value="47260">
            <text:p>47260</text:p>
          </table:table-cell>
          <table:table-cell office:value-type="string">
            <text:p>9A816</text:p>
          </table:table-cell>
          <table:table-cell office:value-type="string">
            <text:p>Casas populares no Rio Grande do Norte</text:p>
          </table:table-cell>
          <table:table-cell office:value-type="string">
            <text:p>Brasil</text:p>
          </table:table-cell>
          <table:table-cell office:value-type="string">
            <text:p>RN</text:p>
          </table:table-cell>
          <table:table-cell office:value-type="string">
            <text:p>Natal</text:p>
          </table:table-cell>
          <table:table-cell office:value-type="string">
            <text:p>Pirangi</text:p>
          </table:table-cell>
          <table:table-cell/>
          <table:table-cell table:style-name="ce3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81">
            <text:p>1981</text:p>
          </table:table-cell>
          <table:table-cell table:style-name="ce14"/>
          <table:table-cell office:value-type="string">
            <text:p>null</text:p>
          </table:table-cell>
          <table:table-cell office:value-type="string">
            <text:p>NO-YES</text:p>
          </table:table-cell>
          <table:table-cell office:value-type="string">
            <text:p>Vista das Casas populares no Rio Grande do Norte</text:p>
          </table:table-cell>
          <table:table-cell table:style-name="ce2" office:value-type="string">
            <text:p>Vidro, Cerâmica, Madeira, Alvenaria</text:p>
          </table:table-cell>
          <table:table-cell table:style-name="ce2" office:value-type="string">
            <text:p>Cobertura, Telha, Telha cerâmica, Telhado, Beiral, Cerca, Janela, Caibro, Ripa</text:p>
          </table:table-cell>
          <table:table-cell table:style-name="ce2" office:value-type="string">
            <text:p>Habitação, Residência, Casa</text:p>
          </table:table-cell>
          <table:table-cell table:style-name="ce14"/>
          <table:table-cell office:value-type="date" office:date-value="1981-07-27">
            <text:p>1981-07-27</text:p>
          </table:table-cell>
          <table:table-cell office:value-type="date" office:date-value="2012-03-28">
            <text:p>2012-03-28</text:p>
          </table:table-cell>
        </table:table-row>
        <table:table-row table:style-name="ro14">
          <table:table-cell office:value-type="float" office:value="47269">
            <text:p>47269</text:p>
          </table:table-cell>
          <table:table-cell office:value-type="string">
            <text:p>9A816</text:p>
          </table:table-cell>
          <table:table-cell office:value-type="string">
            <text:p>Casas populares no Rio Grande do Norte</text:p>
          </table:table-cell>
          <table:table-cell office:value-type="string">
            <text:p>Brasil</text:p>
          </table:table-cell>
          <table:table-cell office:value-type="string">
            <text:p>RN</text:p>
          </table:table-cell>
          <table:table-cell office:value-type="string">
            <text:p>Natal</text:p>
          </table:table-cell>
          <table:table-cell office:value-type="string">
            <text:p>Rosas</text:p>
          </table:table-cell>
          <table:table-cell/>
          <table:table-cell table:style-name="ce3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81">
            <text:p>1981</text:p>
          </table:table-cell>
          <table:table-cell table:style-name="ce14"/>
          <table:table-cell office:value-type="string">
            <text:p>null</text:p>
          </table:table-cell>
          <table:table-cell office:value-type="string">
            <text:p>NO-YES</text:p>
          </table:table-cell>
          <table:table-cell office:value-type="string">
            <text:p>Vista geral das Casas populares no Rio Grande do Norte</text:p>
          </table:table-cell>
          <table:table-cell table:style-name="ce2" office:value-type="string">
            <text:p>Vidro, Cerâmica, Madeira, Alvenaria</text:p>
          </table:table-cell>
          <table:table-cell table:style-name="ce20" office:value-type="string">
            <text:p>Cobertura, Telha, Telha cerâmica, Telhado, Beiral, Platibanda, Grade, Mureta, Janela, Janela de correr, Veneziana, Porta, Portão, Portinhola, Degrau, Escada, Cano, Paralelepípedo, Azulejo</text:p>
          </table:table-cell>
          <table:table-cell table:style-name="ce2" office:value-type="string">
            <text:p>Habitação, Residência, Casa, Calçada, Poste, Rua</text:p>
          </table:table-cell>
          <table:table-cell table:style-name="ce14"/>
          <table:table-cell office:value-type="date" office:date-value="1981-08-04">
            <text:p>1981-08-04</text:p>
          </table:table-cell>
          <table:table-cell office:value-type="date" office:date-value="2012-03-28">
            <text:p>2012-03-28</text:p>
          </table:table-cell>
        </table:table-row>
        <table:table-row table:style-name="ro3">
          <table:table-cell office:value-type="float" office:value="47270">
            <text:p>47270</text:p>
          </table:table-cell>
          <table:table-cell office:value-type="string">
            <text:p>9A816</text:p>
          </table:table-cell>
          <table:table-cell office:value-type="string">
            <text:p>Casas populares no Rio Grande do Norte</text:p>
          </table:table-cell>
          <table:table-cell office:value-type="string">
            <text:p>Brasil</text:p>
          </table:table-cell>
          <table:table-cell office:value-type="string">
            <text:p>RN</text:p>
          </table:table-cell>
          <table:table-cell office:value-type="string">
            <text:p>Natal</text:p>
          </table:table-cell>
          <table:table-cell office:value-type="string">
            <text:p>Rosas</text:p>
          </table:table-cell>
          <table:table-cell/>
          <table:table-cell table:style-name="ce3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81">
            <text:p>1981</text:p>
          </table:table-cell>
          <table:table-cell table:style-name="ce14"/>
          <table:table-cell office:value-type="string">
            <text:p>null</text:p>
          </table:table-cell>
          <table:table-cell office:value-type="string">
            <text:p>NO-YES</text:p>
          </table:table-cell>
          <table:table-cell office:value-type="string">
            <text:p>Vista geral das Casas populares no Rio Grande do Norte</text:p>
          </table:table-cell>
          <table:table-cell table:style-name="ce2" office:value-type="string">
            <text:p>Água, Vidro, Cerâmica, Madeira, Alvenaria</text:p>
          </table:table-cell>
          <table:table-cell table:style-name="ce2" office:value-type="string">
            <text:p>Cobertura, Telha, Telha cerâmica, Telhado, Muro, Janela, Bloco de concreto</text:p>
          </table:table-cell>
          <table:table-cell table:style-name="ce2" office:value-type="string">
            <text:p>Habitação, Residência, Casa, Mar, Praia</text:p>
          </table:table-cell>
          <table:table-cell table:style-name="ce14" office:value-type="string">
            <text:p>Manchas pretas</text:p>
          </table:table-cell>
          <table:table-cell office:value-type="date" office:date-value="1981-08-04">
            <text:p>1981-08-04</text:p>
          </table:table-cell>
          <table:table-cell office:value-type="date" office:date-value="2012-03-28">
            <text:p>2012-03-28</text:p>
          </table:table-cell>
        </table:table-row>
        <table:table-row table:style-name="ro4">
          <table:table-cell office:value-type="float" office:value="47271">
            <text:p>47271</text:p>
          </table:table-cell>
          <table:table-cell office:value-type="string">
            <text:p>9A816</text:p>
          </table:table-cell>
          <table:table-cell office:value-type="string">
            <text:p>Casas populares no Rio Grande do Norte</text:p>
          </table:table-cell>
          <table:table-cell office:value-type="string">
            <text:p>Brasil</text:p>
          </table:table-cell>
          <table:table-cell office:value-type="string">
            <text:p>RN</text:p>
          </table:table-cell>
          <table:table-cell office:value-type="string">
            <text:p>Natal</text:p>
          </table:table-cell>
          <table:table-cell office:value-type="string">
            <text:p>Rosas</text:p>
          </table:table-cell>
          <table:table-cell/>
          <table:table-cell table:style-name="ce3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81">
            <text:p>1981</text:p>
          </table:table-cell>
          <table:table-cell table:style-name="ce14"/>
          <table:table-cell office:value-type="string">
            <text:p>null</text:p>
          </table:table-cell>
          <table:table-cell office:value-type="string">
            <text:p>NO-YES</text:p>
          </table:table-cell>
          <table:table-cell office:value-type="string">
            <text:p>Vista geral das Casas populares no Rio Grande do Norte</text:p>
          </table:table-cell>
          <table:table-cell table:style-name="ce2" office:value-type="string">
            <text:p>Vidro, Cerâmica, Madeira, Alvenaria</text:p>
          </table:table-cell>
          <table:table-cell table:style-name="ce2" office:value-type="string">
            <text:p>Cobertura, Telha, Telha cerâmica, Telhado, Beiral, Grade, Platibanda, Janela, Janela pivotante, Veneziana, Porta, Paralelepípedo</text:p>
          </table:table-cell>
          <table:table-cell table:style-name="ce2" office:value-type="string">
            <text:p>Habitação, Residência, Casa, Calçada</text:p>
          </table:table-cell>
          <table:table-cell table:style-name="ce14" office:value-type="string">
            <text:p>Ponto preto</text:p>
          </table:table-cell>
          <table:table-cell office:value-type="date" office:date-value="1981-08-04">
            <text:p>1981-08-04</text:p>
          </table:table-cell>
          <table:table-cell office:value-type="date" office:date-value="2012-03-28">
            <text:p>2012-03-28</text:p>
          </table:table-cell>
        </table:table-row>
        <table:table-row table:style-name="ro6">
          <table:table-cell office:value-type="float" office:value="47272">
            <text:p>47272</text:p>
          </table:table-cell>
          <table:table-cell office:value-type="string">
            <text:p>9A816</text:p>
          </table:table-cell>
          <table:table-cell office:value-type="string">
            <text:p>Casas populares no Rio Grande do Norte</text:p>
          </table:table-cell>
          <table:table-cell office:value-type="string">
            <text:p>Brasil</text:p>
          </table:table-cell>
          <table:table-cell office:value-type="string">
            <text:p>RN</text:p>
          </table:table-cell>
          <table:table-cell office:value-type="string">
            <text:p>Natal</text:p>
          </table:table-cell>
          <table:table-cell office:value-type="string">
            <text:p>Rosas</text:p>
          </table:table-cell>
          <table:table-cell/>
          <table:table-cell table:style-name="ce3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81">
            <text:p>1981</text:p>
          </table:table-cell>
          <table:table-cell table:style-name="ce14"/>
          <table:table-cell office:value-type="string">
            <text:p>null</text:p>
          </table:table-cell>
          <table:table-cell office:value-type="string">
            <text:p>NO-YES</text:p>
          </table:table-cell>
          <table:table-cell office:value-type="string">
            <text:p>Vista geral das Casas populares no Rio Grande do Norte</text:p>
          </table:table-cell>
          <table:table-cell table:style-name="ce2" office:value-type="string">
            <text:p>Vidro, Cerâmica, Madeira, Alvenaria</text:p>
          </table:table-cell>
          <table:table-cell table:style-name="ce2" office:value-type="string">
            <text:p>Cobertura, Telha, Telha cerâmica, Telhado, Beiral, Grade, Platibanda, Janela, Veneziana, Porta, Paralelepípedo</text:p>
          </table:table-cell>
          <table:table-cell table:style-name="ce2" office:value-type="string">
            <text:p>Habitação, Residência, Casa, Calçada, Rua</text:p>
          </table:table-cell>
          <table:table-cell table:style-name="ce2" office:value-type="string">
            <text:p>Ponto preto, Mancha preta</text:p>
          </table:table-cell>
          <table:table-cell office:value-type="date" office:date-value="1981-08-04">
            <text:p>1981-08-04</text:p>
          </table:table-cell>
          <table:table-cell office:value-type="date" office:date-value="2012-03-28">
            <text:p>2012-03-28</text:p>
          </table:table-cell>
        </table:table-row>
        <table:table-row table:style-name="ro6">
          <table:table-cell office:value-type="float" office:value="47273">
            <text:p>47273</text:p>
          </table:table-cell>
          <table:table-cell office:value-type="string">
            <text:p>9A816</text:p>
          </table:table-cell>
          <table:table-cell office:value-type="string">
            <text:p>Casas populares no Rio Grande do Norte</text:p>
          </table:table-cell>
          <table:table-cell office:value-type="string">
            <text:p>Brasil</text:p>
          </table:table-cell>
          <table:table-cell office:value-type="string">
            <text:p>RN</text:p>
          </table:table-cell>
          <table:table-cell office:value-type="string">
            <text:p>Natal</text:p>
          </table:table-cell>
          <table:table-cell office:value-type="string">
            <text:p>Rosas</text:p>
          </table:table-cell>
          <table:table-cell/>
          <table:table-cell table:style-name="ce3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81">
            <text:p>1981</text:p>
          </table:table-cell>
          <table:table-cell table:style-name="ce14"/>
          <table:table-cell office:value-type="string">
            <text:p>null</text:p>
          </table:table-cell>
          <table:table-cell office:value-type="string">
            <text:p>NO-YES</text:p>
          </table:table-cell>
          <table:table-cell office:value-type="string">
            <text:p>Vista geral das Casas populares no Rio Grande do Norte</text:p>
          </table:table-cell>
          <table:table-cell table:style-name="ce2" office:value-type="string">
            <text:p>Vidro, Cerâmica, Madeira, Alvenaria</text:p>
          </table:table-cell>
          <table:table-cell table:style-name="ce2" office:value-type="string">
            <text:p>Cobertura, Telha, Telha cerâmica, Telhado, Beiral, Grade, Platibanda, Janela, Veneziana, Porta, Paralelepípedo</text:p>
          </table:table-cell>
          <table:table-cell table:style-name="ce2" office:value-type="string">
            <text:p>Habitação, Residência, Casa, Calçada, Rua</text:p>
          </table:table-cell>
          <table:table-cell table:style-name="ce14"/>
          <table:table-cell office:value-type="date" office:date-value="1981-08-04">
            <text:p>1981-08-04</text:p>
          </table:table-cell>
          <table:table-cell office:value-type="date" office:date-value="2012-03-28">
            <text:p>2012-03-28</text:p>
          </table:table-cell>
        </table:table-row>
        <table:table-row table:style-name="ro4">
          <table:table-cell office:value-type="float" office:value="47274">
            <text:p>47274</text:p>
          </table:table-cell>
          <table:table-cell office:value-type="string">
            <text:p>9A816</text:p>
          </table:table-cell>
          <table:table-cell office:value-type="string">
            <text:p>Casas populares no Rio Grande do Norte</text:p>
          </table:table-cell>
          <table:table-cell office:value-type="string">
            <text:p>Brasil</text:p>
          </table:table-cell>
          <table:table-cell office:value-type="string">
            <text:p>RN</text:p>
          </table:table-cell>
          <table:table-cell office:value-type="string">
            <text:p>Natal</text:p>
          </table:table-cell>
          <table:table-cell office:value-type="string">
            <text:p>Rosas</text:p>
          </table:table-cell>
          <table:table-cell/>
          <table:table-cell table:style-name="ce3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81">
            <text:p>1981</text:p>
          </table:table-cell>
          <table:table-cell table:style-name="ce14"/>
          <table:table-cell office:value-type="string">
            <text:p>null</text:p>
          </table:table-cell>
          <table:table-cell office:value-type="string">
            <text:p>NO-YES</text:p>
          </table:table-cell>
          <table:table-cell office:value-type="string">
            <text:p>Vista geral das Casas populares no Rio Grande do Norte</text:p>
          </table:table-cell>
          <table:table-cell table:style-name="ce2" office:value-type="string">
            <text:p>Vidro, Cerâmica, Madeira, Alvenaria</text:p>
          </table:table-cell>
          <table:table-cell table:style-name="ce2" office:value-type="string">
            <text:p>Cobertura, Telha, Telha cerâmica, Telhado, Beiral, Mureta, Grade, Platibanda, Janela, Veneziana, Porta, Portinhola, Paralelepípedo</text:p>
          </table:table-cell>
          <table:table-cell table:style-name="ce2" office:value-type="string">
            <text:p>Habitação, Residência, Casa, Calçada, Rua</text:p>
          </table:table-cell>
          <table:table-cell table:style-name="ce14" office:value-type="string">
            <text:p>Mancha preta</text:p>
          </table:table-cell>
          <table:table-cell office:value-type="date" office:date-value="1981-08-04">
            <text:p>1981-08-04</text:p>
          </table:table-cell>
          <table:table-cell office:value-type="date" office:date-value="2012-03-28">
            <text:p>2012-03-28</text:p>
          </table:table-cell>
        </table:table-row>
        <table:table-row table:style-name="ro6">
          <table:table-cell table:style-name="ce3" office:value-type="float" office:value="54170">
            <text:p>54170</text:p>
          </table:table-cell>
          <table:table-cell table:style-name="ce3" office:value-type="string">
            <text:p>9A8147</text:p>
          </table:table-cell>
          <table:table-cell table:style-name="ce3" office:value-type="string">
            <text:p>Hospital Professor Edmundo Vasconcelos (Gastroclínica)</text:p>
          </table:table-cell>
          <table:table-cell table:style-name="ce7" office:value-type="string">
            <text:p>Brasil</text:p>
          </table:table-cell>
          <table:table-cell table:style-name="ce7" office:value-type="string">
            <text:p>SP</text:p>
          </table:table-cell>
          <table:table-cell table:style-name="ce7" office:value-type="string">
            <text:p>São Paulo</text:p>
          </table:table-cell>
          <table:table-cell table:style-name="ce3" office:value-type="string">
            <text:p>Moema</text:p>
          </table:table-cell>
          <table:table-cell table:style-name="ce9" office:value-type="string">
            <text:p>Rua Borges Lagoa, 1450</text:p>
          </table:table-cell>
          <table:table-cell table:style-name="ce3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table:style-name="ce15" office:value-type="float" office:value="1984">
            <text:p>1984</text:p>
          </table:table-cell>
          <table:table-cell table:style-name="ce3" office:value-type="string">
            <text:p>NIEMEYER, Oscar Ribeiro de Almeida de</text:p>
          </table:table-cell>
          <table:table-cell table:style-name="ce15" office:value-type="float" office:value="1949">
            <text:p>1949</text:p>
          </table:table-cell>
          <table:table-cell office:value-type="string">
            <text:p>NO-YES</text:p>
          </table:table-cell>
          <table:table-cell table:style-name="ce3" office:value-type="string">
            <text:p>Fachada do Hospital Professor Edmundo Vasconcelos (Gastroclínica)</text:p>
          </table:table-cell>
          <table:table-cell table:style-name="ce18" office:value-type="string">
            <text:p>Alvenaria, Pedra, Ferro, Vidro</text:p>
          </table:table-cell>
          <table:table-cell table:style-name="ce18" office:value-type="string">
            <text:p>Guarda-corpo, Chaminé, Fachada cega, Pano de vidro, Esquadria, Janela basculante, Ar condicionado, Grade, Mureta</text:p>
          </table:table-cell>
          <table:table-cell table:style-name="ce18" office:value-type="string">
            <text:p>Hospital, Prédio, Edifício, Jardim, Rua, Calçada</text:p>
          </table:table-cell>
          <table:table-cell table:style-name="ce15" office:value-type="string">
            <text:p>Azulada</text:p>
          </table:table-cell>
          <table:table-cell table:style-name="ce27" office:value-type="date" office:date-value="1985-08-23">
            <text:p>1985-08-23</text:p>
          </table:table-cell>
          <table:table-cell table:style-name="ce27" office:value-type="date" office:date-value="2012-05-02">
            <text:p>2012-05-02</text:p>
          </table:table-cell>
        </table:table-row>
        <table:table-row table:style-name="ro4">
          <table:table-cell office:value-type="float" office:value="54171">
            <text:p>54171</text:p>
          </table:table-cell>
          <table:table-cell office:value-type="string">
            <text:p>9A8147</text:p>
          </table:table-cell>
          <table:table-cell office:value-type="string">
            <text:p>Hospital Professor Edmundo Vasconcelos (Gastroclínica)</text:p>
          </table:table-cell>
          <table:table-cell table:style-name="ce6" office:value-type="string">
            <text:p>Brasil</text:p>
          </table:table-cell>
          <table:table-cell table:style-name="ce6" office:value-type="string">
            <text:p>SP</text:p>
          </table:table-cell>
          <table:table-cell table:style-name="ce6" office:value-type="string">
            <text:p>São Paulo</text:p>
          </table:table-cell>
          <table:table-cell office:value-type="string">
            <text:p>Moema</text:p>
          </table:table-cell>
          <table:table-cell table:style-name="ce10" office:value-type="string">
            <text:p>Rua Borges Lagoa, 1450</text:p>
          </table:table-cell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84">
            <text:p>1984</text:p>
          </table:table-cell>
          <table:table-cell table:style-name="ce2" office:value-type="string">
            <text:p>NIEMEYER, Oscar Ribeiro de Almeida de</text:p>
          </table:table-cell>
          <table:table-cell table:style-name="ce15" office:value-type="float" office:value="1949">
            <text:p>1949</text:p>
          </table:table-cell>
          <table:table-cell office:value-type="string">
            <text:p>NO-YES</text:p>
          </table:table-cell>
          <table:table-cell office:value-type="string">
            <text:p>Vista posterior do Hospital Professor Edmundo Vasconcelos (Gastroclínica)</text:p>
          </table:table-cell>
          <table:table-cell table:style-name="ce11" office:value-type="string">
            <text:p>Alvenaria, Ferro, Vidro</text:p>
          </table:table-cell>
          <table:table-cell office:value-type="string">
            <text:p>Chaminé, Coluna, Pilotis, Guarda-corpo, Patamar, Plano inclinado, Rampa, Pano de vidro, Esquadria, Janela basculante</text:p>
          </table:table-cell>
          <table:table-cell office:value-type="string">
            <text:p>Hospital, Prédio, Edifício, Jardim, Rua, Calçada</text:p>
          </table:table-cell>
          <table:table-cell table:style-name="ce11" office:value-type="string">
            <text:p>Azulada, Ponto preto, Mancha azul</text:p>
          </table:table-cell>
          <table:table-cell office:value-type="date" office:date-value="1985-08-23">
            <text:p>1985-08-23</text:p>
          </table:table-cell>
          <table:table-cell office:value-type="date" office:date-value="2012-05-02">
            <text:p>2012-05-02</text:p>
          </table:table-cell>
        </table:table-row>
        <table:table-row table:style-name="ro4">
          <table:table-cell office:value-type="float" office:value="54172">
            <text:p>54172</text:p>
          </table:table-cell>
          <table:table-cell office:value-type="string">
            <text:p>9A8147</text:p>
          </table:table-cell>
          <table:table-cell office:value-type="string">
            <text:p>Hospital Professor Edmundo Vasconcelos (Gastroclínica)</text:p>
          </table:table-cell>
          <table:table-cell table:style-name="ce6" office:value-type="string">
            <text:p>Brasil</text:p>
          </table:table-cell>
          <table:table-cell table:style-name="ce6" office:value-type="string">
            <text:p>SP</text:p>
          </table:table-cell>
          <table:table-cell table:style-name="ce6" office:value-type="string">
            <text:p>São Paulo</text:p>
          </table:table-cell>
          <table:table-cell office:value-type="string">
            <text:p>Moema</text:p>
          </table:table-cell>
          <table:table-cell table:style-name="ce10" office:value-type="string">
            <text:p>Rua Borges Lagoa, 1450</text:p>
          </table:table-cell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84">
            <text:p>1984</text:p>
          </table:table-cell>
          <table:table-cell table:style-name="ce2" office:value-type="string">
            <text:p>NIEMEYER, Oscar Ribeiro de Almeida de</text:p>
          </table:table-cell>
          <table:table-cell table:style-name="ce15" office:value-type="float" office:value="1949">
            <text:p>1949</text:p>
          </table:table-cell>
          <table:table-cell office:value-type="string">
            <text:p>NO-YES</text:p>
          </table:table-cell>
          <table:table-cell office:value-type="string">
            <text:p>Vista posterior do Hospital Professor Edmundo Vasconcelos (Gastroclínica)</text:p>
          </table:table-cell>
          <table:table-cell table:style-name="ce11" office:value-type="string">
            <text:p>Concreto, Alvenaria, Ferro, Vidro</text:p>
          </table:table-cell>
          <table:table-cell office:value-type="string">
            <text:p>Chaminé, Fachada cega, Coluna, Pilotis, Térreo livre, Guarda-corpo, Patamar, Pano de vidro, Esquadria, Janela basculante, Ar condicionado</text:p>
          </table:table-cell>
          <table:table-cell office:value-type="string">
            <text:p>Hospital, Prédio, Edifício, Jardim, Rua, Calçada, Estacionamento</text:p>
          </table:table-cell>
          <table:table-cell table:style-name="ce11" office:value-type="string">
            <text:p>Azulada, Mancha azul, Ponto preto</text:p>
          </table:table-cell>
          <table:table-cell office:value-type="date" office:date-value="1985-08-23">
            <text:p>1985-08-23</text:p>
          </table:table-cell>
          <table:table-cell office:value-type="date" office:date-value="2012-05-02">
            <text:p>2012-05-02</text:p>
          </table:table-cell>
        </table:table-row>
        <table:table-row table:style-name="ro6">
          <table:table-cell office:value-type="float" office:value="54551">
            <text:p>54551</text:p>
          </table:table-cell>
          <table:table-cell office:value-type="string">
            <text:p>9A816</text:p>
          </table:table-cell>
          <table:table-cell office:value-type="string">
            <text:p>Casa das Canoas (Residência Niemeyer)</text:p>
          </table:table-cell>
          <table:table-cell office:value-type="string">
            <text:p>Brasil</text:p>
          </table:table-cell>
          <table:table-cell office:value-type="string">
            <text:p>RJ</text:p>
          </table:table-cell>
          <table:table-cell office:value-type="string">
            <text:p>Rio de Janeiro</text:p>
          </table:table-cell>
          <table:table-cell office:value-type="string">
            <text:p>São Conrado</text:p>
          </table:table-cell>
          <table:table-cell table:style-name="ce10" office:value-type="string">
            <text:p>Estrada das Canoas, 2310</text:p>
          </table:table-cell>
          <table:table-cell table:style-name="ce3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85">
            <text:p>1985</text:p>
          </table:table-cell>
          <table:table-cell table:style-name="ce2" office:value-type="string">
            <text:p>NIEMEYER, Oscar Ribeiro de Almeida de</text:p>
          </table:table-cell>
          <table:table-cell office:value-type="string">
            <text:p>1952/1953</text:p>
          </table:table-cell>
          <table:table-cell office:value-type="string">
            <text:p>NO-YES</text:p>
          </table:table-cell>
          <table:table-cell office:value-type="string">
            <text:p>Vista da construção da marquise da Casa das Canoas (Residência Niemeyer)</text:p>
          </table:table-cell>
          <table:table-cell table:style-name="ce2" office:value-type="string">
            <text:p>Concreto, Concreto aparente, Ferro, Aço, Madeira</text:p>
          </table:table-cell>
          <table:table-cell table:style-name="ce2" office:value-type="string">
            <text:p>Marquise, Cobertura, Coluna, Esquadria, Escada de mão, Equipamento</text:p>
          </table:table-cell>
          <table:table-cell office:value-type="string">
            <text:p>Habitação, Residência, Casa, Jardim, Construção, Canteiro de obra</text:p>
          </table:table-cell>
          <table:table-cell table:style-name="ce2" office:value-type="string">
            <text:p>Preto e branco, Pontos pretos</text:p>
          </table:table-cell>
          <table:table-cell table:style-name="ce26" office:value-type="date" office:date-value="1985-10-01">
            <text:p>1985-10-01</text:p>
          </table:table-cell>
          <table:table-cell office:value-type="date" office:date-value="2012-05-09">
            <text:p>2012-05-09</text:p>
          </table:table-cell>
        </table:table-row>
        <table:table-row table:style-name="ro6">
          <table:table-cell office:value-type="float" office:value="54552">
            <text:p>54552</text:p>
          </table:table-cell>
          <table:table-cell office:value-type="string">
            <text:p>9A816</text:p>
          </table:table-cell>
          <table:table-cell office:value-type="string">
            <text:p>Casa das Canoas (Residência Niemeyer)</text:p>
          </table:table-cell>
          <table:table-cell office:value-type="string">
            <text:p>Brasil</text:p>
          </table:table-cell>
          <table:table-cell office:value-type="string">
            <text:p>RJ</text:p>
          </table:table-cell>
          <table:table-cell office:value-type="string">
            <text:p>Rio de Janeiro</text:p>
          </table:table-cell>
          <table:table-cell office:value-type="string">
            <text:p>São Conrado</text:p>
          </table:table-cell>
          <table:table-cell table:style-name="ce10" office:value-type="string">
            <text:p>Estrada das Canoas, 2310</text:p>
          </table:table-cell>
          <table:table-cell table:style-name="ce3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85">
            <text:p>1985</text:p>
          </table:table-cell>
          <table:table-cell table:style-name="ce2" office:value-type="string">
            <text:p>NIEMEYER, Oscar Ribeiro de Almeida de</text:p>
          </table:table-cell>
          <table:table-cell office:value-type="string">
            <text:p>1952/1953</text:p>
          </table:table-cell>
          <table:table-cell office:value-type="string">
            <text:p>NO-YES</text:p>
          </table:table-cell>
          <table:table-cell office:value-type="string">
            <text:p>Detalhe da construção da marquise da Casa das Canoas (Residência Niemeyer)</text:p>
          </table:table-cell>
          <table:table-cell table:style-name="ce2" office:value-type="string">
            <text:p>Concreto, Concreto aparente, Aço, Madeira, Pedra</text:p>
          </table:table-cell>
          <table:table-cell table:style-name="ce2" office:value-type="string">
            <text:p>Marquise, Cobertura, Coluna, Esquadria, Escada de mão, Escultura</text:p>
          </table:table-cell>
          <table:table-cell office:value-type="string">
            <text:p>Habitação, Residência, Casa, Jardim, Construção, Canteiro de obra</text:p>
          </table:table-cell>
          <table:table-cell table:style-name="ce2" office:value-type="string">
            <text:p>Preto e branco, Pontos pretos</text:p>
          </table:table-cell>
          <table:table-cell table:style-name="ce26" office:value-type="date" office:date-value="1985-10-01">
            <text:p>1985-10-01</text:p>
          </table:table-cell>
          <table:table-cell office:value-type="date" office:date-value="2012-05-09">
            <text:p>2012-05-09</text:p>
          </table:table-cell>
        </table:table-row>
        <table:table-row table:style-name="ro6">
          <table:table-cell office:value-type="float" office:value="54543">
            <text:p>54543</text:p>
          </table:table-cell>
          <table:table-cell office:value-type="string">
            <text:p>9A816</text:p>
          </table:table-cell>
          <table:table-cell office:value-type="string">
            <text:p>Residência Leonel Miranda</text:p>
          </table:table-cell>
          <table:table-cell office:value-type="string">
            <text:p>Brasil</text:p>
          </table:table-cell>
          <table:table-cell office:value-type="string">
            <text:p>RJ</text:p>
          </table:table-cell>
          <table:table-cell office:value-type="string">
            <text:p>Rio de Janeiro</text:p>
          </table:table-cell>
          <table:table-cell office:value-type="string">
            <text:p>Leblon</text:p>
          </table:table-cell>
          <table:table-cell office:value-type="string">
            <text:p>Avenida Visconde de Albuquerque, 1225</text:p>
          </table:table-cell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85">
            <text:p>1985</text:p>
          </table:table-cell>
          <table:table-cell table:style-name="ce2" office:value-type="string">
            <text:p>NIEMEYER, Oscar Ribeiro de Almeida de</text:p>
          </table:table-cell>
          <table:table-cell office:value-type="float" office:value="1952">
            <text:p>1952</text:p>
          </table:table-cell>
          <table:table-cell office:value-type="string">
            <text:p>NO-YES</text:p>
          </table:table-cell>
          <table:table-cell table:style-name="ce3" office:value-type="string">
            <text:p>Vista da construção da marquise da Residência Leonel Miranda</text:p>
          </table:table-cell>
          <table:table-cell table:style-name="ce3" office:value-type="string">
            <text:p>Concreto, Concreto aparente, Madeira</text:p>
          </table:table-cell>
          <table:table-cell table:style-name="ce3" office:value-type="string">
            <text:p>Rampa, Pilar, Apoio, Cimbramento, Patamar</text:p>
          </table:table-cell>
          <table:table-cell table:style-name="ce2" office:value-type="string">
            <text:p>Habitação, Residência, Casa, Circulação, Construção, Canteiro de obra</text:p>
          </table:table-cell>
          <table:table-cell table:style-name="ce2" office:value-type="string">
            <text:p>Preto e branco, Pontos pretos</text:p>
          </table:table-cell>
          <table:table-cell table:style-name="ce26" office:value-type="date" office:date-value="1985-10-01">
            <text:p>1985-10-01</text:p>
          </table:table-cell>
          <table:table-cell office:value-type="date" office:date-value="2012-05-09">
            <text:p>2012-05-09</text:p>
          </table:table-cell>
        </table:table-row>
        <table:table-row table:style-name="ro6">
          <table:table-cell office:value-type="float" office:value="54544">
            <text:p>54544</text:p>
          </table:table-cell>
          <table:table-cell office:value-type="string">
            <text:p>9A816</text:p>
          </table:table-cell>
          <table:table-cell office:value-type="string">
            <text:p>Residência Leonel Miranda</text:p>
          </table:table-cell>
          <table:table-cell office:value-type="string">
            <text:p>Brasil</text:p>
          </table:table-cell>
          <table:table-cell office:value-type="string">
            <text:p>RJ</text:p>
          </table:table-cell>
          <table:table-cell office:value-type="string">
            <text:p>Rio de Janeiro</text:p>
          </table:table-cell>
          <table:table-cell office:value-type="string">
            <text:p>Leblon</text:p>
          </table:table-cell>
          <table:table-cell office:value-type="string">
            <text:p>Avenida Visconde de Albuquerque, 1225</text:p>
          </table:table-cell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85">
            <text:p>1985</text:p>
          </table:table-cell>
          <table:table-cell table:style-name="ce2" office:value-type="string">
            <text:p>NIEMEYER, Oscar Ribeiro de Almeida de</text:p>
          </table:table-cell>
          <table:table-cell office:value-type="float" office:value="1952">
            <text:p>1952</text:p>
          </table:table-cell>
          <table:table-cell office:value-type="string">
            <text:p>NO-YES</text:p>
          </table:table-cell>
          <table:table-cell table:style-name="ce3" office:value-type="string">
            <text:p>Vista da construção da marquise da Residência Leonel Miranda</text:p>
          </table:table-cell>
          <table:table-cell table:style-name="ce3" office:value-type="string">
            <text:p>Concreto, Concreto aparente, Madeira</text:p>
          </table:table-cell>
          <table:table-cell table:style-name="ce3" office:value-type="string">
            <text:p>Rampa, Pilar, Apoio, Cimbramento, Patamar</text:p>
          </table:table-cell>
          <table:table-cell table:style-name="ce2" office:value-type="string">
            <text:p>Habitação, Residência, Casa, Circulação, Construção, Canteiro de obra</text:p>
          </table:table-cell>
          <table:table-cell table:style-name="ce2" office:value-type="string">
            <text:p>Preto e branco, Pontos pretos</text:p>
          </table:table-cell>
          <table:table-cell table:style-name="ce26" office:value-type="date" office:date-value="1985-10-01">
            <text:p>1985-10-01</text:p>
          </table:table-cell>
          <table:table-cell office:value-type="date" office:date-value="2012-05-09">
            <text:p>2012-05-09</text:p>
          </table:table-cell>
        </table:table-row>
        <table:table-row table:style-name="ro6">
          <table:table-cell office:value-type="float" office:value="54545">
            <text:p>54545</text:p>
          </table:table-cell>
          <table:table-cell office:value-type="string">
            <text:p>9A816</text:p>
          </table:table-cell>
          <table:table-cell office:value-type="string">
            <text:p>Residência Leonel Miranda</text:p>
          </table:table-cell>
          <table:table-cell office:value-type="string">
            <text:p>Brasil</text:p>
          </table:table-cell>
          <table:table-cell office:value-type="string">
            <text:p>RJ</text:p>
          </table:table-cell>
          <table:table-cell office:value-type="string">
            <text:p>Rio de Janeiro</text:p>
          </table:table-cell>
          <table:table-cell office:value-type="string">
            <text:p>Leblon</text:p>
          </table:table-cell>
          <table:table-cell office:value-type="string">
            <text:p>Avenida Visconde de Albuquerque, 1225</text:p>
          </table:table-cell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85">
            <text:p>1985</text:p>
          </table:table-cell>
          <table:table-cell table:style-name="ce2" office:value-type="string">
            <text:p>NIEMEYER, Oscar Ribeiro de Almeida de</text:p>
          </table:table-cell>
          <table:table-cell office:value-type="float" office:value="1952">
            <text:p>1952</text:p>
          </table:table-cell>
          <table:table-cell office:value-type="string">
            <text:p>NO-YES</text:p>
          </table:table-cell>
          <table:table-cell table:style-name="ce3" office:value-type="string">
            <text:p>Vista da construção da marquise da Residência Leonel Miranda</text:p>
          </table:table-cell>
          <table:table-cell table:style-name="ce3" office:value-type="string">
            <text:p>Concreto, Concreto aparente, Madeira</text:p>
          </table:table-cell>
          <table:table-cell table:style-name="ce3" office:value-type="string">
            <text:p>Rampa, Pilar, Apoio, Cimbramento</text:p>
          </table:table-cell>
          <table:table-cell table:style-name="ce2" office:value-type="string">
            <text:p>Habitação, Residência, Casa, Circulação, Construção, Canteiro de obra</text:p>
          </table:table-cell>
          <table:table-cell table:style-name="ce2" office:value-type="string">
            <text:p>Preto e branco, Pontos pretos</text:p>
          </table:table-cell>
          <table:table-cell table:style-name="ce26" office:value-type="date" office:date-value="1985-10-01">
            <text:p>1985-10-01</text:p>
          </table:table-cell>
          <table:table-cell office:value-type="date" office:date-value="2012-05-09">
            <text:p>2012-05-09</text:p>
          </table:table-cell>
        </table:table-row>
        <table:table-row table:style-name="ro6">
          <table:table-cell office:value-type="float" office:value="54546">
            <text:p>54546</text:p>
          </table:table-cell>
          <table:table-cell office:value-type="string">
            <text:p>9A816</text:p>
          </table:table-cell>
          <table:table-cell office:value-type="string">
            <text:p>Residência Leonel Miranda</text:p>
          </table:table-cell>
          <table:table-cell office:value-type="string">
            <text:p>Brasil</text:p>
          </table:table-cell>
          <table:table-cell office:value-type="string">
            <text:p>RJ</text:p>
          </table:table-cell>
          <table:table-cell office:value-type="string">
            <text:p>Rio de Janeiro</text:p>
          </table:table-cell>
          <table:table-cell office:value-type="string">
            <text:p>Leblon</text:p>
          </table:table-cell>
          <table:table-cell office:value-type="string">
            <text:p>Avenida Visconde de Albuquerque, 1225</text:p>
          </table:table-cell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85">
            <text:p>1985</text:p>
          </table:table-cell>
          <table:table-cell table:style-name="ce2" office:value-type="string">
            <text:p>NIEMEYER, Oscar Ribeiro de Almeida de</text:p>
          </table:table-cell>
          <table:table-cell office:value-type="float" office:value="1952">
            <text:p>1952</text:p>
          </table:table-cell>
          <table:table-cell office:value-type="string">
            <text:p>NO-YES</text:p>
          </table:table-cell>
          <table:table-cell table:style-name="ce3" office:value-type="string">
            <text:p>Vista da construção da marquise da Residência Leonel Miranda</text:p>
          </table:table-cell>
          <table:table-cell table:style-name="ce3" office:value-type="string">
            <text:p>Concreto, Concreto aparente, Madeira</text:p>
          </table:table-cell>
          <table:table-cell table:style-name="ce3" office:value-type="string">
            <text:p>Rampa, Patamar, Cimbramento</text:p>
          </table:table-cell>
          <table:table-cell table:style-name="ce2" office:value-type="string">
            <text:p>Habitação, Residência, Casa, Circulação, Construção</text:p>
          </table:table-cell>
          <table:table-cell table:style-name="ce2" office:value-type="string">
            <text:p>Preto e branco, Pontos pretos</text:p>
          </table:table-cell>
          <table:table-cell table:style-name="ce26" office:value-type="date" office:date-value="1985-10-01">
            <text:p>1985-10-01</text:p>
          </table:table-cell>
          <table:table-cell office:value-type="date" office:date-value="2012-05-09">
            <text:p>2012-05-09</text:p>
          </table:table-cell>
        </table:table-row>
        <table:table-row table:style-name="ro6">
          <table:table-cell table:style-name="ce3" office:value-type="float" office:value="62774">
            <text:p>62774</text:p>
          </table:table-cell>
          <table:table-cell office:value-type="string">
            <text:p>9A818</text:p>
          </table:table-cell>
          <table:table-cell office:value-type="string">
            <text:p>Banco em Diamantina</text:p>
          </table:table-cell>
          <table:table-cell office:value-type="string">
            <text:p>Brasil</text:p>
          </table:table-cell>
          <table:table-cell office:value-type="string">
            <text:p>MG</text:p>
          </table:table-cell>
          <table:table-cell office:value-type="string">
            <text:p>Diamantina</text:p>
          </table:table-cell>
          <table:table-cell table:number-columns-repeated="2"/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88">
            <text:p>1988</text:p>
          </table:table-cell>
          <table:table-cell table:style-name="ce2" office:value-type="string">
            <text:p>NIEMEYER, Oscar Ribeiro de Almeida de</text:p>
          </table:table-cell>
          <table:table-cell office:value-type="string">
            <text:p>null</text:p>
          </table:table-cell>
          <table:table-cell office:value-type="string">
            <text:p>NO-YES</text:p>
          </table:table-cell>
          <table:table-cell office:value-type="string">
            <text:p>Fachada do Banco em Diamantina</text:p>
          </table:table-cell>
          <table:table-cell table:style-name="ce11" office:value-type="string">
            <text:p>Alvenaria, Cerâmica, Ferro, Vidro, Pedra</text:p>
          </table:table-cell>
          <table:table-cell office:value-type="string">
            <text:p>Telhado, Telha cerâmica, Beiral, Pano de vidro, Esquadria, Painel, Guarda-corpo, Terraço, Janela guilhotina, Porta</text:p>
          </table:table-cell>
          <table:table-cell office:value-type="string">
            <text:p>Financeiro, Banco, Calçada, Rua</text:p>
          </table:table-cell>
          <table:table-cell table:style-name="ce2" office:value-type="string">
            <text:p>Pontos pretos</text:p>
          </table:table-cell>
          <table:table-cell table:style-name="ce26" office:value-type="date" office:date-value="1988-11-16">
            <text:p>1988-11-16</text:p>
          </table:table-cell>
          <table:table-cell office:value-type="date" office:date-value="2012-05-09">
            <text:p>2012-05-09</text:p>
          </table:table-cell>
        </table:table-row>
        <table:table-row table:style-name="ro3">
          <table:table-cell office:value-type="float" office:value="54547">
            <text:p>54547</text:p>
          </table:table-cell>
          <table:table-cell office:value-type="string">
            <text:p>9A818</text:p>
          </table:table-cell>
          <table:table-cell office:value-type="string">
            <text:p>Escritório do arquiteto Oscar Niemeyer</text:p>
          </table:table-cell>
          <table:table-cell office:value-type="string">
            <text:p>Brasil</text:p>
          </table:table-cell>
          <table:table-cell office:value-type="string">
            <text:p>RJ</text:p>
          </table:table-cell>
          <table:table-cell office:value-type="string">
            <text:p>Rio de Janeiro</text:p>
          </table:table-cell>
          <table:table-cell/>
          <table:table-cell table:style-name="ce10"/>
          <table:table-cell table:style-name="ce3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string">
            <text:p>193/194</text:p>
          </table:table-cell>
          <table:table-cell table:style-name="ce2" office:value-type="string">
            <text:p>NIEMEYER, Oscar Ribeiro de Almeida de</text:p>
          </table:table-cell>
          <table:table-cell office:value-type="string">
            <text:p>null</text:p>
          </table:table-cell>
          <table:table-cell office:value-type="string">
            <text:p>NO-YES</text:p>
          </table:table-cell>
          <table:table-cell office:value-type="string">
            <text:p>Vista do Escritório do arquiteto Oscar Niemeyer</text:p>
          </table:table-cell>
          <table:table-cell table:style-name="ce11" office:value-type="string">
            <text:p>Alvenaria, Ferro, Vidro</text:p>
          </table:table-cell>
          <table:table-cell office:value-type="string">
            <text:p>Pano de vidro, Esquadria, Mesa, Mobiliário, Pilar</text:p>
          </table:table-cell>
          <table:table-cell office:value-type="string">
            <text:p>Comercial, Escritório</text:p>
          </table:table-cell>
          <table:table-cell table:style-name="ce2" office:value-type="string">
            <text:p>Preto e branco, Pontos pretos</text:p>
          </table:table-cell>
          <table:table-cell table:style-name="ce26" office:value-type="date" office:date-value="1985-10-01">
            <text:p>1985-10-01</text:p>
          </table:table-cell>
          <table:table-cell office:value-type="date" office:date-value="2012-05-16">
            <text:p>2012-05-16</text:p>
          </table:table-cell>
        </table:table-row>
        <table:table-row table:style-name="ro8">
          <table:table-cell office:value-type="float" office:value="54548">
            <text:p>54548</text:p>
          </table:table-cell>
          <table:table-cell office:value-type="string">
            <text:p>9A818</text:p>
          </table:table-cell>
          <table:table-cell office:value-type="string">
            <text:p>Escritório do arquiteto Oscar Niemeyer</text:p>
          </table:table-cell>
          <table:table-cell office:value-type="string">
            <text:p>Brasil</text:p>
          </table:table-cell>
          <table:table-cell office:value-type="string">
            <text:p>RJ</text:p>
          </table:table-cell>
          <table:table-cell office:value-type="string">
            <text:p>Rio de Janeiro</text:p>
          </table:table-cell>
          <table:table-cell/>
          <table:table-cell table:style-name="ce10"/>
          <table:table-cell table:style-name="ce3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string">
            <text:p>193/194</text:p>
          </table:table-cell>
          <table:table-cell table:style-name="ce2" office:value-type="string">
            <text:p>NIEMEYER, Oscar Ribeiro de Almeida de</text:p>
          </table:table-cell>
          <table:table-cell office:value-type="string">
            <text:p>null</text:p>
          </table:table-cell>
          <table:table-cell office:value-type="string">
            <text:p>NO-YES</text:p>
          </table:table-cell>
          <table:table-cell office:value-type="string">
            <text:p>Vista da janela do Escritório do arquiteto Oscar Niemeyer</text:p>
          </table:table-cell>
          <table:table-cell table:style-name="ce11" office:value-type="string">
            <text:p>Ferro, Vidro, Alvenaria</text:p>
          </table:table-cell>
          <table:table-cell office:value-type="string">
            <text:p>Pano de vidro, Esquadria, Mesa, Mobiliário, Guarda-corpo, Varanda</text:p>
          </table:table-cell>
          <table:table-cell office:value-type="string">
            <text:p>Comercial, Escritório</text:p>
          </table:table-cell>
          <table:table-cell table:style-name="ce2" office:value-type="string">
            <text:p>Preto e branco, Pontos pretos</text:p>
          </table:table-cell>
          <table:table-cell table:style-name="ce26" office:value-type="date" office:date-value="1985-10-01">
            <text:p>1985-10-01</text:p>
          </table:table-cell>
          <table:table-cell office:value-type="date" office:date-value="2012-05-16">
            <text:p>2012-05-16</text:p>
          </table:table-cell>
        </table:table-row>
        <table:table-row table:style-name="ro3">
          <table:table-cell office:value-type="float" office:value="54549">
            <text:p>54549</text:p>
          </table:table-cell>
          <table:table-cell office:value-type="string">
            <text:p>9A818</text:p>
          </table:table-cell>
          <table:table-cell office:value-type="string">
            <text:p>Escritório do arquiteto Oscar Niemeyer</text:p>
          </table:table-cell>
          <table:table-cell office:value-type="string">
            <text:p>Brasil</text:p>
          </table:table-cell>
          <table:table-cell office:value-type="string">
            <text:p>RJ</text:p>
          </table:table-cell>
          <table:table-cell office:value-type="string">
            <text:p>Rio de Janeiro</text:p>
          </table:table-cell>
          <table:table-cell/>
          <table:table-cell table:style-name="ce10"/>
          <table:table-cell table:style-name="ce3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string">
            <text:p>193/194</text:p>
          </table:table-cell>
          <table:table-cell table:style-name="ce2" office:value-type="string">
            <text:p>NIEMEYER, Oscar Ribeiro de Almeida de</text:p>
          </table:table-cell>
          <table:table-cell office:value-type="string">
            <text:p>null</text:p>
          </table:table-cell>
          <table:table-cell office:value-type="string">
            <text:p>NO-YES</text:p>
          </table:table-cell>
          <table:table-cell office:value-type="string">
            <text:p>Vista do Escritório do arquiteto Oscar Niemeyer</text:p>
          </table:table-cell>
          <table:table-cell table:style-name="ce11" office:value-type="string">
            <text:p>Madeira, Alvenaria</text:p>
          </table:table-cell>
          <table:table-cell office:value-type="string">
            <text:p>Pano de vidro, Esquadria, Mesa, Mobiliário, Pilar</text:p>
          </table:table-cell>
          <table:table-cell office:value-type="string">
            <text:p>Comercial, Escritório</text:p>
          </table:table-cell>
          <table:table-cell table:style-name="ce2" office:value-type="string">
            <text:p>Preto e branco, Pontos pretos</text:p>
          </table:table-cell>
          <table:table-cell table:style-name="ce26" office:value-type="date" office:date-value="1985-10-01">
            <text:p>1985-10-01</text:p>
          </table:table-cell>
          <table:table-cell office:value-type="date" office:date-value="2012-05-16">
            <text:p>2012-05-16</text:p>
          </table:table-cell>
        </table:table-row>
        <table:table-row table:style-name="ro3">
          <table:table-cell office:value-type="float" office:value="54550">
            <text:p>54550</text:p>
          </table:table-cell>
          <table:table-cell office:value-type="string">
            <text:p>9A818</text:p>
          </table:table-cell>
          <table:table-cell office:value-type="string">
            <text:p>Escritório do arquiteto Oscar Niemeyer</text:p>
          </table:table-cell>
          <table:table-cell office:value-type="string">
            <text:p>Brasil</text:p>
          </table:table-cell>
          <table:table-cell office:value-type="string">
            <text:p>RJ</text:p>
          </table:table-cell>
          <table:table-cell office:value-type="string">
            <text:p>Rio de Janeiro</text:p>
          </table:table-cell>
          <table:table-cell/>
          <table:table-cell table:style-name="ce10"/>
          <table:table-cell table:style-name="ce3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string">
            <text:p>193/194</text:p>
          </table:table-cell>
          <table:table-cell table:style-name="ce2" office:value-type="string">
            <text:p>NIEMEYER, Oscar Ribeiro de Almeida de</text:p>
          </table:table-cell>
          <table:table-cell office:value-type="string">
            <text:p>null</text:p>
          </table:table-cell>
          <table:table-cell office:value-type="string">
            <text:p>NO-YES</text:p>
          </table:table-cell>
          <table:table-cell office:value-type="string">
            <text:p>Interior do Escritório do arquiteto Oscar Niemeyer</text:p>
          </table:table-cell>
          <table:table-cell table:style-name="ce11" office:value-type="string">
            <text:p>Ferro, Vidro, Alvenaria</text:p>
          </table:table-cell>
          <table:table-cell office:value-type="string">
            <text:p>Caixilho, Mesa, Mobiliário</text:p>
          </table:table-cell>
          <table:table-cell office:value-type="string">
            <text:p>Comercial, Escritório</text:p>
          </table:table-cell>
          <table:table-cell table:style-name="ce2" office:value-type="string">
            <text:p>Preto e branco, Pontos pretos</text:p>
          </table:table-cell>
          <table:table-cell table:style-name="ce26" office:value-type="date" office:date-value="1985-10-01">
            <text:p>1985-10-01</text:p>
          </table:table-cell>
          <table:table-cell office:value-type="date" office:date-value="2012-05-16">
            <text:p>2012-05-16</text:p>
          </table:table-cell>
        </table:table-row>
        <table:table-row table:style-name="ro6">
          <table:table-cell office:value-type="float" office:value="33609">
            <text:p>33609</text:p>
          </table:table-cell>
          <table:table-cell office:value-type="string">
            <text:p>9A8146</text:p>
          </table:table-cell>
          <table:table-cell office:value-type="string">
            <text:p>Central Telefônica da Antiga Telesp (COTESP)</text:p>
          </table:table-cell>
          <table:table-cell office:value-type="string">
            <text:p>Brasil</text:p>
          </table:table-cell>
          <table:table-cell office:value-type="string">
            <text:p>SP</text:p>
          </table:table-cell>
          <table:table-cell office:value-type="string">
            <text:p>Campos do Jordão</text:p>
          </table:table-cell>
          <table:table-cell/>
          <table:table-cell office:value-type="string">
            <text:p>Avenida Doutor Januário Miraglia, 1384</text:p>
          </table:table-cell>
          <table:table-cell table:style-name="ce3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75">
            <text:p>1975</text:p>
          </table:table-cell>
          <table:table-cell table:style-name="ce2" office:value-type="string">
            <text:p>OHTAKE, Ruy Massashi; PENTEADO, Hélio Maria; KATINSKY, Julio Roberto; PASTA, Hélio; TALAAT, Alfred</text:p>
          </table:table-cell>
          <table:table-cell office:value-type="string">
            <text:p>1973/1974</text:p>
          </table:table-cell>
          <table:table-cell office:value-type="string">
            <text:p>NO-YES</text:p>
          </table:table-cell>
          <table:table-cell table:style-name="ce9" office:value-type="string">
            <text:p>Fachada da Central Telefônica da Antiga Telesp (COTESP)</text:p>
          </table:table-cell>
          <table:table-cell table:style-name="ce11" office:value-type="string">
            <text:p>Concreto, Concreto aparente, Ferro, Vidro</text:p>
          </table:table-cell>
          <table:table-cell office:value-type="string">
            <text:p>Estrutura, Platibanda, Pilar, Apoio, Pano de vidro, Esquadria, Holofote</text:p>
          </table:table-cell>
          <table:table-cell office:value-type="string">
            <text:p>Comunicação, Telefonia, Edifício</text:p>
          </table:table-cell>
          <table:table-cell table:style-name="ce2" office:value-type="string">
            <text:p>Pontos pretos</text:p>
          </table:table-cell>
          <table:table-cell table:style-name="ce26" office:value-type="date" office:date-value="1975-12-01">
            <text:p>1975-12-01</text:p>
          </table:table-cell>
          <table:table-cell office:value-type="date" office:date-value="2012-05-16">
            <text:p>2012-05-16</text:p>
          </table:table-cell>
        </table:table-row>
        <table:table-row table:style-name="ro6">
          <table:table-cell office:value-type="float" office:value="40211">
            <text:p>40211</text:p>
          </table:table-cell>
          <table:table-cell office:value-type="string">
            <text:p>9A816</text:p>
          </table:table-cell>
          <table:table-cell office:value-type="string">
            <text:p>Residência Nadir Zacarias</text:p>
          </table:table-cell>
          <table:table-cell office:value-type="string">
            <text:p>Brasil</text:p>
          </table:table-cell>
          <table:table-cell office:value-type="string">
            <text:p>SP</text:p>
          </table:table-cell>
          <table:table-cell office:value-type="string">
            <text:p>São Paulo</text:p>
          </table:table-cell>
          <table:table-cell office:value-type="string">
            <text:p>Jardim Guedala</text:p>
          </table:table-cell>
          <table:table-cell office:value-type="string">
            <text:p>Rua Sanharó, 400</text:p>
          </table:table-cell>
          <table:table-cell table:style-name="ce3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78">
            <text:p>1978</text:p>
          </table:table-cell>
          <table:table-cell table:style-name="ce2" office:value-type="string">
            <text:p>OHTAKE, Ruy Massashi; D'ANDREATTA, Ana Regina</text:p>
          </table:table-cell>
          <table:table-cell office:value-type="string">
            <text:p>1970/1972</text:p>
          </table:table-cell>
          <table:table-cell office:value-type="string">
            <text:p>NO-YES</text:p>
          </table:table-cell>
          <table:table-cell table:style-name="ce9" office:value-type="string">
            <text:p>Fachada da Residência Nadir Zacarias</text:p>
          </table:table-cell>
          <table:table-cell table:style-name="ce11" office:value-type="string">
            <text:p>Concreto, Concreto aparente, Pedra, Vidro</text:p>
          </table:table-cell>
          <table:table-cell office:value-type="string">
            <text:p>Muro, Parede curva, Abertura zenital, Brise, Vão livre, Cobertura, Caixa d'água, Portão, Rampa, Plano inclinado</text:p>
          </table:table-cell>
          <table:table-cell office:value-type="string">
            <text:p>Habitação, Residência, Jardim, Calçada, Rua</text:p>
          </table:table-cell>
          <table:table-cell table:style-name="ce2" office:value-type="string">
            <text:p>Mancha preta</text:p>
          </table:table-cell>
          <table:table-cell table:style-name="ce26" office:value-type="date" office:date-value="1978-07-20">
            <text:p>1978-07-20</text:p>
          </table:table-cell>
          <table:table-cell office:value-type="date" office:date-value="2012-05-16">
            <text:p>2012-05-16</text:p>
          </table:table-cell>
        </table:table-row>
        <table:table-row table:style-name="ro4">
          <table:table-cell office:value-type="float" office:value="37328">
            <text:p>37328</text:p>
          </table:table-cell>
          <table:table-cell office:value-type="string">
            <text:p>9A8146</text:p>
          </table:table-cell>
          <table:table-cell office:value-type="string">
            <text:p>Edifício-sede do jornal “O Estado de São Paulo” (atual Novotel São Paulo Jaraguá Convention)</text:p>
          </table:table-cell>
          <table:table-cell office:value-type="string">
            <text:p>Brasil</text:p>
          </table:table-cell>
          <table:table-cell office:value-type="string">
            <text:p>SP</text:p>
          </table:table-cell>
          <table:table-cell office:value-type="string">
            <text:p>São Paulo</text:p>
          </table:table-cell>
          <table:table-cell office:value-type="string">
            <text:p>Centro</text:p>
          </table:table-cell>
          <table:table-cell table:style-name="ce10" office:value-type="string">
            <text:p>Rua Martins Fontes, 71 </text:p>
          </table:table-cell>
          <table:table-cell table:style-name="ce3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76">
            <text:p>1976</text:p>
          </table:table-cell>
          <table:table-cell table:style-name="ce10" office:value-type="string">
            <text:p>PILON, Jacques Émile Paul; GASPERINI, Gian Carlo; HEEP, Adolf Franz</text:p>
          </table:table-cell>
          <table:table-cell office:value-type="string">
            <text:p>1943/1951</text:p>
          </table:table-cell>
          <table:table-cell office:value-type="string">
            <text:p>NO-YES</text:p>
          </table:table-cell>
          <table:table-cell table:style-name="ce10" office:value-type="string">
            <text:p>Vista geral do Edifício-sede do jornal “O Estado de São Paulo”</text:p>
          </table:table-cell>
          <table:table-cell table:style-name="ce11" office:value-type="string">
            <text:p>Concreto, Ferro, Vidro</text:p>
          </table:table-cell>
          <table:table-cell office:value-type="string">
            <text:p>Parede curva, Brise, Pilar, Varanda, Guarda-corpo, Estrutura</text:p>
          </table:table-cell>
          <table:table-cell office:value-type="string">
            <text:p>Comunicação, Jornal, Edifício, Prédio, Calçada, Rua, Poste</text:p>
          </table:table-cell>
          <table:table-cell table:style-name="ce14" office:value-type="string">
            <text:p>Azulada</text:p>
          </table:table-cell>
          <table:table-cell office:value-type="date" office:date-value="1977-10-04">
            <text:p>1977-10-04</text:p>
          </table:table-cell>
          <table:table-cell office:value-type="date" office:date-value="2012-05-23">
            <text:p>2012-05-23</text:p>
          </table:table-cell>
        </table:table-row>
        <table:table-row table:style-name="ro4">
          <table:table-cell office:value-type="float" office:value="37329">
            <text:p>37329</text:p>
          </table:table-cell>
          <table:table-cell office:value-type="string">
            <text:p>9A8146</text:p>
          </table:table-cell>
          <table:table-cell office:value-type="string">
            <text:p>Edifício-sede do jornal “O Estado de São Paulo” (atual Novotel São Paulo Jaraguá Convention)</text:p>
          </table:table-cell>
          <table:table-cell office:value-type="string">
            <text:p>Brasil</text:p>
          </table:table-cell>
          <table:table-cell office:value-type="string">
            <text:p>SP</text:p>
          </table:table-cell>
          <table:table-cell office:value-type="string">
            <text:p>São Paulo</text:p>
          </table:table-cell>
          <table:table-cell office:value-type="string">
            <text:p>Centro</text:p>
          </table:table-cell>
          <table:table-cell table:style-name="ce10" office:value-type="string">
            <text:p>Rua Martins Fontes, 71 </text:p>
          </table:table-cell>
          <table:table-cell table:style-name="ce3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76">
            <text:p>1976</text:p>
          </table:table-cell>
          <table:table-cell table:style-name="ce10" office:value-type="string">
            <text:p>PILON, Jacques Émile Paul; GASPERINI, Gian Carlo; HEEP, Adolf Franz</text:p>
          </table:table-cell>
          <table:table-cell office:value-type="string">
            <text:p>1943/1951</text:p>
          </table:table-cell>
          <table:table-cell office:value-type="string">
            <text:p>NO-YES</text:p>
          </table:table-cell>
          <table:table-cell table:style-name="ce10" office:value-type="string">
            <text:p>Vista geral do Edifício-sede do jornal “O Estado de São Paulo”</text:p>
          </table:table-cell>
          <table:table-cell table:style-name="ce11" office:value-type="string">
            <text:p>Concreto, Ferro, Vidro</text:p>
          </table:table-cell>
          <table:table-cell office:value-type="string">
            <text:p>Parede curva, Brise, Pilar, Varanda, Guarda-corpo, Estrutura</text:p>
          </table:table-cell>
          <table:table-cell office:value-type="string">
            <text:p>Comunicação, Jornal, Edifício, Prédio, Calçada, Rua, Poste</text:p>
          </table:table-cell>
          <table:table-cell table:style-name="ce10" office:value-type="string">
            <text:p>Azulada, Ponto preto</text:p>
          </table:table-cell>
          <table:table-cell office:value-type="date" office:date-value="1977-10-04">
            <text:p>1977-10-04</text:p>
          </table:table-cell>
          <table:table-cell office:value-type="date" office:date-value="2012-05-23">
            <text:p>2012-05-23</text:p>
          </table:table-cell>
        </table:table-row>
        <table:table-row table:style-name="ro4">
          <table:table-cell office:value-type="float" office:value="37330">
            <text:p>37330</text:p>
          </table:table-cell>
          <table:table-cell office:value-type="string">
            <text:p>9A8146</text:p>
          </table:table-cell>
          <table:table-cell office:value-type="string">
            <text:p>Edifício-sede do jornal “O Estado de São Paulo” (atual Novotel São Paulo Jaraguá Convention)</text:p>
          </table:table-cell>
          <table:table-cell office:value-type="string">
            <text:p>Brasil</text:p>
          </table:table-cell>
          <table:table-cell office:value-type="string">
            <text:p>SP</text:p>
          </table:table-cell>
          <table:table-cell office:value-type="string">
            <text:p>São Paulo</text:p>
          </table:table-cell>
          <table:table-cell office:value-type="string">
            <text:p>Centro</text:p>
          </table:table-cell>
          <table:table-cell table:style-name="ce10" office:value-type="string">
            <text:p>Rua Martins Fontes, 71 </text:p>
          </table:table-cell>
          <table:table-cell table:style-name="ce3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76">
            <text:p>1976</text:p>
          </table:table-cell>
          <table:table-cell table:style-name="ce10" office:value-type="string">
            <text:p>PILON, Jacques Émile Paul; GASPERINI, Gian Carlo; HEEP, Adolf Franz</text:p>
          </table:table-cell>
          <table:table-cell office:value-type="string">
            <text:p>1943/1951</text:p>
          </table:table-cell>
          <table:table-cell office:value-type="string">
            <text:p>NO-YES</text:p>
          </table:table-cell>
          <table:table-cell table:style-name="ce10" office:value-type="string">
            <text:p>Vista parcial do Edifício-sede do jornal “O Estado de São Paulo”</text:p>
          </table:table-cell>
          <table:table-cell table:style-name="ce11" office:value-type="string">
            <text:p>Concreto, Ferro, Vidro</text:p>
          </table:table-cell>
          <table:table-cell office:value-type="string">
            <text:p>Parede curva, Brise, Pilar, Varanda, Guarda-corpo, Estrutura, Painel</text:p>
          </table:table-cell>
          <table:table-cell office:value-type="string">
            <text:p>Comunicação, Jornal, Edifício, Prédio, Calçada, Rua, Poste</text:p>
          </table:table-cell>
          <table:table-cell table:style-name="ce11" office:value-type="string">
            <text:p>Azulada, Ponto preto</text:p>
          </table:table-cell>
          <table:table-cell office:value-type="date" office:date-value="1977-10-04">
            <text:p>1977-10-04</text:p>
          </table:table-cell>
          <table:table-cell office:value-type="date" office:date-value="2012-05-23">
            <text:p>2012-05-23</text:p>
          </table:table-cell>
        </table:table-row>
        <table:table-row table:style-name="ro8">
          <table:table-cell office:value-type="float" office:value="49034">
            <text:p>49034</text:p>
          </table:table-cell>
          <table:table-cell office:value-type="string">
            <text:p>7A81423</text:p>
          </table:table-cell>
          <table:table-cell office:value-type="string">
            <text:p>Casas populares em Trancoso</text:p>
          </table:table-cell>
          <table:table-cell office:value-type="string">
            <text:p>Brasil</text:p>
          </table:table-cell>
          <table:table-cell office:value-type="string">
            <text:p>BA</text:p>
          </table:table-cell>
          <table:table-cell office:value-type="string">
            <text:p>Trancoso</text:p>
          </table:table-cell>
          <table:table-cell table:number-columns-repeated="2"/>
          <table:table-cell table:style-name="ce3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82">
            <text:p>1982</text:p>
          </table:table-cell>
          <table:table-cell table:style-name="ce14"/>
          <table:table-cell office:value-type="string">
            <text:p>null</text:p>
          </table:table-cell>
          <table:table-cell office:value-type="string">
            <text:p>NO-YES</text:p>
          </table:table-cell>
          <table:table-cell table:style-name="ce10" office:value-type="string">
            <text:p>Vista geral das Casas populares em Trancoso</text:p>
          </table:table-cell>
          <table:table-cell table:style-name="ce11" office:value-type="string">
            <text:p>Taipa, Taipa de mão, Madeira, Pedra, Cerâmica, Alvenaria</text:p>
          </table:table-cell>
          <table:table-cell office:value-type="string">
            <text:p>Telha cerâmica, Telhado duas águas, Beiral, Arco abatido, Porta, Janela, Caixilho, Estrutura, Abertura</text:p>
          </table:table-cell>
          <table:table-cell office:value-type="string">
            <text:p>Habitação, Residência, Casa</text:p>
          </table:table-cell>
          <table:table-cell table:style-name="ce2" office:value-type="string">
            <text:p>Ponto preto</text:p>
          </table:table-cell>
          <table:table-cell table:style-name="ce26" office:value-type="date" office:date-value="1982-03-16">
            <text:p>1982-03-16</text:p>
          </table:table-cell>
          <table:table-cell office:value-type="date" office:date-value="2012-05-23">
            <text:p>2012-05-23</text:p>
          </table:table-cell>
        </table:table-row>
        <table:table-row table:style-name="ro3">
          <table:table-cell office:value-type="float" office:value="49036">
            <text:p>49036</text:p>
          </table:table-cell>
          <table:table-cell office:value-type="string">
            <text:p>7A81423</text:p>
          </table:table-cell>
          <table:table-cell office:value-type="string">
            <text:p>Casas populares em Trancoso</text:p>
          </table:table-cell>
          <table:table-cell office:value-type="string">
            <text:p>Brasil</text:p>
          </table:table-cell>
          <table:table-cell office:value-type="string">
            <text:p>BA</text:p>
          </table:table-cell>
          <table:table-cell office:value-type="string">
            <text:p>Trancoso</text:p>
          </table:table-cell>
          <table:table-cell table:number-columns-repeated="2"/>
          <table:table-cell table:style-name="ce3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82">
            <text:p>1982</text:p>
          </table:table-cell>
          <table:table-cell table:style-name="ce14"/>
          <table:table-cell office:value-type="string">
            <text:p>null</text:p>
          </table:table-cell>
          <table:table-cell office:value-type="string">
            <text:p>NO-YES</text:p>
          </table:table-cell>
          <table:table-cell table:style-name="ce10" office:value-type="string">
            <text:p>Detalhe de uma Casa popular em Trancoso</text:p>
          </table:table-cell>
          <table:table-cell table:style-name="ce11" office:value-type="string">
            <text:p>Taipa, Madeira, Cerâmica</text:p>
          </table:table-cell>
          <table:table-cell office:value-type="string">
            <text:p>Telha cerâmica, Beiral, Arco abatido, Porta, Janela, Caixilho, Degrau, Patamar</text:p>
          </table:table-cell>
          <table:table-cell office:value-type="string">
            <text:p>Habitação, Residência, Casa</text:p>
          </table:table-cell>
          <table:table-cell table:style-name="ce2"/>
          <table:table-cell table:style-name="ce26" office:value-type="date" office:date-value="1982-03-16">
            <text:p>1982-03-16</text:p>
          </table:table-cell>
          <table:table-cell office:value-type="date" office:date-value="2012-05-23">
            <text:p>2012-05-23</text:p>
          </table:table-cell>
        </table:table-row>
        <table:table-row table:style-name="ro6">
          <table:table-cell office:value-type="float" office:value="49037">
            <text:p>49037</text:p>
          </table:table-cell>
          <table:table-cell office:value-type="string">
            <text:p>7A81423</text:p>
          </table:table-cell>
          <table:table-cell office:value-type="string">
            <text:p>Casas populares em Trancoso</text:p>
          </table:table-cell>
          <table:table-cell office:value-type="string">
            <text:p>Brasil</text:p>
          </table:table-cell>
          <table:table-cell office:value-type="string">
            <text:p>BA</text:p>
          </table:table-cell>
          <table:table-cell office:value-type="string">
            <text:p>Trancoso</text:p>
          </table:table-cell>
          <table:table-cell table:number-columns-repeated="2"/>
          <table:table-cell table:style-name="ce3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82">
            <text:p>1982</text:p>
          </table:table-cell>
          <table:table-cell table:style-name="ce14"/>
          <table:table-cell office:value-type="string">
            <text:p>null</text:p>
          </table:table-cell>
          <table:table-cell office:value-type="string">
            <text:p>NO-YES</text:p>
          </table:table-cell>
          <table:table-cell table:style-name="ce10" office:value-type="string">
            <text:p>Vista de uma Casa popular em Trancoso</text:p>
          </table:table-cell>
          <table:table-cell table:style-name="ce11" office:value-type="string">
            <text:p>Taipa, Madeira</text:p>
          </table:table-cell>
          <table:table-cell office:value-type="string">
            <text:p>Telha de madeira, Telhado duas águas, Beiral, Porta, Janela, Caixilho, Degrau, Patamar, Banco, Mureta, Cerca</text:p>
          </table:table-cell>
          <table:table-cell office:value-type="string">
            <text:p>Habitação, Residência, Casa, Jardim</text:p>
          </table:table-cell>
          <table:table-cell table:style-name="ce2"/>
          <table:table-cell table:style-name="ce26" office:value-type="date" office:date-value="1982-03-16">
            <text:p>1982-03-16</text:p>
          </table:table-cell>
          <table:table-cell office:value-type="date" office:date-value="2012-05-23">
            <text:p>2012-05-23</text:p>
          </table:table-cell>
        </table:table-row>
        <table:table-row table:style-name="ro8">
          <table:table-cell office:value-type="float" office:value="49039">
            <text:p>49039</text:p>
          </table:table-cell>
          <table:table-cell office:value-type="string">
            <text:p>7A81423</text:p>
          </table:table-cell>
          <table:table-cell office:value-type="string">
            <text:p>Casas populares em Trancoso</text:p>
          </table:table-cell>
          <table:table-cell office:value-type="string">
            <text:p>Brasil</text:p>
          </table:table-cell>
          <table:table-cell office:value-type="string">
            <text:p>BA</text:p>
          </table:table-cell>
          <table:table-cell office:value-type="string">
            <text:p>Trancoso</text:p>
          </table:table-cell>
          <table:table-cell table:number-columns-repeated="2"/>
          <table:table-cell table:style-name="ce3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82">
            <text:p>1982</text:p>
          </table:table-cell>
          <table:table-cell table:style-name="ce14"/>
          <table:table-cell office:value-type="string">
            <text:p>null</text:p>
          </table:table-cell>
          <table:table-cell office:value-type="string">
            <text:p>NO-YES</text:p>
          </table:table-cell>
          <table:table-cell table:style-name="ce10" office:value-type="string">
            <text:p>Vista de uma Casa popular em Trancoso</text:p>
          </table:table-cell>
          <table:table-cell table:style-name="ce11" office:value-type="string">
            <text:p>Taipa, Taipa de mão, Madeira, Cerâmica</text:p>
          </table:table-cell>
          <table:table-cell office:value-type="string">
            <text:p>Telha cerâmica, Telhado, Beiral, Porta, Janela, Caixilho, Degrau, Patamar, Estrutura, Cerca</text:p>
          </table:table-cell>
          <table:table-cell office:value-type="string">
            <text:p>Habitação, Residência, Casa, Jardim</text:p>
          </table:table-cell>
          <table:table-cell table:style-name="ce2"/>
          <table:table-cell table:style-name="ce26" office:value-type="date" office:date-value="1982-03-16">
            <text:p>1982-03-16</text:p>
          </table:table-cell>
          <table:table-cell office:value-type="date" office:date-value="2012-05-23">
            <text:p>2012-05-23</text:p>
          </table:table-cell>
        </table:table-row>
        <table:table-row table:style-name="ro6">
          <table:table-cell office:value-type="float" office:value="49040">
            <text:p>49040</text:p>
          </table:table-cell>
          <table:table-cell office:value-type="string">
            <text:p>7A81423</text:p>
          </table:table-cell>
          <table:table-cell office:value-type="string">
            <text:p>Casas populares em Trancoso</text:p>
          </table:table-cell>
          <table:table-cell office:value-type="string">
            <text:p>Brasil</text:p>
          </table:table-cell>
          <table:table-cell office:value-type="string">
            <text:p>BA</text:p>
          </table:table-cell>
          <table:table-cell office:value-type="string">
            <text:p>Trancoso</text:p>
          </table:table-cell>
          <table:table-cell table:number-columns-repeated="2"/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82">
            <text:p>1982</text:p>
          </table:table-cell>
          <table:table-cell table:style-name="ce14"/>
          <table:table-cell office:value-type="string">
            <text:p>null</text:p>
          </table:table-cell>
          <table:table-cell office:value-type="string">
            <text:p>NO-YES</text:p>
          </table:table-cell>
          <table:table-cell table:style-name="ce10" office:value-type="string">
            <text:p>Vista geral das Casas populares em Trancoso</text:p>
          </table:table-cell>
          <table:table-cell table:style-name="ce11" office:value-type="string">
            <text:p>Taipa, Taipa de mão, Madeira, Cerâmica</text:p>
          </table:table-cell>
          <table:table-cell office:value-type="string">
            <text:p>Telha cerâmica, Telhado duas águas, Beiral, Porta, Janela, Caixilho, Degrau, Patamar, Cerca, Empena cega</text:p>
          </table:table-cell>
          <table:table-cell office:value-type="string">
            <text:p>Habitação, Residência, Casa, Jardim</text:p>
          </table:table-cell>
          <table:table-cell table:style-name="ce2"/>
          <table:table-cell table:style-name="ce26" office:value-type="date" office:date-value="1982-03-16">
            <text:p>1982-03-16</text:p>
          </table:table-cell>
          <table:table-cell office:value-type="date" office:date-value="2012-05-23">
            <text:p>2012-05-23</text:p>
          </table:table-cell>
        </table:table-row>
        <table:table-row table:style-name="ro6">
          <table:table-cell table:style-name="ce3" office:value-type="float" office:value="33610">
            <text:p>33610</text:p>
          </table:table-cell>
          <table:table-cell table:style-name="ce3" office:value-type="string">
            <text:p>9A8142</text:p>
          </table:table-cell>
          <table:table-cell table:style-name="ce3" office:value-type="string">
            <text:p>Sede Social do Jóquei Clube de Goiás</text:p>
          </table:table-cell>
          <table:table-cell office:value-type="string">
            <text:p>Brasil</text:p>
          </table:table-cell>
          <table:table-cell table:style-name="ce3" office:value-type="string">
            <text:p>GO</text:p>
          </table:table-cell>
          <table:table-cell table:style-name="ce3" office:value-type="string">
            <text:p>Goiânia</text:p>
          </table:table-cell>
          <table:table-cell table:style-name="ce3" office:value-type="string">
            <text:p>Centro</text:p>
          </table:table-cell>
          <table:table-cell table:style-name="ce3" office:value-type="string">
            <text:p>Avenida Anhanguera, 3653 </text:p>
          </table:table-cell>
          <table:table-cell table:style-name="ce3" office:value-type="string">
            <text:p>Catálogo Geral</text:p>
          </table:table-cell>
          <table:table-cell office:value-type="string">
            <text:p>LEMOS, Carlos Alberto Cerqueira</text:p>
          </table:table-cell>
          <table:table-cell table:style-name="ce3" office:value-type="float" office:value="1975">
            <text:p>1975</text:p>
          </table:table-cell>
          <table:table-cell table:style-name="ce3" office:value-type="string">
            <text:p>ROCHA, Paulo Archias Mendes da</text:p>
          </table:table-cell>
          <table:table-cell table:style-name="ce15" office:value-type="float" office:value="1962">
            <text:p>1962</text:p>
          </table:table-cell>
          <table:table-cell office:value-type="string">
            <text:p>NO-YES</text:p>
          </table:table-cell>
          <table:table-cell table:style-name="ce3" office:value-type="string">
            <text:p>Interior da Sede Social do Jóquei Clube de Goiás</text:p>
          </table:table-cell>
          <table:table-cell table:style-name="ce18" office:value-type="string">
            <text:p>Concreto, Concreto aparente, Concreto pintado, Ferro, Vidro</text:p>
          </table:table-cell>
          <table:table-cell table:style-name="ce18" office:value-type="string">
            <text:p>Estrutura, Pilar, Mezanino, Viga, Pano de vidro, Esquadria, Rampa, Plano inclinado, Corrimão, Guarda-corpo, Mesa</text:p>
          </table:table-cell>
          <table:table-cell table:style-name="ce18" office:value-type="string">
            <text:p>Clube, Circulação, Pátio</text:p>
          </table:table-cell>
          <table:table-cell table:style-name="ce18" office:value-type="string">
            <text:p>Rosada, Pontos pretos</text:p>
          </table:table-cell>
          <table:table-cell table:style-name="ce27" office:value-type="date" office:date-value="1975-12-01">
            <text:p>1975-12-01</text:p>
          </table:table-cell>
          <table:table-cell table:style-name="ce27" office:value-type="date" office:date-value="2012-05-31">
            <text:p>2012-05-31</text:p>
          </table:table-cell>
        </table:table-row>
        <table:table-row table:style-name="ro15">
          <table:table-cell office:value-type="float" office:value="28555">
            <text:p>28555</text:p>
          </table:table-cell>
          <table:table-cell office:value-type="string">
            <text:p>9A8158</text:p>
          </table:table-cell>
          <table:table-cell office:value-type="string">
            <text:p>Elevador Antonio Lacerda</text:p>
          </table:table-cell>
          <table:table-cell office:value-type="string">
            <text:p>Brasil</text:p>
          </table:table-cell>
          <table:table-cell office:value-type="string">
            <text:p>BA</text:p>
          </table:table-cell>
          <table:table-cell office:value-type="string">
            <text:p>Salvador</text:p>
          </table:table-cell>
          <table:table-cell office:value-type="string">
            <text:p>Cidade Baixa</text:p>
          </table:table-cell>
          <table:table-cell table:style-name="ce10" office:value-type="string">
            <text:p>Praça Tomé de Sousa, s/n</text:p>
          </table:table-cell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73">
            <text:p>1973</text:p>
          </table:table-cell>
          <table:table-cell table:style-name="ce2" office:value-type="string">
            <text:p>LACERDA, Antonio de</text:p>
          </table:table-cell>
          <table:table-cell office:value-type="string">
            <text:p>1869/1873</text:p>
          </table:table-cell>
          <table:table-cell office:value-type="string">
            <text:p>NO-YES</text:p>
          </table:table-cell>
          <table:table-cell office:value-type="string">
            <text:p>Vista lateral do Elevador Lacerda</text:p>
          </table:table-cell>
          <table:table-cell table:style-name="ce11" office:value-type="string">
            <text:p>Alvenaria, Vidro</text:p>
          </table:table-cell>
          <table:table-cell office:value-type="string">
            <text:p>Elevador, Passarela, Torre</text:p>
          </table:table-cell>
          <table:table-cell office:value-type="string">
            <text:p>Público, Transporte, Rua, Calçada, Poste</text:p>
          </table:table-cell>
          <table:table-cell table:style-name="ce2" office:value-type="string">
            <text:p>Azulada, Risco marrom</text:p>
          </table:table-cell>
          <table:table-cell table:style-name="ce26" office:value-type="date" office:date-value="1974-05-02">
            <text:p>1974-05-02</text:p>
          </table:table-cell>
          <table:table-cell office:value-type="date" office:date-value="2012-06-04">
            <text:p>2012-06-04</text:p>
          </table:table-cell>
        </table:table-row>
        <table:table-row table:style-name="ro10">
          <table:table-cell office:value-type="float" office:value="62728">
            <text:p>62728</text:p>
          </table:table-cell>
          <table:table-cell office:value-type="string">
            <text:p>9A816</text:p>
          </table:table-cell>
          <table:table-cell office:value-type="string">
            <text:p>Residências em São Luís</text:p>
          </table:table-cell>
          <table:table-cell office:value-type="string">
            <text:p>Brasil</text:p>
          </table:table-cell>
          <table:table-cell office:value-type="string">
            <text:p>MA</text:p>
          </table:table-cell>
          <table:table-cell office:value-type="string">
            <text:p>São Luís</text:p>
          </table:table-cell>
          <table:table-cell table:number-columns-repeated="2"/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table:style-name="ce2" office:value-type="float" office:value="1988">
            <text:p>1988</text:p>
          </table:table-cell>
          <table:table-cell table:style-name="ce2"/>
          <table:table-cell office:value-type="string">
            <text:p>null</text:p>
          </table:table-cell>
          <table:table-cell office:value-type="string">
            <text:p>NO-YES</text:p>
          </table:table-cell>
          <table:table-cell office:value-type="string">
            <text:p>Vista das Residências em São Luís</text:p>
          </table:table-cell>
          <table:table-cell table:style-name="ce11" office:value-type="string">
            <text:p>Alvenaria, Cerâmica, Ferro, Madeira, Vidro</text:p>
          </table:table-cell>
          <table:table-cell office:value-type="string">
            <text:p>Platibanda, Azulejo, Caixilho, Veneziana, Janela de correr, Muro, Portão, Grade, Degrau, Varanda, Guarda-corpo, Marquise, Cobertura, Pilar, Apoio, Empena cega, Telhado duas águas, Arco abatido, Bandeira, Porta duas folhas, Sacada, Beiral</text:p>
          </table:table-cell>
          <table:table-cell office:value-type="string">
            <text:p>Habitação, Residência, Casa, Calçada, Rua</text:p>
          </table:table-cell>
          <table:table-cell table:style-name="ce14" office:value-type="string">
            <text:p>Azulada</text:p>
          </table:table-cell>
          <table:table-cell table:style-name="ce26" office:value-type="date" office:date-value="1988-11-16">
            <text:p>1988-11-16</text:p>
          </table:table-cell>
          <table:table-cell office:value-type="date" office:date-value="2012-06-04">
            <text:p>2012-06-04</text:p>
          </table:table-cell>
        </table:table-row>
        <table:table-row table:style-name="ro14">
          <table:table-cell office:value-type="float" office:value="21051">
            <text:p>21051</text:p>
          </table:table-cell>
          <table:table-cell office:value-type="string">
            <text:p>9A8148</text:p>
          </table:table-cell>
          <table:table-cell office:value-type="string">
            <text:p>Solar Fábio Prado (Atual Museu da Casa Brasileira)</text:p>
          </table:table-cell>
          <table:table-cell office:value-type="string">
            <text:p>Brasil</text:p>
          </table:table-cell>
          <table:table-cell office:value-type="string">
            <text:p>SP</text:p>
          </table:table-cell>
          <table:table-cell office:value-type="string">
            <text:p>São Paulo</text:p>
          </table:table-cell>
          <table:table-cell office:value-type="string">
            <text:p>Jardim Paulista</text:p>
          </table:table-cell>
          <table:table-cell office:value-type="string">
            <text:p>Avenida Brigadeiro Faria Lima, 2705</text:p>
          </table:table-cell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72">
            <text:p>1972</text:p>
          </table:table-cell>
          <table:table-cell table:style-name="ce11" office:value-type="string">
            <text:p>SOUZA, Wladimir Alves de</text:p>
          </table:table-cell>
          <table:table-cell office:value-type="string">
            <text:p>1944/1945</text:p>
          </table:table-cell>
          <table:table-cell office:value-type="string">
            <text:p>NO-YES</text:p>
          </table:table-cell>
          <table:table-cell table:style-name="ce11" office:value-type="string">
            <text:p>Fachada do Solar Fábio Prado (Atual Museu da Casa Brasileira)</text:p>
          </table:table-cell>
          <table:table-cell table:style-name="ce11" office:value-type="string">
            <text:p>Alvenaria, Ferro, Madeira, Vidro, Pedra</text:p>
          </table:table-cell>
          <table:table-cell office:value-type="string">
            <text:p>Frontão, Estátua, Nicho, Cornija, Pilastra, Capitel, Embasamento, Balaústre, Esquadria, Varanda, Bandeira, Porta duas folhas, Arco pleno, Luminária, Portão duas folhas, Pilar, Voluta, Ornamento, Muro</text:p>
          </table:table-cell>
          <table:table-cell office:value-type="string">
            <text:p>Cultural, Museu, Jardim, Pátio</text:p>
          </table:table-cell>
          <table:table-cell table:style-name="ce14" office:value-type="string">
            <text:p>Alaranjada</text:p>
          </table:table-cell>
          <table:table-cell office:value-type="date" office:date-value="1972-04-17">
            <text:p>1972-04-17</text:p>
          </table:table-cell>
          <table:table-cell office:value-type="date" office:date-value="2012-06-28">
            <text:p>2012-06-28</text:p>
          </table:table-cell>
        </table:table-row>
        <table:table-row table:style-name="ro14">
          <table:table-cell office:value-type="float" office:value="21052">
            <text:p>21052</text:p>
          </table:table-cell>
          <table:table-cell office:value-type="string">
            <text:p>9A8148</text:p>
          </table:table-cell>
          <table:table-cell office:value-type="string">
            <text:p>Solar Fábio Prado (Atual Museu da Casa Brasileira)</text:p>
          </table:table-cell>
          <table:table-cell office:value-type="string">
            <text:p>Brasil</text:p>
          </table:table-cell>
          <table:table-cell office:value-type="string">
            <text:p>SP</text:p>
          </table:table-cell>
          <table:table-cell office:value-type="string">
            <text:p>São Paulo</text:p>
          </table:table-cell>
          <table:table-cell office:value-type="string">
            <text:p>Jardim Paulista</text:p>
          </table:table-cell>
          <table:table-cell office:value-type="string">
            <text:p>Avenida Brigadeiro Faria Lima, 2705</text:p>
          </table:table-cell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72">
            <text:p>1972</text:p>
          </table:table-cell>
          <table:table-cell table:style-name="ce11" office:value-type="string">
            <text:p>SOUZA, Wladimir Alves de</text:p>
          </table:table-cell>
          <table:table-cell office:value-type="string">
            <text:p>1944/1945</text:p>
          </table:table-cell>
          <table:table-cell office:value-type="string">
            <text:p>NO-YES</text:p>
          </table:table-cell>
          <table:table-cell table:style-name="ce11" office:value-type="string">
            <text:p>Fachada do Solar Fábio Prado (Atual Museu da Casa Brasileira)</text:p>
          </table:table-cell>
          <table:table-cell table:style-name="ce11" office:value-type="string">
            <text:p>Alvenaria, Ferro, Madeira, Vidro, Pedra</text:p>
          </table:table-cell>
          <table:table-cell office:value-type="string">
            <text:p>Frontão, Estátua, Nicho, Cornija, Pilastra, Capitel, Embasamento, Balaústre, Esquadria, Varanda, Bandeira, Porta duas folhas, Arco pleno, Luminária, Portão duas folhas, Pilar, Voluta, Ornamento</text:p>
          </table:table-cell>
          <table:table-cell office:value-type="string">
            <text:p>Cultural, Museu, Pátio</text:p>
          </table:table-cell>
          <table:table-cell table:style-name="ce14" office:value-type="string">
            <text:p>Alaranjada</text:p>
          </table:table-cell>
          <table:table-cell office:value-type="date" office:date-value="1972-04-17">
            <text:p>1972-04-17</text:p>
          </table:table-cell>
          <table:table-cell office:value-type="date" office:date-value="2012-06-28">
            <text:p>2012-06-28</text:p>
          </table:table-cell>
        </table:table-row>
        <table:table-row table:style-name="ro7">
          <table:table-cell office:value-type="float" office:value="21053">
            <text:p>21053</text:p>
          </table:table-cell>
          <table:table-cell office:value-type="string">
            <text:p>9A8148</text:p>
          </table:table-cell>
          <table:table-cell office:value-type="string">
            <text:p>Solar Fábio Prado (Atual Museu da Casa Brasileira)</text:p>
          </table:table-cell>
          <table:table-cell office:value-type="string">
            <text:p>Brasil</text:p>
          </table:table-cell>
          <table:table-cell office:value-type="string">
            <text:p>SP</text:p>
          </table:table-cell>
          <table:table-cell office:value-type="string">
            <text:p>São Paulo</text:p>
          </table:table-cell>
          <table:table-cell office:value-type="string">
            <text:p>Jardim Paulista</text:p>
          </table:table-cell>
          <table:table-cell office:value-type="string">
            <text:p>Avenida Brigadeiro Faria Lima, 2705</text:p>
          </table:table-cell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72">
            <text:p>1972</text:p>
          </table:table-cell>
          <table:table-cell table:style-name="ce11" office:value-type="string">
            <text:p>SOUZA, Wladimir Alves de</text:p>
          </table:table-cell>
          <table:table-cell office:value-type="string">
            <text:p>1944/1945</text:p>
          </table:table-cell>
          <table:table-cell office:value-type="string">
            <text:p>NO-YES</text:p>
          </table:table-cell>
          <table:table-cell table:style-name="ce11" office:value-type="string">
            <text:p>Fachada do Solar Fábio Prado (Atual Museu da Casa Brasileira)</text:p>
          </table:table-cell>
          <table:table-cell table:style-name="ce11" office:value-type="string">
            <text:p>Alvenaria, Ferro, Madeira, Vidro, Pedra</text:p>
          </table:table-cell>
          <table:table-cell office:value-type="string">
            <text:p>Frontão, Estátua, Nicho, Cornija, Pilastra, Capitel, Embasamento, Balaústre, Varanda, Esquadria, Bandeira, Porta duas folhas, Arco pleno, Luminária, Voluta, Ornamento</text:p>
          </table:table-cell>
          <table:table-cell office:value-type="string">
            <text:p>Cultural, Museu, Pátio</text:p>
          </table:table-cell>
          <table:table-cell table:style-name="ce11" office:value-type="string">
            <text:p>Alaranjada, Pontos pretos</text:p>
          </table:table-cell>
          <table:table-cell office:value-type="date" office:date-value="1972-04-17">
            <text:p>1972-04-17</text:p>
          </table:table-cell>
          <table:table-cell office:value-type="date" office:date-value="2012-06-28">
            <text:p>2012-06-28</text:p>
          </table:table-cell>
        </table:table-row>
        <table:table-row table:style-name="ro7">
          <table:table-cell office:value-type="float" office:value="21054">
            <text:p>21054</text:p>
          </table:table-cell>
          <table:table-cell office:value-type="string">
            <text:p>9A8148</text:p>
          </table:table-cell>
          <table:table-cell office:value-type="string">
            <text:p>Solar Fábio Prado (Atual Museu da Casa Brasileira)</text:p>
          </table:table-cell>
          <table:table-cell office:value-type="string">
            <text:p>Brasil</text:p>
          </table:table-cell>
          <table:table-cell office:value-type="string">
            <text:p>SP</text:p>
          </table:table-cell>
          <table:table-cell office:value-type="string">
            <text:p>São Paulo</text:p>
          </table:table-cell>
          <table:table-cell office:value-type="string">
            <text:p>Jardim Paulista</text:p>
          </table:table-cell>
          <table:table-cell office:value-type="string">
            <text:p>Avenida Brigadeiro Faria Lima, 2705</text:p>
          </table:table-cell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72">
            <text:p>1972</text:p>
          </table:table-cell>
          <table:table-cell table:style-name="ce11" office:value-type="string">
            <text:p>SOUZA, Wladimir Alves de</text:p>
          </table:table-cell>
          <table:table-cell office:value-type="string">
            <text:p>1944/1945</text:p>
          </table:table-cell>
          <table:table-cell office:value-type="string">
            <text:p>NO-YES</text:p>
          </table:table-cell>
          <table:table-cell table:style-name="ce11" office:value-type="string">
            <text:p>Fachada do Solar Fábio Prado (Atual Museu da Casa Brasileira)</text:p>
          </table:table-cell>
          <table:table-cell table:style-name="ce11" office:value-type="string">
            <text:p>Alvenaria, Ferro, Madeira, Vidro, Pedra</text:p>
          </table:table-cell>
          <table:table-cell office:value-type="string">
            <text:p>Frontão, Estátua, Nicho, Cornija, Pilastra, Capitel, Embasamento, Balaústre, Varanda, Esquadria, Bandeira, Porta duas folhas, Arco pleno, Luminária, Voluta, Ornamento</text:p>
          </table:table-cell>
          <table:table-cell office:value-type="string">
            <text:p>Cultural, Museu, Pátio</text:p>
          </table:table-cell>
          <table:table-cell table:style-name="ce11" office:value-type="string">
            <text:p>Alaranjada, Pontos pretos</text:p>
          </table:table-cell>
          <table:table-cell office:value-type="date" office:date-value="1972-04-17">
            <text:p>1972-04-17</text:p>
          </table:table-cell>
          <table:table-cell office:value-type="date" office:date-value="2012-06-28">
            <text:p>2012-06-28</text:p>
          </table:table-cell>
        </table:table-row>
        <table:table-row table:style-name="ro7">
          <table:table-cell office:value-type="float" office:value="21055">
            <text:p>21055</text:p>
          </table:table-cell>
          <table:table-cell office:value-type="string">
            <text:p>9A8148</text:p>
          </table:table-cell>
          <table:table-cell office:value-type="string">
            <text:p>Solar Fábio Prado (Atual Museu da Casa Brasileira)</text:p>
          </table:table-cell>
          <table:table-cell office:value-type="string">
            <text:p>Brasil</text:p>
          </table:table-cell>
          <table:table-cell office:value-type="string">
            <text:p>SP</text:p>
          </table:table-cell>
          <table:table-cell office:value-type="string">
            <text:p>São Paulo</text:p>
          </table:table-cell>
          <table:table-cell office:value-type="string">
            <text:p>Jardim Paulista</text:p>
          </table:table-cell>
          <table:table-cell office:value-type="string">
            <text:p>Avenida Brigadeiro Faria Lima, 2705</text:p>
          </table:table-cell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72">
            <text:p>1972</text:p>
          </table:table-cell>
          <table:table-cell table:style-name="ce11" office:value-type="string">
            <text:p>SOUZA, Wladimir Alves de</text:p>
          </table:table-cell>
          <table:table-cell office:value-type="string">
            <text:p>1944/1945</text:p>
          </table:table-cell>
          <table:table-cell office:value-type="string">
            <text:p>NO-YES</text:p>
          </table:table-cell>
          <table:table-cell table:style-name="ce11" office:value-type="string">
            <text:p>Detalhe da entrada do Solar Fábio Prado (Atual Museu da Casa Brasileira)</text:p>
          </table:table-cell>
          <table:table-cell table:style-name="ce11" office:value-type="string">
            <text:p>Alvenaria, Ferro, Madeira, Vidro, Pedra</text:p>
          </table:table-cell>
          <table:table-cell office:value-type="string">
            <text:p>Estátua, Nicho, Cornija, Pilastra, Capitel, Embasamento, Balaústre, Varanda, Esquadria, Bandeira, Porta duas folhas, Arco pleno, Luminária, Voluta, Ornamento</text:p>
          </table:table-cell>
          <table:table-cell office:value-type="string">
            <text:p>Cultural, Museu, Pátio</text:p>
          </table:table-cell>
          <table:table-cell table:style-name="ce14" office:value-type="string">
            <text:p>Alaranjada</text:p>
          </table:table-cell>
          <table:table-cell office:value-type="date" office:date-value="1972-04-17">
            <text:p>1972-04-17</text:p>
          </table:table-cell>
          <table:table-cell office:value-type="date" office:date-value="2012-06-28">
            <text:p>2012-06-28</text:p>
          </table:table-cell>
        </table:table-row>
        <table:table-row table:style-name="ro8">
          <table:table-cell office:value-type="float" office:value="21056">
            <text:p>21056</text:p>
          </table:table-cell>
          <table:table-cell office:value-type="string">
            <text:p>9A8148</text:p>
          </table:table-cell>
          <table:table-cell office:value-type="string">
            <text:p>Solar Fábio Prado (Atual Museu da Casa Brasileira)</text:p>
          </table:table-cell>
          <table:table-cell office:value-type="string">
            <text:p>Brasil</text:p>
          </table:table-cell>
          <table:table-cell office:value-type="string">
            <text:p>SP</text:p>
          </table:table-cell>
          <table:table-cell office:value-type="string">
            <text:p>São Paulo</text:p>
          </table:table-cell>
          <table:table-cell office:value-type="string">
            <text:p>Jardim Paulista</text:p>
          </table:table-cell>
          <table:table-cell office:value-type="string">
            <text:p>Avenida Brigadeiro Faria Lima, 2705</text:p>
          </table:table-cell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72">
            <text:p>1972</text:p>
          </table:table-cell>
          <table:table-cell table:style-name="ce11" office:value-type="string">
            <text:p>SOUZA, Wladimir Alves de</text:p>
          </table:table-cell>
          <table:table-cell office:value-type="string">
            <text:p>1944/1945</text:p>
          </table:table-cell>
          <table:table-cell office:value-type="string">
            <text:p>NO-YES</text:p>
          </table:table-cell>
          <table:table-cell table:style-name="ce11" office:value-type="string">
            <text:p>Azulejos do Solar Fábio Prado (Atual Museu da Casa Brasileira)</text:p>
          </table:table-cell>
          <table:table-cell table:style-name="ce11" office:value-type="string">
            <text:p>Cerâmica</text:p>
          </table:table-cell>
          <table:table-cell office:value-type="string">
            <text:p>Azulejo</text:p>
          </table:table-cell>
          <table:table-cell office:value-type="string">
            <text:p>Cultural, Museu</text:p>
          </table:table-cell>
          <table:table-cell table:style-name="ce11" office:value-type="string">
            <text:p>Alaranjada, Pontos pretos</text:p>
          </table:table-cell>
          <table:table-cell office:value-type="date" office:date-value="1972-04-17">
            <text:p>1972-04-17</text:p>
          </table:table-cell>
          <table:table-cell office:value-type="date" office:date-value="2012-06-28">
            <text:p>2012-06-28</text:p>
          </table:table-cell>
        </table:table-row>
        <table:table-row table:style-name="ro8">
          <table:table-cell office:value-type="float" office:value="21057">
            <text:p>21057</text:p>
          </table:table-cell>
          <table:table-cell office:value-type="string">
            <text:p>9A8148</text:p>
          </table:table-cell>
          <table:table-cell office:value-type="string">
            <text:p>Solar Fábio Prado (Atual Museu da Casa Brasileira)</text:p>
          </table:table-cell>
          <table:table-cell office:value-type="string">
            <text:p>Brasil</text:p>
          </table:table-cell>
          <table:table-cell office:value-type="string">
            <text:p>SP</text:p>
          </table:table-cell>
          <table:table-cell office:value-type="string">
            <text:p>São Paulo</text:p>
          </table:table-cell>
          <table:table-cell office:value-type="string">
            <text:p>Jardim Paulista</text:p>
          </table:table-cell>
          <table:table-cell office:value-type="string">
            <text:p>Avenida Brigadeiro Faria Lima, 2705</text:p>
          </table:table-cell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72">
            <text:p>1972</text:p>
          </table:table-cell>
          <table:table-cell table:style-name="ce11" office:value-type="string">
            <text:p>SOUZA, Wladimir Alves de</text:p>
          </table:table-cell>
          <table:table-cell office:value-type="string">
            <text:p>1944/1945</text:p>
          </table:table-cell>
          <table:table-cell office:value-type="string">
            <text:p>NO-YES</text:p>
          </table:table-cell>
          <table:table-cell table:style-name="ce11" office:value-type="string">
            <text:p>Azulejos do Solar Fábio Prado (Atual Museu da Casa Brasileira)</text:p>
          </table:table-cell>
          <table:table-cell table:style-name="ce11" office:value-type="string">
            <text:p>Cerâmica</text:p>
          </table:table-cell>
          <table:table-cell office:value-type="string">
            <text:p>Azulejo</text:p>
          </table:table-cell>
          <table:table-cell office:value-type="string">
            <text:p>Cultural, Museu</text:p>
          </table:table-cell>
          <table:table-cell table:style-name="ce14" office:value-type="string">
            <text:p>Alaranjada</text:p>
          </table:table-cell>
          <table:table-cell office:value-type="date" office:date-value="1972-04-17">
            <text:p>1972-04-17</text:p>
          </table:table-cell>
          <table:table-cell office:value-type="date" office:date-value="2012-06-28">
            <text:p>2012-06-28</text:p>
          </table:table-cell>
        </table:table-row>
        <table:table-row table:style-name="ro8">
          <table:table-cell office:value-type="float" office:value="21058">
            <text:p>21058</text:p>
          </table:table-cell>
          <table:table-cell office:value-type="string">
            <text:p>9A8148</text:p>
          </table:table-cell>
          <table:table-cell office:value-type="string">
            <text:p>Solar Fábio Prado (Atual Museu da Casa Brasileira)</text:p>
          </table:table-cell>
          <table:table-cell office:value-type="string">
            <text:p>Brasil</text:p>
          </table:table-cell>
          <table:table-cell office:value-type="string">
            <text:p>SP</text:p>
          </table:table-cell>
          <table:table-cell office:value-type="string">
            <text:p>São Paulo</text:p>
          </table:table-cell>
          <table:table-cell office:value-type="string">
            <text:p>Jardim Paulista</text:p>
          </table:table-cell>
          <table:table-cell office:value-type="string">
            <text:p>Avenida Brigadeiro Faria Lima, 2705</text:p>
          </table:table-cell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72">
            <text:p>1972</text:p>
          </table:table-cell>
          <table:table-cell table:style-name="ce11" office:value-type="string">
            <text:p>SOUZA, Wladimir Alves de</text:p>
          </table:table-cell>
          <table:table-cell office:value-type="string">
            <text:p>1944/1945</text:p>
          </table:table-cell>
          <table:table-cell office:value-type="string">
            <text:p>NO-YES</text:p>
          </table:table-cell>
          <table:table-cell table:style-name="ce11" office:value-type="string">
            <text:p>Vaso do Solar Fábio Prado (Atual Museu da Casa Brasileira)</text:p>
          </table:table-cell>
          <table:table-cell table:style-name="ce11" office:value-type="string">
            <text:p>Pedra</text:p>
          </table:table-cell>
          <table:table-cell office:value-type="string">
            <text:p>Mosaico, Escultura</text:p>
          </table:table-cell>
          <table:table-cell office:value-type="string">
            <text:p>Cultural, Museu, Jardim</text:p>
          </table:table-cell>
          <table:table-cell table:style-name="ce14" office:value-type="string">
            <text:p>Alaranjada</text:p>
          </table:table-cell>
          <table:table-cell office:value-type="date" office:date-value="1972-04-17">
            <text:p>1972-04-17</text:p>
          </table:table-cell>
          <table:table-cell office:value-type="date" office:date-value="2012-06-28">
            <text:p>2012-06-28</text:p>
          </table:table-cell>
        </table:table-row>
        <table:table-row table:style-name="ro8">
          <table:table-cell office:value-type="float" office:value="21059">
            <text:p>21059</text:p>
          </table:table-cell>
          <table:table-cell office:value-type="string">
            <text:p>9A8148</text:p>
          </table:table-cell>
          <table:table-cell office:value-type="string">
            <text:p>Solar Fábio Prado (Atual Museu da Casa Brasileira)</text:p>
          </table:table-cell>
          <table:table-cell office:value-type="string">
            <text:p>Brasil</text:p>
          </table:table-cell>
          <table:table-cell office:value-type="string">
            <text:p>SP</text:p>
          </table:table-cell>
          <table:table-cell office:value-type="string">
            <text:p>São Paulo</text:p>
          </table:table-cell>
          <table:table-cell office:value-type="string">
            <text:p>Jardim Paulista</text:p>
          </table:table-cell>
          <table:table-cell office:value-type="string">
            <text:p>Avenida Brigadeiro Faria Lima, 2705</text:p>
          </table:table-cell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72">
            <text:p>1972</text:p>
          </table:table-cell>
          <table:table-cell table:style-name="ce11" office:value-type="string">
            <text:p>SOUZA, Wladimir Alves de</text:p>
          </table:table-cell>
          <table:table-cell office:value-type="string">
            <text:p>1944/1945</text:p>
          </table:table-cell>
          <table:table-cell office:value-type="string">
            <text:p>NO-YES</text:p>
          </table:table-cell>
          <table:table-cell table:style-name="ce11" office:value-type="string">
            <text:p>Vaso do Solar Fábio Prado (Atual Museu da Casa Brasileira)</text:p>
          </table:table-cell>
          <table:table-cell table:style-name="ce11" office:value-type="string">
            <text:p>Pedra</text:p>
          </table:table-cell>
          <table:table-cell office:value-type="string">
            <text:p>Mosaico, Escultura</text:p>
          </table:table-cell>
          <table:table-cell office:value-type="string">
            <text:p>Cultural, Museu, Jardim</text:p>
          </table:table-cell>
          <table:table-cell table:style-name="ce14" office:value-type="string">
            <text:p>Alaranjada</text:p>
          </table:table-cell>
          <table:table-cell office:value-type="date" office:date-value="1972-04-17">
            <text:p>1972-04-17</text:p>
          </table:table-cell>
          <table:table-cell office:value-type="date" office:date-value="2012-06-28">
            <text:p>2012-06-28</text:p>
          </table:table-cell>
        </table:table-row>
        <table:table-row table:style-name="ro8">
          <table:table-cell office:value-type="float" office:value="21060">
            <text:p>21060</text:p>
          </table:table-cell>
          <table:table-cell office:value-type="string">
            <text:p>9A8148</text:p>
          </table:table-cell>
          <table:table-cell office:value-type="string">
            <text:p>Solar Fábio Prado (Atual Museu da Casa Brasileira)</text:p>
          </table:table-cell>
          <table:table-cell office:value-type="string">
            <text:p>Brasil</text:p>
          </table:table-cell>
          <table:table-cell office:value-type="string">
            <text:p>SP</text:p>
          </table:table-cell>
          <table:table-cell office:value-type="string">
            <text:p>São Paulo</text:p>
          </table:table-cell>
          <table:table-cell office:value-type="string">
            <text:p>Jardim Paulista</text:p>
          </table:table-cell>
          <table:table-cell office:value-type="string">
            <text:p>Avenida Brigadeiro Faria Lima, 2705</text:p>
          </table:table-cell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72">
            <text:p>1972</text:p>
          </table:table-cell>
          <table:table-cell table:style-name="ce11" office:value-type="string">
            <text:p>SOUZA, Wladimir Alves de</text:p>
          </table:table-cell>
          <table:table-cell office:value-type="string">
            <text:p>1944/1945</text:p>
          </table:table-cell>
          <table:table-cell office:value-type="string">
            <text:p>NO-YES</text:p>
          </table:table-cell>
          <table:table-cell table:style-name="ce11" office:value-type="string">
            <text:p>Vaso do Solar Fábio Prado (Atual Museu da Casa Brasileira)</text:p>
          </table:table-cell>
          <table:table-cell table:style-name="ce11" office:value-type="string">
            <text:p>Pedra</text:p>
          </table:table-cell>
          <table:table-cell office:value-type="string">
            <text:p>Mosaico, Escultura</text:p>
          </table:table-cell>
          <table:table-cell office:value-type="string">
            <text:p>Cultural, Museu, Jardim</text:p>
          </table:table-cell>
          <table:table-cell table:style-name="ce14" office:value-type="string">
            <text:p>Alaranjada</text:p>
          </table:table-cell>
          <table:table-cell office:value-type="date" office:date-value="1972-04-17">
            <text:p>1972-04-17</text:p>
          </table:table-cell>
          <table:table-cell office:value-type="date" office:date-value="2012-06-28">
            <text:p>2012-06-28</text:p>
          </table:table-cell>
        </table:table-row>
        <table:table-row table:style-name="ro6">
          <table:table-cell office:value-type="float" office:value="21061">
            <text:p>21061</text:p>
          </table:table-cell>
          <table:table-cell office:value-type="string">
            <text:p>9A8148</text:p>
          </table:table-cell>
          <table:table-cell office:value-type="string">
            <text:p>Solar Fábio Prado (Atual Museu da Casa Brasileira)</text:p>
          </table:table-cell>
          <table:table-cell office:value-type="string">
            <text:p>Brasil</text:p>
          </table:table-cell>
          <table:table-cell office:value-type="string">
            <text:p>SP</text:p>
          </table:table-cell>
          <table:table-cell office:value-type="string">
            <text:p>São Paulo</text:p>
          </table:table-cell>
          <table:table-cell office:value-type="string">
            <text:p>Jardim Paulista</text:p>
          </table:table-cell>
          <table:table-cell office:value-type="string">
            <text:p>Avenida Brigadeiro Faria Lima, 2705</text:p>
          </table:table-cell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72">
            <text:p>1972</text:p>
          </table:table-cell>
          <table:table-cell table:style-name="ce11" office:value-type="string">
            <text:p>SOUZA, Wladimir Alves de</text:p>
          </table:table-cell>
          <table:table-cell office:value-type="string">
            <text:p>1944/1945</text:p>
          </table:table-cell>
          <table:table-cell office:value-type="string">
            <text:p>NO-YES</text:p>
          </table:table-cell>
          <table:table-cell table:style-name="ce11" office:value-type="string">
            <text:p>Estátua Europa do Solar Fábio Prado (Atual Museu da Casa Brasileira)</text:p>
          </table:table-cell>
          <table:table-cell table:style-name="ce11" office:value-type="string">
            <text:p>Pedra</text:p>
          </table:table-cell>
          <table:table-cell office:value-type="string">
            <text:p>Escultura</text:p>
          </table:table-cell>
          <table:table-cell office:value-type="string">
            <text:p>Cultural, Museu</text:p>
          </table:table-cell>
          <table:table-cell table:style-name="ce14" office:value-type="string">
            <text:p>Alaranjada</text:p>
          </table:table-cell>
          <table:table-cell office:value-type="date" office:date-value="1972-04-17">
            <text:p>1972-04-17</text:p>
          </table:table-cell>
          <table:table-cell office:value-type="date" office:date-value="2012-06-28">
            <text:p>2012-06-28</text:p>
          </table:table-cell>
        </table:table-row>
        <table:table-row table:style-name="ro6">
          <table:table-cell office:value-type="float" office:value="21062">
            <text:p>21062</text:p>
          </table:table-cell>
          <table:table-cell office:value-type="string">
            <text:p>9A8148</text:p>
          </table:table-cell>
          <table:table-cell office:value-type="string">
            <text:p>Solar Fábio Prado (Atual Museu da Casa Brasileira)</text:p>
          </table:table-cell>
          <table:table-cell office:value-type="string">
            <text:p>Brasil</text:p>
          </table:table-cell>
          <table:table-cell office:value-type="string">
            <text:p>SP</text:p>
          </table:table-cell>
          <table:table-cell office:value-type="string">
            <text:p>São Paulo</text:p>
          </table:table-cell>
          <table:table-cell office:value-type="string">
            <text:p>Jardim Paulista</text:p>
          </table:table-cell>
          <table:table-cell table:style-name="ce11" office:value-type="string">
            <text:p>Avenida Brigadeiro Faria Lima, 2705</text:p>
          </table:table-cell>
          <table:table-cell office:value-type="string">
            <text:p>Catálogo Geral</text:p>
          </table:table-cell>
          <table:table-cell office:value-type="string">
            <text:p>LEMOS, Carlos Alberto Cerqueira</text:p>
          </table:table-cell>
          <table:table-cell office:value-type="float" office:value="1972">
            <text:p>1972</text:p>
          </table:table-cell>
          <table:table-cell table:style-name="ce11" office:value-type="string">
            <text:p>SOUZA, Wladimir Alves de</text:p>
          </table:table-cell>
          <table:table-cell office:value-type="string">
            <text:p>1944/1945</text:p>
          </table:table-cell>
          <table:table-cell office:value-type="string">
            <text:p>NO-YES</text:p>
          </table:table-cell>
          <table:table-cell table:style-name="ce11" office:value-type="string">
            <text:p>Estátua Europa do Solar Fábio Prado (Atual Museu da Casa Brasileira)</text:p>
          </table:table-cell>
          <table:table-cell table:style-name="ce11" office:value-type="string">
            <text:p>Pedra</text:p>
          </table:table-cell>
          <table:table-cell office:value-type="string">
            <text:p>Escultura</text:p>
          </table:table-cell>
          <table:table-cell office:value-type="string">
            <text:p>Cultural, Museu</text:p>
          </table:table-cell>
          <table:table-cell table:style-name="ce14" office:value-type="string">
            <text:p>Alaranjada</text:p>
          </table:table-cell>
          <table:table-cell office:value-type="date" office:date-value="1972-04-17">
            <text:p>1972-04-17</text:p>
          </table:table-cell>
          <table:table-cell office:value-type="date" office:date-value="2012-06-28">
            <text:p>2012-06-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</number:number-style>
    <number:number-style style:name="N110">
      <number:text>-R$ 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R$ </number:text>
      <number:number number:decimal-places="0" number:min-integer-digits="1" number:grouping="true"/>
      <number:text> </number:text>
    </number:number-style>
    <number:number-style style:name="N122P1" style:volatile="true">
      <number:text>-R$ </number:text>
      <number:number number:decimal-places="0" number:min-integer-digits="1" number:grouping="true"/>
      <number:text> </number:text>
    </number:number-style>
    <number:number-style style:name="N122P2" style:volatile="true">
      <number:text> R$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R$ </number:text>
      <number:number number:decimal-places="2" number:min-integer-digits="1" number:grouping="true"/>
      <number:text> </number:text>
    </number:number-style>
    <number:number-style style:name="N130P1" style:volatile="true">
      <number:text>-R$ </number:text>
      <number:number number:decimal-places="2" number:min-integer-digits="1" number:grouping="true"/>
      <number:text> </number:text>
    </number:number-style>
    <number:number-style style:name="N130P2" style:volatile="true">
      <number:text> R$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135">
      <number:day/>
      <number:text>/</number:text>
      <number:month/>
      <number:text>/</number:text>
      <number:year/>
    </number:date-style>
    <number:currency-style style:name="N13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37P0"/>
    </number:currency-style>
    <number:number-style style:name="N5109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9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5109P0"/>
    </number:number-style>
    <number:number-style style:name="N5110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10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5110P0"/>
    </number:number-style>
    <number:number-style style:name="N5112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2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5112P0"/>
    </number:number-style>
    <number:number-style style:name="N5113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3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5113P0"/>
    </number:number-style>
    <number:date-style style:name="N5114" number:language="pt" number:country="BR">
      <number:day/>
      <number:text>/</number:text>
      <number:month/>
      <number:text>/</number:text>
      <number:year number:style="long"/>
    </number:date-style>
    <number:date-style style:name="N5115" number:language="pt" number:country="BR">
      <number:day/>
      <number:text>/</number:text>
      <number:month number:textual="true"/>
      <number:text>/</number:text>
      <number:year/>
    </number:date-style>
    <number:date-style style:name="N5116" number:language="pt" number:country="BR">
      <number:day/>
      <number:text>/</number:text>
      <number:month number:textual="true"/>
    </number:date-style>
    <number:date-style style:name="N5117" number:language="pt" number:country="BR">
      <number:month number:textual="true"/>
      <number:text>/</number:text>
      <number:year/>
    </number:date-style>
    <number:time-style style:name="N5118" number:language="pt" number:country="BR">
      <number:hours/>
      <number:text>:</number:text>
      <number:minutes number:style="long"/>
      <number:text> </number:text>
      <number:am-pm/>
    </number:time-style>
    <number:time-style style:name="N5119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0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22P0" style:volatile="true" number:language="pt" number:country="BR">
      <number:number number:decimal-places="0" number:min-integer-digits="1" number:grouping="true"/>
      <number:text> </number:text>
    </number:number-style>
    <number:number-style style:name="N5122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5122P0"/>
    </number:number-style>
    <number:number-style style:name="N5123P0" style:volatile="true" number:language="pt" number:country="BR">
      <number:number number:decimal-places="0" number:min-integer-digits="1" number:grouping="true"/>
      <number:text> </number:text>
    </number:number-style>
    <number:number-style style:name="N5123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3P0"/>
    </number:number-style>
    <number:number-style style:name="N5125P0" style:volatile="true" number:language="pt" number:country="BR">
      <number:number number:decimal-places="2" number:min-integer-digits="1" number:grouping="true"/>
      <number:text> </number:text>
    </number:number-style>
    <number:number-style style:name="N5125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pt" number:country="BR">
      <number:number number:decimal-places="2" number:min-integer-digits="1" number:grouping="true"/>
      <number:text> </number:text>
    </number:number-style>
    <number:number-style style:name="N5126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6P0"/>
    </number:number-style>
    <number:number-style style:name="N5129P0" style:volatile="true" number:language="pt" number:country="BR">
      <number:number number:decimal-places="0" number:min-integer-digits="1" number:grouping="true"/>
      <number:text> </number:text>
    </number:number-style>
    <number:number-style style:name="N5129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5129P2" style:volatile="true" number:language="pt" number:country="BR">
      <number:text> - </number:text>
    </number:number-style>
    <number:text-style style:name="N5129" number:language="pt" number:country="BR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5133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5133P2" style:volatile="true" number:language="pt" number:country="BR">
      <number:text> R$ - </number:text>
    </number:number-style>
    <number:text-style style:name="N5133" number:language="pt" number:country="BR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6P0" style:volatile="true" number:language="pt" number:country="BR">
      <number:number number:decimal-places="2" number:min-integer-digits="1" number:grouping="true"/>
      <number:text> </number:text>
    </number:number-style>
    <number:number-style style:name="N5136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5136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5136" number:language="pt" number:country="BR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40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5140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5140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5140" number:language="pt" number:country="BR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time-style style:name="N5141" number:language="pt" number:country="BR">
      <number:minutes number:style="long"/>
      <number:text>:</number:text>
      <number:seconds number:style="long"/>
    </number:time-style>
    <number:time-style style:name="N5142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3" number:language="pt" number:country="BR">
      <number:minutes number:style="long"/>
      <number:text>:</number:text>
      <number:seconds number:style="long" number:decimal-places="1"/>
    </number:time-style>
    <number:number-style style:name="N5144" number:language="pt" number:country="BR">
      <number:scientific-number number:decimal-places="1" number:min-integer-digits="3" number:min-exponent-digits="1"/>
    </number:number-style>
    <number:currency-style style:name="N5145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5">25/04/2013</text:date>, <text:time>13:38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5T14:08:28</meta:creation-date>
    <dc:date>2013-04-25T13:38:51</dc:date>
    <meta:editing-duration>PT9M17S</meta:editing-duration>
    <meta:editing-cycles>4</meta:editing-cycles>
    <meta:generator>LibreOffice/3.4$Unix LibreOffice_project/340m1$Build-502</meta:generator>
    <dc:creator>Jose Silva</dc:creator>
    <meta:document-statistic meta:table-count="1" meta:cell-count="2134" meta:object-count="0"/>
  </office:meta>
</office:document-meta>
</file>